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3.649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4.085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</style:style>
    <style:style style:name="ce3" style:family="table-cell" style:parent-style-name="Default" style:data-style-name="N3">
      <style:table-cell-properties fo:border-bottom="none" fo:border-left="0.002cm solid #000000" fo:border-right="none" fo:border-top="none"/>
    </style:style>
    <style:style style:name="ce4" style:family="table-cell" style:parent-style-name="Default" style:data-style-name="N3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3" style:family="table-cell" style:parent-style-name="Default" style:data-style-name="N2">
      <style:table-cell-properties fo:border-bottom="none" fo:border-left="none" fo:border-right="0.002cm solid #000000" fo:border-top="none"/>
    </style:style>
    <style:style style:name="ce14" style:family="table-cell" style:parent-style-name="Default" style:data-style-name="N2">
      <style:table-cell-properties fo:border-bottom="0.002cm solid #000000" fo:border-left="none" fo:border-right="0.002cm solid #000000" fo:border-top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7" style:family="table-cell" style:parent-style-name="Default" style:data-style-name="N3">
      <style:table-cell-properties fo:border-bottom="none" fo:border-left="0.002cm solid #000000" fo:border-right="0.002cm solid #000000" fo:border-top="none"/>
    </style:style>
    <style:style style:name="ce18" style:family="table-cell" style:parent-style-name="Default" style:data-style-name="N3">
      <style:table-cell-properties fo:border-bottom="0.002cm solid #000000" fo:border-left="0.002cm solid #000000" fo:border-right="0.002cm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order-left="none" fo:border-right="none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0.002cm solid #000000"/>
    </style:style>
    <style:style style:name="ce23" style:family="table-cell" style:parent-style-name="Default" style:data-style-name="N2">
      <style:text-properties style:font-name="Arial" style:font-name-asian="Arial Unicode MS" style:font-name-complex="Arial Unicode MS"/>
    </style:style>
    <style:style style:name="ce24" style:family="table-cell" style:parent-style-name="Default" style:data-style-name="N2">
      <style:table-cell-properties fo:border-bottom="0.002cm solid #000000" fo:border-left="none" fo:border-right="none" fo:border-top="none"/>
      <style:text-properties style:font-name="Arial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estazioni algoritmi" table:style-name="ta1" table:print="false">
        <table:table-column table:style-name="co1" table:default-cell-style-name="ce3"/>
        <table:table-column table:style-name="co1" table:number-columns-repeated="11" table:default-cell-style-name="ce8"/>
        <table:table-column table:style-name="co1" table:default-cell-style-name="ce13"/>
        <table:table-column table:style-name="co1" table:default-cell-style-name="ce3"/>
        <table:table-column table:style-name="co1" table:number-columns-repeated="11" table:default-cell-style-name="ce8"/>
        <table:table-column table:style-name="co1" table:default-cell-style-name="ce13"/>
        <table:table-column table:style-name="co1" table:default-cell-style-name="ce1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3"/>
        <table:table-column table:style-name="co1" table:default-cell-style-name="ce17"/>
        <table:table-column table:style-name="co1" table:number-columns-repeated="5" table:default-cell-style-name="ce8"/>
        <table:table-column table:style-name="co1" table:default-cell-style-name="ce13"/>
        <table:table-column table:style-name="co1" table:default-cell-style-name="ce3"/>
        <table:table-column table:style-name="co1" table:number-columns-repeated="4" table:default-cell-style-name="ce8"/>
        <table:table-column table:style-name="co1" table:number-columns-repeated="2" table:default-cell-style-name="ce23"/>
        <table:table-column table:style-name="co1" table:number-columns-repeated="5" table:default-cell-style-name="ce8"/>
        <table:table-column table:style-name="co1" table:default-cell-style-name="ce13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13" table:number-rows-spanned="1">
            <text:p>C</text:p>
          </table:table-cell>
          <table:covered-table-cell table:number-columns-repeated="11" table:style-name="ce5"/>
          <table:covered-table-cell table:style-name="ce11"/>
          <table:table-cell table:style-name="ce1" office:value-type="string" table:number-columns-spanned="13" table:number-rows-spanned="1">
            <text:p>java</text:p>
          </table:table-cell>
          <table:covered-table-cell table:number-columns-repeated="11" table:style-name="ce5"/>
          <table:covered-table-cell table:style-name="ce11"/>
          <table:table-cell table:style-name="ce1" office:value-type="string" table:number-columns-spanned="7" table:number-rows-spanned="1">
            <text:p>C</text:p>
          </table:table-cell>
          <table:covered-table-cell table:style-name="ce5"/>
          <table:covered-table-cell table:number-columns-repeated="4" table:style-name="ce21"/>
          <table:covered-table-cell table:style-name="ce22"/>
          <table:table-cell table:style-name="ce1" office:value-type="string" table:number-columns-spanned="7" table:number-rows-spanned="1">
            <text:p>Java</text:p>
          </table:table-cell>
          <table:covered-table-cell table:style-name="ce5"/>
          <table:covered-table-cell table:number-columns-repeated="4" table:style-name="ce21"/>
          <table:covered-table-cell table:style-name="ce22"/>
          <table:table-cell table:style-name="ce1" office:value-type="string" table:number-columns-spanned="13" table:number-rows-spanned="1">
            <text:p>Confronto C e java</text:p>
          </table:table-cell>
          <table:covered-table-cell table:number-columns-repeated="11" table:style-name="ce5"/>
          <table:covered-table-cell table:style-name="ce11"/>
          <table:table-cell table:number-columns-repeated="9"/>
        </table:table-row>
        <table:table-row table:style-name="ro1">
          <table:table-cell table:style-name="ce2" office:value-type="string" table:number-columns-spanned="1" table:number-rows-spanned="2">
            <text:p>Elementi</text:p>
          </table:table-cell>
          <table:table-cell table:style-name="ce6" office:value-type="string" table:number-columns-spanned="2" table:number-rows-spanned="1">
            <text:p>MergeSort base</text:p>
          </table:table-cell>
          <table:covered-table-cell table:style-name="ce6"/>
          <table:table-cell table:style-name="ce6" office:value-type="string" table:number-columns-spanned="2" table:number-rows-spanned="1">
            <text:p>MergeSort ottimizzato</text:p>
          </table:table-cell>
          <table:covered-table-cell table:style-name="ce6"/>
          <table:table-cell table:style-name="ce6" office:value-type="string" table:number-columns-spanned="2" table:number-rows-spanned="1">
            <text:p>MergeSort passo alternato</text:p>
          </table:table-cell>
          <table:covered-table-cell table:style-name="ce6"/>
          <table:table-cell table:style-name="ce6" office:value-type="string" table:number-columns-spanned="2" table:number-rows-spanned="1">
            <text:p>QuickSort alla Hoare</text:p>
          </table:table-cell>
          <table:covered-table-cell table:style-name="ce6"/>
          <table:table-cell table:style-name="ce6" office:value-type="string" table:number-columns-spanned="2" table:number-rows-spanned="1">
            <text:p>QuickSort libro</text:p>
          </table:table-cell>
          <table:covered-table-cell table:style-name="ce6"/>
          <table:table-cell table:style-name="ce10" office:value-type="string" table:number-columns-spanned="2" table:number-rows-spanned="1">
            <text:p>QuickSort ottimizzato</text:p>
          </table:table-cell>
          <table:covered-table-cell table:style-name="ce10"/>
          <table:table-cell table:style-name="ce2" office:value-type="string" table:number-columns-spanned="1" table:number-rows-spanned="2">
            <text:p>Elementi</text:p>
          </table:table-cell>
          <table:table-cell table:style-name="ce6" office:value-type="string" table:number-columns-spanned="2" table:number-rows-spanned="1">
            <text:p>MergeSort base</text:p>
          </table:table-cell>
          <table:covered-table-cell table:style-name="ce6"/>
          <table:table-cell table:style-name="ce6" office:value-type="string" table:number-columns-spanned="2" table:number-rows-spanned="1">
            <text:p>MergeSort ottimizzato</text:p>
          </table:table-cell>
          <table:covered-table-cell table:style-name="ce6"/>
          <table:table-cell table:style-name="ce6" office:value-type="string" table:number-columns-spanned="2" table:number-rows-spanned="1">
            <text:p>MergeSort passo alternato</text:p>
          </table:table-cell>
          <table:covered-table-cell table:style-name="ce6"/>
          <table:table-cell table:style-name="ce6" office:value-type="string" table:number-columns-spanned="2" table:number-rows-spanned="1">
            <text:p>QuickSort alla Hoare</text:p>
          </table:table-cell>
          <table:covered-table-cell table:style-name="ce6"/>
          <table:table-cell table:style-name="ce6" office:value-type="string" table:number-columns-spanned="2" table:number-rows-spanned="1">
            <text:p>QuickSort libro</text:p>
          </table:table-cell>
          <table:covered-table-cell table:style-name="ce6"/>
          <table:table-cell table:style-name="ce10" office:value-type="string" table:number-columns-spanned="2" table:number-rows-spanned="1">
            <text:p>QuickSort ottimizzato</text:p>
          </table:table-cell>
          <table:covered-table-cell table:style-name="ce10"/>
          <table:table-cell table:style-name="ce15" office:value-type="string" table:number-columns-spanned="1" table:number-rows-spanned="2">
            <text:p>Elementi</text:p>
          </table:table-cell>
          <table:table-cell table:style-name="ce19" office:value-type="string" table:number-columns-spanned="2" table:number-rows-spanned="1">
            <text:p>QuickSort alla Hoare</text:p>
          </table:table-cell>
          <table:covered-table-cell table:style-name="ce5"/>
          <table:table-cell table:style-name="ce5" office:value-type="string" table:number-columns-spanned="2" table:number-rows-spanned="1">
            <text:p>QuickSort libro</text:p>
          </table:table-cell>
          <table:covered-table-cell table:style-name="ce5"/>
          <table:table-cell table:style-name="ce11" office:value-type="string" table:number-columns-spanned="2" table:number-rows-spanned="1">
            <text:p>QuickSort ottimizzato</text:p>
          </table:table-cell>
          <table:covered-table-cell table:style-name="ce11"/>
          <table:table-cell table:style-name="ce15" office:value-type="string" table:number-columns-spanned="1" table:number-rows-spanned="2">
            <text:p>Elementi</text:p>
          </table:table-cell>
          <table:table-cell table:style-name="ce19" office:value-type="string" table:number-columns-spanned="2" table:number-rows-spanned="1">
            <text:p>QuickSort alla Hoare</text:p>
          </table:table-cell>
          <table:covered-table-cell table:style-name="ce5"/>
          <table:table-cell table:style-name="ce5" office:value-type="string" table:number-columns-spanned="2" table:number-rows-spanned="1">
            <text:p>QuickSort libro</text:p>
          </table:table-cell>
          <table:covered-table-cell table:style-name="ce5"/>
          <table:table-cell table:style-name="ce11" office:value-type="string" table:number-columns-spanned="2" table:number-rows-spanned="1">
            <text:p>QuickSort ottimizzato</text:p>
          </table:table-cell>
          <table:covered-table-cell table:style-name="ce11"/>
          <table:table-cell table:style-name="ce2" office:value-type="string" table:number-columns-spanned="1" table:number-rows-spanned="2">
            <text:p>Elementi</text:p>
          </table:table-cell>
          <table:table-cell table:style-name="ce6" office:value-type="string" table:number-columns-spanned="2" table:number-rows-spanned="1">
            <text:p>MergeSort base</text:p>
          </table:table-cell>
          <table:covered-table-cell table:style-name="ce6"/>
          <table:table-cell table:style-name="ce6" office:value-type="string" table:number-columns-spanned="2" table:number-rows-spanned="1">
            <text:p>MergeSort ottimizzato</text:p>
          </table:table-cell>
          <table:covered-table-cell table:style-name="ce6"/>
          <table:table-cell table:style-name="ce6" office:value-type="string" table:number-columns-spanned="2" table:number-rows-spanned="1">
            <text:p>MergeSort passo alternato</text:p>
          </table:table-cell>
          <table:covered-table-cell table:style-name="ce6"/>
          <table:table-cell table:style-name="ce6" office:value-type="string" table:number-columns-spanned="2" table:number-rows-spanned="1">
            <text:p>QuickSort alla Hoare</text:p>
          </table:table-cell>
          <table:covered-table-cell table:style-name="ce6"/>
          <table:table-cell table:style-name="ce6" office:value-type="string" table:number-columns-spanned="2" table:number-rows-spanned="1">
            <text:p>QuickSort libro</text:p>
          </table:table-cell>
          <table:covered-table-cell table:style-name="ce6"/>
          <table:table-cell table:style-name="ce10" office:value-type="string" table:number-columns-spanned="2" table:number-rows-spanned="1">
            <text:p>QuickSort ottimizzato</text:p>
          </table:table-cell>
          <table:covered-table-cell table:style-name="ce10"/>
          <table:table-cell table:number-columns-repeated="9"/>
        </table:table-row>
        <table:table-row table:style-name="ro1">
          <table:covered-table-cell table:style-name="ce2"/>
          <table:table-cell table:style-name="ce7" office:value-type="string">
            <text:p>Ordinato</text:p>
          </table:table-cell>
          <table:table-cell table:style-name="ce7" office:value-type="string">
            <text:p>Non ordinato</text:p>
          </table:table-cell>
          <table:table-cell table:style-name="ce7" office:value-type="string">
            <text:p>Ordinato</text:p>
          </table:table-cell>
          <table:table-cell table:style-name="ce7" office:value-type="string">
            <text:p>Non ordinato</text:p>
          </table:table-cell>
          <table:table-cell table:style-name="ce7" office:value-type="string">
            <text:p>Ordinato</text:p>
          </table:table-cell>
          <table:table-cell table:style-name="ce7" office:value-type="string">
            <text:p>Non ordinato</text:p>
          </table:table-cell>
          <table:table-cell table:style-name="ce7" office:value-type="string">
            <text:p>Ordinato</text:p>
          </table:table-cell>
          <table:table-cell table:style-name="ce7" office:value-type="string">
            <text:p>Non ordinato</text:p>
          </table:table-cell>
          <table:table-cell table:style-name="ce7" office:value-type="string">
            <text:p>Ordinato</text:p>
          </table:table-cell>
          <table:table-cell table:style-name="ce7" office:value-type="string">
            <text:p>Non ordinato</text:p>
          </table:table-cell>
          <table:table-cell table:style-name="ce7" office:value-type="string">
            <text:p>Ordinato</text:p>
          </table:table-cell>
          <table:table-cell table:style-name="ce12" office:value-type="string">
            <text:p>Non ordinato</text:p>
          </table:table-cell>
          <table:covered-table-cell table:style-name="ce2"/>
          <table:table-cell table:style-name="ce7" office:value-type="string">
            <text:p>Ordinato</text:p>
          </table:table-cell>
          <table:table-cell table:style-name="ce7" office:value-type="string">
            <text:p>Non ordinato</text:p>
          </table:table-cell>
          <table:table-cell table:style-name="ce7" office:value-type="string">
            <text:p>Ordinato</text:p>
          </table:table-cell>
          <table:table-cell table:style-name="ce7" office:value-type="string">
            <text:p>Non ordinato</text:p>
          </table:table-cell>
          <table:table-cell table:style-name="ce7" office:value-type="string">
            <text:p>Ordinato</text:p>
          </table:table-cell>
          <table:table-cell table:style-name="ce7" office:value-type="string">
            <text:p>Non ordinato</text:p>
          </table:table-cell>
          <table:table-cell table:style-name="ce7" office:value-type="string">
            <text:p>Ordinato</text:p>
          </table:table-cell>
          <table:table-cell table:style-name="ce7" office:value-type="string">
            <text:p>Non ordinato</text:p>
          </table:table-cell>
          <table:table-cell table:style-name="ce7" office:value-type="string">
            <text:p>Ordinato</text:p>
          </table:table-cell>
          <table:table-cell table:style-name="ce7" office:value-type="string">
            <text:p>Non ordinato</text:p>
          </table:table-cell>
          <table:table-cell table:style-name="ce7" office:value-type="string">
            <text:p>Ordinato</text:p>
          </table:table-cell>
          <table:table-cell table:style-name="ce12" office:value-type="string">
            <text:p>Non ordinato</text:p>
          </table:table-cell>
          <table:covered-table-cell table:style-name="ce16"/>
          <table:table-cell table:style-name="ce20" office:value-type="string">
            <text:p>Elementi molto diversi</text:p>
          </table:table-cell>
          <table:table-cell table:style-name="ce7" office:value-type="string">
            <text:p>Elementi poco vari</text:p>
          </table:table-cell>
          <table:table-cell table:style-name="ce7" office:value-type="string">
            <text:p>Elementi molto diversi</text:p>
          </table:table-cell>
          <table:table-cell table:style-name="ce7" office:value-type="string">
            <text:p>Elementi poco vari</text:p>
          </table:table-cell>
          <table:table-cell table:style-name="ce7" office:value-type="string">
            <text:p>Elementi molto diversi</text:p>
          </table:table-cell>
          <table:table-cell table:style-name="ce12" office:value-type="string">
            <text:p>Elementi poco vari</text:p>
          </table:table-cell>
          <table:covered-table-cell table:style-name="ce16"/>
          <table:table-cell table:style-name="ce20" office:value-type="string">
            <text:p>Elementi molto diversi</text:p>
          </table:table-cell>
          <table:table-cell table:style-name="ce7" office:value-type="string">
            <text:p>Elementi poco vari</text:p>
          </table:table-cell>
          <table:table-cell table:style-name="ce7" office:value-type="string">
            <text:p>Elementi molto diversi</text:p>
          </table:table-cell>
          <table:table-cell table:style-name="ce7" office:value-type="string">
            <text:p>Elementi poco vari</text:p>
          </table:table-cell>
          <table:table-cell table:style-name="ce7" office:value-type="string">
            <text:p>Elementi molto diversi</text:p>
          </table:table-cell>
          <table:table-cell table:style-name="ce12" office:value-type="string">
            <text:p>Elementi poco vari</text:p>
          </table:table-cell>
          <table:covered-table-cell table:style-name="ce2"/>
          <table:table-cell table:style-name="ce7" office:value-type="string">
            <text:p>Java</text:p>
          </table:table-cell>
          <table:table-cell table:style-name="ce7" office:value-type="string">
            <text:p>C</text:p>
          </table:table-cell>
          <table:table-cell table:style-name="ce7" office:value-type="string">
            <text:p>Java</text:p>
          </table:table-cell>
          <table:table-cell table:style-name="ce7" office:value-type="string">
            <text:p>C</text:p>
          </table:table-cell>
          <table:table-cell table:style-name="ce7" office:value-type="string">
            <text:p>Java</text:p>
          </table:table-cell>
          <table:table-cell table:style-name="ce7" office:value-type="string">
            <text:p>C</text:p>
          </table:table-cell>
          <table:table-cell table:style-name="ce7" office:value-type="string">
            <text:p>Java</text:p>
          </table:table-cell>
          <table:table-cell table:style-name="ce7" office:value-type="string">
            <text:p>C</text:p>
          </table:table-cell>
          <table:table-cell table:style-name="ce7" office:value-type="string">
            <text:p>Java</text:p>
          </table:table-cell>
          <table:table-cell table:style-name="ce7" office:value-type="string">
            <text:p>C</text:p>
          </table:table-cell>
          <table:table-cell table:style-name="ce7" office:value-type="string">
            <text:p>Java</text:p>
          </table:table-cell>
          <table:table-cell table:style-name="ce12" office:value-type="string">
            <text:p>C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.000</text:p>
          </table:table-cell>
          <table:table-cell office:value-type="float" office:value="12.99">
            <text:p>12,99</text:p>
          </table:table-cell>
          <table:table-cell office:value-type="float" office:value="11.35">
            <text:p>11,35</text:p>
          </table:table-cell>
          <table:table-cell office:value-type="float" office:value="17.79">
            <text:p>17,79</text:p>
          </table:table-cell>
          <table:table-cell office:value-type="float" office:value="14.93">
            <text:p>14,93</text:p>
          </table:table-cell>
          <table:table-cell office:value-type="float" office:value="30.52">
            <text:p>30,52</text:p>
          </table:table-cell>
          <table:table-cell office:value-type="float" office:value="12.8">
            <text:p>12,80</text:p>
          </table:table-cell>
          <table:table-cell office:value-type="float" office:value="67.37">
            <text:p>67,37</text:p>
          </table:table-cell>
          <table:table-cell office:value-type="float" office:value="45.19">
            <text:p>45,19</text:p>
          </table:table-cell>
          <table:table-cell office:value-type="float" office:value="37.44">
            <text:p>37,44</text:p>
          </table:table-cell>
          <table:table-cell office:value-type="float" office:value="73.73">
            <text:p>73,73</text:p>
          </table:table-cell>
          <table:table-cell office:value-type="float" office:value="11.87">
            <text:p>11,87</text:p>
          </table:table-cell>
          <table:table-cell office:value-type="float" office:value="11.08">
            <text:p>11,08</text:p>
          </table:table-cell>
          <table:table-cell office:value-type="float" office:value="100000">
            <text:p>100.000</text:p>
          </table:table-cell>
          <table:table-cell office:value-type="float" office:value="14">
            <text:p>14,00</text:p>
          </table:table-cell>
          <table:table-cell office:value-type="float" office:value="30">
            <text:p>30,00</text:p>
          </table:table-cell>
          <table:table-cell office:value-type="float" office:value="17">
            <text:p>17,00</text:p>
          </table:table-cell>
          <table:table-cell office:value-type="float" office:value="16">
            <text:p>16,00</text:p>
          </table:table-cell>
          <table:table-cell office:value-type="float" office:value="36">
            <text:p>36,00</text:p>
          </table:table-cell>
          <table:table-cell office:value-type="float" office:value="75">
            <text:p>75,00</text:p>
          </table:table-cell>
          <table:table-cell office:value-type="float" office:value="51">
            <text:p>51,00</text:p>
          </table:table-cell>
          <table:table-cell office:value-type="float" office:value="73">
            <text:p>73,00</text:p>
          </table:table-cell>
          <table:table-cell table:number-columns-repeated="2" office:value-type="float" office:value="34">
            <text:p>34,00</text:p>
          </table:table-cell>
          <table:table-cell office:value-type="float" office:value="24">
            <text:p>24,00</text:p>
          </table:table-cell>
          <table:table-cell office:value-type="float" office:value="20">
            <text:p>20,00</text:p>
          </table:table-cell>
          <table:table-cell office:value-type="float" office:value="100000">
            <text:p>100.000</text:p>
          </table:table-cell>
          <table:table-cell office:value-type="float" office:value="59.71">
            <text:p>59,71</text:p>
          </table:table-cell>
          <table:table-cell office:value-type="float" office:value="54.02">
            <text:p>54,02</text:p>
          </table:table-cell>
          <table:table-cell office:value-type="float" office:value="33.54">
            <text:p>33,54</text:p>
          </table:table-cell>
          <table:table-cell office:value-type="float" office:value="34.82">
            <text:p>34,82</text:p>
          </table:table-cell>
          <table:table-cell office:value-type="float" office:value="18.59">
            <text:p>18,59</text:p>
          </table:table-cell>
          <table:table-cell office:value-type="float" office:value="10.89">
            <text:p>10,89</text:p>
          </table:table-cell>
          <table:table-cell office:value-type="float" office:value="100000">
            <text:p>100.000</text:p>
          </table:table-cell>
          <table:table-cell office:value-type="float" office:value="58">
            <text:p>58,00</text:p>
          </table:table-cell>
          <table:table-cell office:value-type="float" office:value="27">
            <text:p>27,00</text:p>
          </table:table-cell>
          <table:table-cell office:value-type="float" office:value="25">
            <text:p>25,00</text:p>
          </table:table-cell>
          <table:table-cell office:value-type="float" office:value="27">
            <text:p>27,00</text:p>
          </table:table-cell>
          <table:table-cell table:number-columns-repeated="2" office:value-type="float" office:value="14">
            <text:p>14,00</text:p>
          </table:table-cell>
          <table:table-cell office:value-type="float" office:value="100000">
            <text:p>100.000</text:p>
          </table:table-cell>
          <table:table-cell table:formula="of:=[.P4]" office:value-type="float" office:value="30">
            <text:p>30,00</text:p>
          </table:table-cell>
          <table:table-cell table:formula="of:=[.C4]" office:value-type="float" office:value="11.35">
            <text:p>11,35</text:p>
          </table:table-cell>
          <table:table-cell table:formula="of:=[.R4]" office:value-type="float" office:value="16">
            <text:p>16,00</text:p>
          </table:table-cell>
          <table:table-cell table:formula="of:=[.E4]" office:value-type="float" office:value="14.93">
            <text:p>14,93</text:p>
          </table:table-cell>
          <table:table-cell table:formula="of:=[.T4]" office:value-type="float" office:value="75">
            <text:p>75,00</text:p>
          </table:table-cell>
          <table:table-cell table:formula="of:=[.G4]" office:value-type="float" office:value="12.8">
            <text:p>12,80</text:p>
          </table:table-cell>
          <table:table-cell table:formula="of:=[.V4]" office:value-type="float" office:value="73">
            <text:p>73,00</text:p>
          </table:table-cell>
          <table:table-cell table:formula="of:=[.I4]" office:value-type="float" office:value="45.19">
            <text:p>45,19</text:p>
          </table:table-cell>
          <table:table-cell table:formula="of:=[.X4]" office:value-type="float" office:value="34">
            <text:p>34,00</text:p>
          </table:table-cell>
          <table:table-cell table:formula="of:=[.K4]" office:value-type="float" office:value="73.73">
            <text:p>73,73</text:p>
          </table:table-cell>
          <table:table-cell table:formula="of:=[.Z4]" office:value-type="float" office:value="20">
            <text:p>20,00</text:p>
          </table:table-cell>
          <table:table-cell table:formula="of:=[.M4]" office:value-type="float" office:value="11.08">
            <text:p>11,08</text:p>
          </table:table-cell>
          <table:table-cell table:number-columns-repeated="9"/>
        </table:table-row>
        <table:table-row table:style-name="ro1">
          <table:table-cell office:value-type="float" office:value="200000">
            <text:p>200.000</text:p>
          </table:table-cell>
          <table:table-cell office:value-type="float" office:value="40.38">
            <text:p>40,38</text:p>
          </table:table-cell>
          <table:table-cell office:value-type="float" office:value="29.46">
            <text:p>29,46</text:p>
          </table:table-cell>
          <table:table-cell office:value-type="float" office:value="35.8">
            <text:p>35,80</text:p>
          </table:table-cell>
          <table:table-cell office:value-type="float" office:value="32.26">
            <text:p>32,26</text:p>
          </table:table-cell>
          <table:table-cell office:value-type="float" office:value="45.42">
            <text:p>45,42</text:p>
          </table:table-cell>
          <table:table-cell office:value-type="float" office:value="29.96">
            <text:p>29,96</text:p>
          </table:table-cell>
          <table:table-cell office:value-type="float" office:value="112.16">
            <text:p>112,16</text:p>
          </table:table-cell>
          <table:table-cell office:value-type="float" office:value="82.25">
            <text:p>82,25</text:p>
          </table:table-cell>
          <table:table-cell office:value-type="float" office:value="68.4">
            <text:p>68,40</text:p>
          </table:table-cell>
          <table:table-cell office:value-type="float" office:value="83.54">
            <text:p>83,54</text:p>
          </table:table-cell>
          <table:table-cell office:value-type="float" office:value="37.93">
            <text:p>37,93</text:p>
          </table:table-cell>
          <table:table-cell office:value-type="float" office:value="33.8">
            <text:p>33,80</text:p>
          </table:table-cell>
          <table:table-cell office:value-type="float" office:value="200000">
            <text:p>200.000</text:p>
          </table:table-cell>
          <table:table-cell office:value-type="float" office:value="27">
            <text:p>27,00</text:p>
          </table:table-cell>
          <table:table-cell office:value-type="float" office:value="29">
            <text:p>29,00</text:p>
          </table:table-cell>
          <table:table-cell office:value-type="float" office:value="37">
            <text:p>37,00</text:p>
          </table:table-cell>
          <table:table-cell office:value-type="float" office:value="36">
            <text:p>36,00</text:p>
          </table:table-cell>
          <table:table-cell office:value-type="float" office:value="87">
            <text:p>87,00</text:p>
          </table:table-cell>
          <table:table-cell office:value-type="float" office:value="42">
            <text:p>42,00</text:p>
          </table:table-cell>
          <table:table-cell office:value-type="float" office:value="115">
            <text:p>115,00</text:p>
          </table:table-cell>
          <table:table-cell office:value-type="float" office:value="53">
            <text:p>53,00</text:p>
          </table:table-cell>
          <table:table-cell table:number-columns-repeated="2" office:value-type="float" office:value="55">
            <text:p>55,00</text:p>
          </table:table-cell>
          <table:table-cell office:value-type="float" office:value="35">
            <text:p>35,00</text:p>
          </table:table-cell>
          <table:table-cell office:value-type="float" office:value="34">
            <text:p>34,00</text:p>
          </table:table-cell>
          <table:table-cell office:value-type="float" office:value="200000">
            <text:p>200.000</text:p>
          </table:table-cell>
          <table:table-cell office:value-type="float" office:value="94.58">
            <text:p>94,58</text:p>
          </table:table-cell>
          <table:table-cell office:value-type="float" office:value="87.05">
            <text:p>87,05</text:p>
          </table:table-cell>
          <table:table-cell office:value-type="float" office:value="68.69">
            <text:p>68,69</text:p>
          </table:table-cell>
          <table:table-cell office:value-type="float" office:value="71.86">
            <text:p>71,86</text:p>
          </table:table-cell>
          <table:table-cell office:value-type="float" office:value="29.73">
            <text:p>29,73</text:p>
          </table:table-cell>
          <table:table-cell office:value-type="float" office:value="24.29">
            <text:p>24,29</text:p>
          </table:table-cell>
          <table:table-cell office:value-type="float" office:value="200000">
            <text:p>200.000</text:p>
          </table:table-cell>
          <table:table-cell office:value-type="float" office:value="112">
            <text:p>112,00</text:p>
          </table:table-cell>
          <table:table-cell office:value-type="float" office:value="55">
            <text:p>55,00</text:p>
          </table:table-cell>
          <table:table-cell office:value-type="float" office:value="51">
            <text:p>51,00</text:p>
          </table:table-cell>
          <table:table-cell office:value-type="float" office:value="53">
            <text:p>53,00</text:p>
          </table:table-cell>
          <table:table-cell office:value-type="float" office:value="31">
            <text:p>31,00</text:p>
          </table:table-cell>
          <table:table-cell office:value-type="float" office:value="28">
            <text:p>28,00</text:p>
          </table:table-cell>
          <table:table-cell office:value-type="float" office:value="200000">
            <text:p>200.000</text:p>
          </table:table-cell>
          <table:table-cell table:formula="of:=[.P5]" office:value-type="float" office:value="29">
            <text:p>29,00</text:p>
          </table:table-cell>
          <table:table-cell table:formula="of:=[.C5]" office:value-type="float" office:value="29.46">
            <text:p>29,46</text:p>
          </table:table-cell>
          <table:table-cell table:formula="of:=[.R5]" office:value-type="float" office:value="36">
            <text:p>36,00</text:p>
          </table:table-cell>
          <table:table-cell table:formula="of:=[.E5]" office:value-type="float" office:value="32.26">
            <text:p>32,26</text:p>
          </table:table-cell>
          <table:table-cell table:formula="of:=[.T5]" office:value-type="float" office:value="42">
            <text:p>42,00</text:p>
          </table:table-cell>
          <table:table-cell table:formula="of:=[.G5]" office:value-type="float" office:value="29.96">
            <text:p>29,96</text:p>
          </table:table-cell>
          <table:table-cell table:formula="of:=[.V5]" office:value-type="float" office:value="53">
            <text:p>53,00</text:p>
          </table:table-cell>
          <table:table-cell table:formula="of:=[.I5]" office:value-type="float" office:value="82.25">
            <text:p>82,25</text:p>
          </table:table-cell>
          <table:table-cell table:formula="of:=[.X5]" office:value-type="float" office:value="55">
            <text:p>55,00</text:p>
          </table:table-cell>
          <table:table-cell table:formula="of:=[.K5]" office:value-type="float" office:value="83.54">
            <text:p>83,54</text:p>
          </table:table-cell>
          <table:table-cell table:formula="of:=[.Z5]" office:value-type="float" office:value="34">
            <text:p>34,00</text:p>
          </table:table-cell>
          <table:table-cell table:formula="of:=[.M5]" office:value-type="float" office:value="33.8">
            <text:p>33,80</text:p>
          </table:table-cell>
          <table:table-cell table:number-columns-repeated="9"/>
        </table:table-row>
        <table:table-row table:style-name="ro1">
          <table:table-cell office:value-type="float" office:value="300000">
            <text:p>300.000</text:p>
          </table:table-cell>
          <table:table-cell office:value-type="float" office:value="40.65">
            <text:p>40,65</text:p>
          </table:table-cell>
          <table:table-cell office:value-type="float" office:value="41.19">
            <text:p>41,19</text:p>
          </table:table-cell>
          <table:table-cell office:value-type="float" office:value="51.43">
            <text:p>51,43</text:p>
          </table:table-cell>
          <table:table-cell office:value-type="float" office:value="49.8">
            <text:p>49,80</text:p>
          </table:table-cell>
          <table:table-cell office:value-type="float" office:value="70.23">
            <text:p>70,23</text:p>
          </table:table-cell>
          <table:table-cell office:value-type="float" office:value="47.18">
            <text:p>47,18</text:p>
          </table:table-cell>
          <table:table-cell office:value-type="float" office:value="172.17">
            <text:p>172,17</text:p>
          </table:table-cell>
          <table:table-cell office:value-type="float" office:value="124.38">
            <text:p>124,38</text:p>
          </table:table-cell>
          <table:table-cell office:value-type="float" office:value="103.9">
            <text:p>103,90</text:p>
          </table:table-cell>
          <table:table-cell office:value-type="float" office:value="138.96">
            <text:p>138,96</text:p>
          </table:table-cell>
          <table:table-cell office:value-type="float" office:value="35.56">
            <text:p>35,56</text:p>
          </table:table-cell>
          <table:table-cell office:value-type="float" office:value="36.08">
            <text:p>36,08</text:p>
          </table:table-cell>
          <table:table-cell office:value-type="float" office:value="300000">
            <text:p>300.000</text:p>
          </table:table-cell>
          <table:table-cell table:number-columns-repeated="2" office:value-type="float" office:value="43">
            <text:p>43,00</text:p>
          </table:table-cell>
          <table:table-cell office:value-type="float" office:value="56">
            <text:p>56,00</text:p>
          </table:table-cell>
          <table:table-cell office:value-type="float" office:value="57">
            <text:p>57,00</text:p>
          </table:table-cell>
          <table:table-cell office:value-type="float" office:value="62">
            <text:p>62,00</text:p>
          </table:table-cell>
          <table:table-cell office:value-type="float" office:value="59">
            <text:p>59,00</text:p>
          </table:table-cell>
          <table:table-cell office:value-type="float" office:value="102">
            <text:p>102,00</text:p>
          </table:table-cell>
          <table:table-cell office:value-type="float" office:value="85">
            <text:p>85,00</text:p>
          </table:table-cell>
          <table:table-cell office:value-type="float" office:value="81">
            <text:p>81,00</text:p>
          </table:table-cell>
          <table:table-cell office:value-type="float" office:value="77">
            <text:p>77,00</text:p>
          </table:table-cell>
          <table:table-cell office:value-type="float" office:value="44">
            <text:p>44,00</text:p>
          </table:table-cell>
          <table:table-cell office:value-type="float" office:value="45">
            <text:p>45,00</text:p>
          </table:table-cell>
          <table:table-cell office:value-type="float" office:value="300000">
            <text:p>300.000</text:p>
          </table:table-cell>
          <table:table-cell office:value-type="float" office:value="133.88">
            <text:p>133,88</text:p>
          </table:table-cell>
          <table:table-cell office:value-type="float" office:value="130.19">
            <text:p>130,19</text:p>
          </table:table-cell>
          <table:table-cell office:value-type="float" office:value="112.54">
            <text:p>112,54</text:p>
          </table:table-cell>
          <table:table-cell office:value-type="float" office:value="118.17">
            <text:p>118,17</text:p>
          </table:table-cell>
          <table:table-cell office:value-type="float" office:value="44.23">
            <text:p>44,23</text:p>
          </table:table-cell>
          <table:table-cell office:value-type="float" office:value="38.56">
            <text:p>38,56</text:p>
          </table:table-cell>
          <table:table-cell office:value-type="float" office:value="300000">
            <text:p>300.000</text:p>
          </table:table-cell>
          <table:table-cell office:value-type="float" office:value="107">
            <text:p>107,00</text:p>
          </table:table-cell>
          <table:table-cell office:value-type="float" office:value="83">
            <text:p>83,00</text:p>
          </table:table-cell>
          <table:table-cell office:value-type="float" office:value="79">
            <text:p>79,00</text:p>
          </table:table-cell>
          <table:table-cell office:value-type="float" office:value="78">
            <text:p>78,00</text:p>
          </table:table-cell>
          <table:table-cell office:value-type="float" office:value="42">
            <text:p>42,00</text:p>
          </table:table-cell>
          <table:table-cell office:value-type="float" office:value="48">
            <text:p>48,00</text:p>
          </table:table-cell>
          <table:table-cell office:value-type="float" office:value="300000">
            <text:p>300.000</text:p>
          </table:table-cell>
          <table:table-cell table:formula="of:=[.P6]" office:value-type="float" office:value="43">
            <text:p>43,00</text:p>
          </table:table-cell>
          <table:table-cell table:formula="of:=[.C6]" office:value-type="float" office:value="41.19">
            <text:p>41,19</text:p>
          </table:table-cell>
          <table:table-cell table:formula="of:=[.R6]" office:value-type="float" office:value="57">
            <text:p>57,00</text:p>
          </table:table-cell>
          <table:table-cell table:formula="of:=[.E6]" office:value-type="float" office:value="49.8">
            <text:p>49,80</text:p>
          </table:table-cell>
          <table:table-cell table:formula="of:=[.T6]" office:value-type="float" office:value="59">
            <text:p>59,00</text:p>
          </table:table-cell>
          <table:table-cell table:formula="of:=[.G6]" office:value-type="float" office:value="47.18">
            <text:p>47,18</text:p>
          </table:table-cell>
          <table:table-cell table:formula="of:=[.V6]" office:value-type="float" office:value="85">
            <text:p>85,00</text:p>
          </table:table-cell>
          <table:table-cell table:formula="of:=[.I6]" office:value-type="float" office:value="124.38">
            <text:p>124,38</text:p>
          </table:table-cell>
          <table:table-cell table:formula="of:=[.X6]" office:value-type="float" office:value="77">
            <text:p>77,00</text:p>
          </table:table-cell>
          <table:table-cell table:formula="of:=[.K6]" office:value-type="float" office:value="138.96">
            <text:p>138,96</text:p>
          </table:table-cell>
          <table:table-cell table:formula="of:=[.Z6]" office:value-type="float" office:value="45">
            <text:p>45,00</text:p>
          </table:table-cell>
          <table:table-cell table:formula="of:=[.M6]" office:value-type="float" office:value="36.08">
            <text:p>36,08</text:p>
          </table:table-cell>
          <table:table-cell table:number-columns-repeated="9"/>
        </table:table-row>
        <table:table-row table:style-name="ro1">
          <table:table-cell office:value-type="float" office:value="400000">
            <text:p>400.000</text:p>
          </table:table-cell>
          <table:table-cell office:value-type="float" office:value="56.94">
            <text:p>56,94</text:p>
          </table:table-cell>
          <table:table-cell office:value-type="float" office:value="55.37">
            <text:p>55,37</text:p>
          </table:table-cell>
          <table:table-cell office:value-type="float" office:value="69.89">
            <text:p>69,89</text:p>
          </table:table-cell>
          <table:table-cell office:value-type="float" office:value="66.63">
            <text:p>66,63</text:p>
          </table:table-cell>
          <table:table-cell office:value-type="float" office:value="202.12">
            <text:p>202,12</text:p>
          </table:table-cell>
          <table:table-cell office:value-type="float" office:value="67.36">
            <text:p>67,36</text:p>
          </table:table-cell>
          <table:table-cell office:value-type="float" office:value="264.18">
            <text:p>264,18</text:p>
          </table:table-cell>
          <table:table-cell office:value-type="float" office:value="174.74">
            <text:p>174,74</text:p>
          </table:table-cell>
          <table:table-cell office:value-type="float" office:value="157.11">
            <text:p>157,11</text:p>
          </table:table-cell>
          <table:table-cell office:value-type="float" office:value="171.43">
            <text:p>171,43</text:p>
          </table:table-cell>
          <table:table-cell office:value-type="float" office:value="52.91">
            <text:p>52,91</text:p>
          </table:table-cell>
          <table:table-cell office:value-type="float" office:value="59.09">
            <text:p>59,09</text:p>
          </table:table-cell>
          <table:table-cell office:value-type="float" office:value="400000">
            <text:p>400.000</text:p>
          </table:table-cell>
          <table:table-cell office:value-type="float" office:value="58">
            <text:p>58,00</text:p>
          </table:table-cell>
          <table:table-cell office:value-type="float" office:value="62">
            <text:p>62,00</text:p>
          </table:table-cell>
          <table:table-cell office:value-type="float" office:value="76">
            <text:p>76,00</text:p>
          </table:table-cell>
          <table:table-cell office:value-type="float" office:value="85">
            <text:p>85,00</text:p>
          </table:table-cell>
          <table:table-cell office:value-type="float" office:value="78">
            <text:p>78,00</text:p>
          </table:table-cell>
          <table:table-cell office:value-type="float" office:value="92">
            <text:p>92,00</text:p>
          </table:table-cell>
          <table:table-cell office:value-type="float" office:value="110">
            <text:p>110,00</text:p>
          </table:table-cell>
          <table:table-cell office:value-type="float" office:value="111">
            <text:p>111,00</text:p>
          </table:table-cell>
          <table:table-cell office:value-type="float" office:value="104">
            <text:p>104,00</text:p>
          </table:table-cell>
          <table:table-cell office:value-type="float" office:value="119">
            <text:p>119,00</text:p>
          </table:table-cell>
          <table:table-cell office:value-type="float" office:value="58">
            <text:p>58,00</text:p>
          </table:table-cell>
          <table:table-cell office:value-type="float" office:value="59">
            <text:p>59,00</text:p>
          </table:table-cell>
          <table:table-cell office:value-type="float" office:value="400000">
            <text:p>400.000</text:p>
          </table:table-cell>
          <table:table-cell office:value-type="float" office:value="177.96">
            <text:p>177,96</text:p>
          </table:table-cell>
          <table:table-cell office:value-type="float" office:value="174.89">
            <text:p>174,89</text:p>
          </table:table-cell>
          <table:table-cell office:value-type="float" office:value="147.04">
            <text:p>147,04</text:p>
          </table:table-cell>
          <table:table-cell office:value-type="float" office:value="184.9">
            <text:p>184,90</text:p>
          </table:table-cell>
          <table:table-cell office:value-type="float" office:value="50.04">
            <text:p>50,04</text:p>
          </table:table-cell>
          <table:table-cell office:value-type="float" office:value="50.67">
            <text:p>50,67</text:p>
          </table:table-cell>
          <table:table-cell office:value-type="float" office:value="400000">
            <text:p>400.000</text:p>
          </table:table-cell>
          <table:table-cell office:value-type="float" office:value="181">
            <text:p>181,00</text:p>
          </table:table-cell>
          <table:table-cell office:value-type="float" office:value="110">
            <text:p>110,00</text:p>
          </table:table-cell>
          <table:table-cell office:value-type="float" office:value="104">
            <text:p>104,00</text:p>
          </table:table-cell>
          <table:table-cell office:value-type="float" office:value="110">
            <text:p>110,00</text:p>
          </table:table-cell>
          <table:table-cell table:number-columns-repeated="2" office:value-type="float" office:value="59">
            <text:p>59,00</text:p>
          </table:table-cell>
          <table:table-cell office:value-type="float" office:value="400000">
            <text:p>400.000</text:p>
          </table:table-cell>
          <table:table-cell table:formula="of:=[.P7]" office:value-type="float" office:value="62">
            <text:p>62,00</text:p>
          </table:table-cell>
          <table:table-cell table:formula="of:=[.C7]" office:value-type="float" office:value="55.37">
            <text:p>55,37</text:p>
          </table:table-cell>
          <table:table-cell table:formula="of:=[.R7]" office:value-type="float" office:value="85">
            <text:p>85,00</text:p>
          </table:table-cell>
          <table:table-cell table:formula="of:=[.E7]" office:value-type="float" office:value="66.63">
            <text:p>66,63</text:p>
          </table:table-cell>
          <table:table-cell table:formula="of:=[.T7]" office:value-type="float" office:value="92">
            <text:p>92,00</text:p>
          </table:table-cell>
          <table:table-cell table:formula="of:=[.G7]" office:value-type="float" office:value="67.36">
            <text:p>67,36</text:p>
          </table:table-cell>
          <table:table-cell table:formula="of:=[.V7]" office:value-type="float" office:value="111">
            <text:p>111,00</text:p>
          </table:table-cell>
          <table:table-cell table:formula="of:=[.I7]" office:value-type="float" office:value="174.74">
            <text:p>174,74</text:p>
          </table:table-cell>
          <table:table-cell table:formula="of:=[.X7]" office:value-type="float" office:value="119">
            <text:p>119,00</text:p>
          </table:table-cell>
          <table:table-cell table:formula="of:=[.K7]" office:value-type="float" office:value="171.43">
            <text:p>171,43</text:p>
          </table:table-cell>
          <table:table-cell table:formula="of:=[.Z7]" office:value-type="float" office:value="59">
            <text:p>59,00</text:p>
          </table:table-cell>
          <table:table-cell table:formula="of:=[.M7]" office:value-type="float" office:value="59.09">
            <text:p>59,09</text:p>
          </table:table-cell>
          <table:table-cell table:number-columns-repeated="9"/>
        </table:table-row>
        <table:table-row table:style-name="ro1">
          <table:table-cell office:value-type="float" office:value="500000">
            <text:p>500.000</text:p>
          </table:table-cell>
          <table:table-cell office:value-type="float" office:value="76.88">
            <text:p>76,88</text:p>
          </table:table-cell>
          <table:table-cell office:value-type="float" office:value="69.26">
            <text:p>69,26</text:p>
          </table:table-cell>
          <table:table-cell office:value-type="float" office:value="105.95">
            <text:p>105,95</text:p>
          </table:table-cell>
          <table:table-cell office:value-type="float" office:value="81.99">
            <text:p>81,99</text:p>
          </table:table-cell>
          <table:table-cell office:value-type="float" office:value="175.2">
            <text:p>175,20</text:p>
          </table:table-cell>
          <table:table-cell office:value-type="float" office:value="90.69">
            <text:p>90,69</text:p>
          </table:table-cell>
          <table:table-cell office:value-type="float" office:value="275.32">
            <text:p>275,32</text:p>
          </table:table-cell>
          <table:table-cell office:value-type="float" office:value="232.57">
            <text:p>232,57</text:p>
          </table:table-cell>
          <table:table-cell office:value-type="float" office:value="195.29">
            <text:p>195,29</text:p>
          </table:table-cell>
          <table:table-cell office:value-type="float" office:value="181.4">
            <text:p>181,40</text:p>
          </table:table-cell>
          <table:table-cell office:value-type="float" office:value="74.58">
            <text:p>74,58</text:p>
          </table:table-cell>
          <table:table-cell office:value-type="float" office:value="62.73">
            <text:p>62,73</text:p>
          </table:table-cell>
          <table:table-cell office:value-type="float" office:value="500000">
            <text:p>500.000</text:p>
          </table:table-cell>
          <table:table-cell office:value-type="float" office:value="76">
            <text:p>76,00</text:p>
          </table:table-cell>
          <table:table-cell office:value-type="float" office:value="79">
            <text:p>79,00</text:p>
          </table:table-cell>
          <table:table-cell office:value-type="float" office:value="107">
            <text:p>107,00</text:p>
          </table:table-cell>
          <table:table-cell office:value-type="float" office:value="109">
            <text:p>109,00</text:p>
          </table:table-cell>
          <table:table-cell office:value-type="float" office:value="92">
            <text:p>92,00</text:p>
          </table:table-cell>
          <table:table-cell office:value-type="float" office:value="97">
            <text:p>97,00</text:p>
          </table:table-cell>
          <table:table-cell office:value-type="float" office:value="152">
            <text:p>152,00</text:p>
          </table:table-cell>
          <table:table-cell office:value-type="float" office:value="232">
            <text:p>232,00</text:p>
          </table:table-cell>
          <table:table-cell office:value-type="float" office:value="129">
            <text:p>129,00</text:p>
          </table:table-cell>
          <table:table-cell office:value-type="float" office:value="131">
            <text:p>131,00</text:p>
          </table:table-cell>
          <table:table-cell office:value-type="float" office:value="71">
            <text:p>71,00</text:p>
          </table:table-cell>
          <table:table-cell office:value-type="float" office:value="73">
            <text:p>73,00</text:p>
          </table:table-cell>
          <table:table-cell office:value-type="float" office:value="500000">
            <text:p>500.000</text:p>
          </table:table-cell>
          <table:table-cell office:value-type="float" office:value="225.39">
            <text:p>225,39</text:p>
          </table:table-cell>
          <table:table-cell office:value-type="float" office:value="211.75">
            <text:p>211,75</text:p>
          </table:table-cell>
          <table:table-cell office:value-type="float" office:value="173.68">
            <text:p>173,68</text:p>
          </table:table-cell>
          <table:table-cell office:value-type="float" office:value="251.14">
            <text:p>251,14</text:p>
          </table:table-cell>
          <table:table-cell office:value-type="float" office:value="62.93">
            <text:p>62,93</text:p>
          </table:table-cell>
          <table:table-cell office:value-type="float" office:value="72.63">
            <text:p>72,63</text:p>
          </table:table-cell>
          <table:table-cell office:value-type="float" office:value="500000">
            <text:p>500.000</text:p>
          </table:table-cell>
          <table:table-cell office:value-type="float" office:value="172">
            <text:p>172,00</text:p>
          </table:table-cell>
          <table:table-cell office:value-type="float" office:value="167">
            <text:p>167,00</text:p>
          </table:table-cell>
          <table:table-cell office:value-type="float" office:value="133">
            <text:p>133,00</text:p>
          </table:table-cell>
          <table:table-cell office:value-type="float" office:value="130">
            <text:p>130,00</text:p>
          </table:table-cell>
          <table:table-cell office:value-type="float" office:value="74">
            <text:p>74,00</text:p>
          </table:table-cell>
          <table:table-cell office:value-type="float" office:value="87">
            <text:p>87,00</text:p>
          </table:table-cell>
          <table:table-cell office:value-type="float" office:value="500000">
            <text:p>500.000</text:p>
          </table:table-cell>
          <table:table-cell table:formula="of:=[.P8]" office:value-type="float" office:value="79">
            <text:p>79,00</text:p>
          </table:table-cell>
          <table:table-cell table:formula="of:=[.C8]" office:value-type="float" office:value="69.26">
            <text:p>69,26</text:p>
          </table:table-cell>
          <table:table-cell table:formula="of:=[.R8]" office:value-type="float" office:value="109">
            <text:p>109,00</text:p>
          </table:table-cell>
          <table:table-cell table:formula="of:=[.E8]" office:value-type="float" office:value="81.99">
            <text:p>81,99</text:p>
          </table:table-cell>
          <table:table-cell table:formula="of:=[.T8]" office:value-type="float" office:value="97">
            <text:p>97,00</text:p>
          </table:table-cell>
          <table:table-cell table:formula="of:=[.G8]" office:value-type="float" office:value="90.69">
            <text:p>90,69</text:p>
          </table:table-cell>
          <table:table-cell table:formula="of:=[.V8]" office:value-type="float" office:value="232">
            <text:p>232,00</text:p>
          </table:table-cell>
          <table:table-cell table:formula="of:=[.I8]" office:value-type="float" office:value="232.57">
            <text:p>232,57</text:p>
          </table:table-cell>
          <table:table-cell table:formula="of:=[.X8]" office:value-type="float" office:value="131">
            <text:p>131,00</text:p>
          </table:table-cell>
          <table:table-cell table:formula="of:=[.K8]" office:value-type="float" office:value="181.4">
            <text:p>181,40</text:p>
          </table:table-cell>
          <table:table-cell table:formula="of:=[.Z8]" office:value-type="float" office:value="73">
            <text:p>73,00</text:p>
          </table:table-cell>
          <table:table-cell table:formula="of:=[.M8]" office:value-type="float" office:value="62.73">
            <text:p>62,73</text:p>
          </table:table-cell>
          <table:table-cell table:number-columns-repeated="9"/>
        </table:table-row>
        <table:table-row table:style-name="ro1">
          <table:table-cell office:value-type="float" office:value="600000">
            <text:p>600.000</text:p>
          </table:table-cell>
          <table:table-cell office:value-type="float" office:value="86.99">
            <text:p>86,99</text:p>
          </table:table-cell>
          <table:table-cell office:value-type="float" office:value="90.64">
            <text:p>90,64</text:p>
          </table:table-cell>
          <table:table-cell office:value-type="float" office:value="160.34">
            <text:p>160,34</text:p>
          </table:table-cell>
          <table:table-cell office:value-type="float" office:value="100.23">
            <text:p>100,23</text:p>
          </table:table-cell>
          <table:table-cell office:value-type="float" office:value="142.35">
            <text:p>142,35</text:p>
          </table:table-cell>
          <table:table-cell office:value-type="float" office:value="88.6">
            <text:p>88,60</text:p>
          </table:table-cell>
          <table:table-cell office:value-type="float" office:value="299.06">
            <text:p>299,06</text:p>
          </table:table-cell>
          <table:table-cell office:value-type="float" office:value="282.43">
            <text:p>282,43</text:p>
          </table:table-cell>
          <table:table-cell office:value-type="float" office:value="212.91">
            <text:p>212,91</text:p>
          </table:table-cell>
          <table:table-cell office:value-type="float" office:value="215.58">
            <text:p>215,58</text:p>
          </table:table-cell>
          <table:table-cell office:value-type="float" office:value="89.7">
            <text:p>89,70</text:p>
          </table:table-cell>
          <table:table-cell office:value-type="float" office:value="81.05">
            <text:p>81,05</text:p>
          </table:table-cell>
          <table:table-cell office:value-type="float" office:value="600000">
            <text:p>600.000</text:p>
          </table:table-cell>
          <table:table-cell office:value-type="float" office:value="91">
            <text:p>91,00</text:p>
          </table:table-cell>
          <table:table-cell office:value-type="float" office:value="90">
            <text:p>90,00</text:p>
          </table:table-cell>
          <table:table-cell office:value-type="float" office:value="118">
            <text:p>118,00</text:p>
          </table:table-cell>
          <table:table-cell office:value-type="float" office:value="120">
            <text:p>120,00</text:p>
          </table:table-cell>
          <table:table-cell office:value-type="float" office:value="137">
            <text:p>137,00</text:p>
          </table:table-cell>
          <table:table-cell office:value-type="float" office:value="169">
            <text:p>169,00</text:p>
          </table:table-cell>
          <table:table-cell office:value-type="float" office:value="170">
            <text:p>170,00</text:p>
          </table:table-cell>
          <table:table-cell office:value-type="float" office:value="169">
            <text:p>169,00</text:p>
          </table:table-cell>
          <table:table-cell office:value-type="float" office:value="168">
            <text:p>168,00</text:p>
          </table:table-cell>
          <table:table-cell office:value-type="float" office:value="159">
            <text:p>159,00</text:p>
          </table:table-cell>
          <table:table-cell office:value-type="float" office:value="91">
            <text:p>91,00</text:p>
          </table:table-cell>
          <table:table-cell office:value-type="float" office:value="130">
            <text:p>130,00</text:p>
          </table:table-cell>
          <table:table-cell office:value-type="float" office:value="600000">
            <text:p>600.000</text:p>
          </table:table-cell>
          <table:table-cell office:value-type="float" office:value="255.12">
            <text:p>255,12</text:p>
          </table:table-cell>
          <table:table-cell office:value-type="float" office:value="268.83">
            <text:p>268,83</text:p>
          </table:table-cell>
          <table:table-cell office:value-type="float" office:value="213.14">
            <text:p>213,14</text:p>
          </table:table-cell>
          <table:table-cell office:value-type="float" office:value="214.61">
            <text:p>214,61</text:p>
          </table:table-cell>
          <table:table-cell office:value-type="float" office:value="73.27">
            <text:p>73,27</text:p>
          </table:table-cell>
          <table:table-cell office:value-type="float" office:value="77.25">
            <text:p>77,25</text:p>
          </table:table-cell>
          <table:table-cell office:value-type="float" office:value="600000">
            <text:p>600.000</text:p>
          </table:table-cell>
          <table:table-cell office:value-type="float" office:value="184">
            <text:p>184,00</text:p>
          </table:table-cell>
          <table:table-cell office:value-type="float" office:value="172">
            <text:p>172,00</text:p>
          </table:table-cell>
          <table:table-cell table:number-columns-repeated="2" office:value-type="float" office:value="159">
            <text:p>159,00</text:p>
          </table:table-cell>
          <table:table-cell office:value-type="float" office:value="107">
            <text:p>107,00</text:p>
          </table:table-cell>
          <table:table-cell office:value-type="float" office:value="92">
            <text:p>92,00</text:p>
          </table:table-cell>
          <table:table-cell office:value-type="float" office:value="600000">
            <text:p>600.000</text:p>
          </table:table-cell>
          <table:table-cell table:formula="of:=[.P9]" office:value-type="float" office:value="90">
            <text:p>90,00</text:p>
          </table:table-cell>
          <table:table-cell table:formula="of:=[.C9]" office:value-type="float" office:value="90.64">
            <text:p>90,64</text:p>
          </table:table-cell>
          <table:table-cell table:formula="of:=[.R9]" office:value-type="float" office:value="120">
            <text:p>120,00</text:p>
          </table:table-cell>
          <table:table-cell table:formula="of:=[.E9]" office:value-type="float" office:value="100.23">
            <text:p>100,23</text:p>
          </table:table-cell>
          <table:table-cell table:formula="of:=[.T9]" office:value-type="float" office:value="169">
            <text:p>169,00</text:p>
          </table:table-cell>
          <table:table-cell table:formula="of:=[.G9]" office:value-type="float" office:value="88.6">
            <text:p>88,60</text:p>
          </table:table-cell>
          <table:table-cell table:formula="of:=[.V9]" office:value-type="float" office:value="169">
            <text:p>169,00</text:p>
          </table:table-cell>
          <table:table-cell table:formula="of:=[.I9]" office:value-type="float" office:value="282.43">
            <text:p>282,43</text:p>
          </table:table-cell>
          <table:table-cell table:formula="of:=[.X9]" office:value-type="float" office:value="159">
            <text:p>159,00</text:p>
          </table:table-cell>
          <table:table-cell table:formula="of:=[.K9]" office:value-type="float" office:value="215.58">
            <text:p>215,58</text:p>
          </table:table-cell>
          <table:table-cell table:formula="of:=[.Z9]" office:value-type="float" office:value="130">
            <text:p>130,00</text:p>
          </table:table-cell>
          <table:table-cell table:formula="of:=[.M9]" office:value-type="float" office:value="81.05">
            <text:p>81,05</text:p>
          </table:table-cell>
          <table:table-cell table:number-columns-repeated="9"/>
        </table:table-row>
        <table:table-row table:style-name="ro1">
          <table:table-cell office:value-type="float" office:value="700000">
            <text:p>700.000</text:p>
          </table:table-cell>
          <table:table-cell office:value-type="float" office:value="99.97">
            <text:p>99,97</text:p>
          </table:table-cell>
          <table:table-cell office:value-type="float" office:value="101.61">
            <text:p>101,61</text:p>
          </table:table-cell>
          <table:table-cell office:value-type="float" office:value="159.08">
            <text:p>159,08</text:p>
          </table:table-cell>
          <table:table-cell office:value-type="float" office:value="159.69">
            <text:p>159,69</text:p>
          </table:table-cell>
          <table:table-cell office:value-type="float" office:value="142.69">
            <text:p>142,69</text:p>
          </table:table-cell>
          <table:table-cell office:value-type="float" office:value="105.26">
            <text:p>105,26</text:p>
          </table:table-cell>
          <table:table-cell office:value-type="float" office:value="331.9">
            <text:p>331,90</text:p>
          </table:table-cell>
          <table:table-cell office:value-type="float" office:value="307.71">
            <text:p>307,71</text:p>
          </table:table-cell>
          <table:table-cell office:value-type="float" office:value="244.89">
            <text:p>244,89</text:p>
          </table:table-cell>
          <table:table-cell office:value-type="float" office:value="271.68">
            <text:p>271,68</text:p>
          </table:table-cell>
          <table:table-cell office:value-type="float" office:value="86.42">
            <text:p>86,42</text:p>
          </table:table-cell>
          <table:table-cell office:value-type="float" office:value="90.75">
            <text:p>90,75</text:p>
          </table:table-cell>
          <table:table-cell office:value-type="float" office:value="700000">
            <text:p>700.000</text:p>
          </table:table-cell>
          <table:table-cell office:value-type="float" office:value="105">
            <text:p>105,00</text:p>
          </table:table-cell>
          <table:table-cell table:number-columns-repeated="2" office:value-type="float" office:value="141">
            <text:p>141,00</text:p>
          </table:table-cell>
          <table:table-cell office:value-type="float" office:value="158">
            <text:p>158,00</text:p>
          </table:table-cell>
          <table:table-cell office:value-type="float" office:value="135">
            <text:p>135,00</text:p>
          </table:table-cell>
          <table:table-cell office:value-type="float" office:value="139">
            <text:p>139,00</text:p>
          </table:table-cell>
          <table:table-cell office:value-type="float" office:value="197">
            <text:p>197,00</text:p>
          </table:table-cell>
          <table:table-cell office:value-type="float" office:value="200">
            <text:p>200,00</text:p>
          </table:table-cell>
          <table:table-cell office:value-type="float" office:value="191">
            <text:p>191,00</text:p>
          </table:table-cell>
          <table:table-cell office:value-type="float" office:value="192">
            <text:p>192,00</text:p>
          </table:table-cell>
          <table:table-cell office:value-type="float" office:value="160">
            <text:p>160,00</text:p>
          </table:table-cell>
          <table:table-cell office:value-type="float" office:value="111">
            <text:p>111,00</text:p>
          </table:table-cell>
          <table:table-cell office:value-type="float" office:value="700000">
            <text:p>700.000</text:p>
          </table:table-cell>
          <table:table-cell office:value-type="float" office:value="306.53">
            <text:p>306,53</text:p>
          </table:table-cell>
          <table:table-cell office:value-type="float" office:value="310.17">
            <text:p>310,17</text:p>
          </table:table-cell>
          <table:table-cell office:value-type="float" office:value="264.11">
            <text:p>264,11</text:p>
          </table:table-cell>
          <table:table-cell office:value-type="float" office:value="249.68">
            <text:p>249,68</text:p>
          </table:table-cell>
          <table:table-cell office:value-type="float" office:value="85.92">
            <text:p>85,92</text:p>
          </table:table-cell>
          <table:table-cell office:value-type="float" office:value="100.7">
            <text:p>100,70</text:p>
          </table:table-cell>
          <table:table-cell office:value-type="float" office:value="700000">
            <text:p>700.000</text:p>
          </table:table-cell>
          <table:table-cell office:value-type="float" office:value="215">
            <text:p>215,00</text:p>
          </table:table-cell>
          <table:table-cell office:value-type="float" office:value="197">
            <text:p>197,00</text:p>
          </table:table-cell>
          <table:table-cell office:value-type="float" office:value="190">
            <text:p>190,00</text:p>
          </table:table-cell>
          <table:table-cell office:value-type="float" office:value="203">
            <text:p>203,00</text:p>
          </table:table-cell>
          <table:table-cell office:value-type="float" office:value="109">
            <text:p>109,00</text:p>
          </table:table-cell>
          <table:table-cell office:value-type="float" office:value="125">
            <text:p>125,00</text:p>
          </table:table-cell>
          <table:table-cell office:value-type="float" office:value="700000">
            <text:p>700.000</text:p>
          </table:table-cell>
          <table:table-cell table:formula="of:=[.P10]" office:value-type="float" office:value="141">
            <text:p>141,00</text:p>
          </table:table-cell>
          <table:table-cell table:formula="of:=[.C10]" office:value-type="float" office:value="101.61">
            <text:p>101,61</text:p>
          </table:table-cell>
          <table:table-cell table:formula="of:=[.R10]" office:value-type="float" office:value="158">
            <text:p>158,00</text:p>
          </table:table-cell>
          <table:table-cell table:formula="of:=[.E10]" office:value-type="float" office:value="159.69">
            <text:p>159,69</text:p>
          </table:table-cell>
          <table:table-cell table:formula="of:=[.T10]" office:value-type="float" office:value="139">
            <text:p>139,00</text:p>
          </table:table-cell>
          <table:table-cell table:formula="of:=[.G10]" office:value-type="float" office:value="105.26">
            <text:p>105,26</text:p>
          </table:table-cell>
          <table:table-cell table:formula="of:=[.V10]" office:value-type="float" office:value="200">
            <text:p>200,00</text:p>
          </table:table-cell>
          <table:table-cell table:formula="of:=[.I10]" office:value-type="float" office:value="307.71">
            <text:p>307,71</text:p>
          </table:table-cell>
          <table:table-cell table:formula="of:=[.X10]" office:value-type="float" office:value="192">
            <text:p>192,00</text:p>
          </table:table-cell>
          <table:table-cell table:formula="of:=[.K10]" office:value-type="float" office:value="271.68">
            <text:p>271,68</text:p>
          </table:table-cell>
          <table:table-cell table:formula="of:=[.Z10]" office:value-type="float" office:value="111">
            <text:p>111,00</text:p>
          </table:table-cell>
          <table:table-cell table:formula="of:=[.M10]" office:value-type="float" office:value="90.75">
            <text:p>90,75</text:p>
          </table:table-cell>
          <table:table-cell table:number-columns-repeated="9"/>
        </table:table-row>
        <table:table-row table:style-name="ro1">
          <table:table-cell office:value-type="float" office:value="800000">
            <text:p>800.000</text:p>
          </table:table-cell>
          <table:table-cell office:value-type="float" office:value="113.88">
            <text:p>113,88</text:p>
          </table:table-cell>
          <table:table-cell office:value-type="float" office:value="115.81">
            <text:p>115,81</text:p>
          </table:table-cell>
          <table:table-cell office:value-type="float" office:value="139.11">
            <text:p>139,11</text:p>
          </table:table-cell>
          <table:table-cell office:value-type="float" office:value="138.56">
            <text:p>138,56</text:p>
          </table:table-cell>
          <table:table-cell office:value-type="float" office:value="162.01">
            <text:p>162,01</text:p>
          </table:table-cell>
          <table:table-cell office:value-type="float" office:value="144.97">
            <text:p>144,97</text:p>
          </table:table-cell>
          <table:table-cell office:value-type="float" office:value="408.61">
            <text:p>408,61</text:p>
          </table:table-cell>
          <table:table-cell office:value-type="float" office:value="347.75">
            <text:p>347,75</text:p>
          </table:table-cell>
          <table:table-cell office:value-type="float" office:value="280.75">
            <text:p>280,75</text:p>
          </table:table-cell>
          <table:table-cell office:value-type="float" office:value="285.92">
            <text:p>285,92</text:p>
          </table:table-cell>
          <table:table-cell office:value-type="float" office:value="98.59">
            <text:p>98,59</text:p>
          </table:table-cell>
          <table:table-cell office:value-type="float" office:value="99.3">
            <text:p>99,30</text:p>
          </table:table-cell>
          <table:table-cell office:value-type="float" office:value="800000">
            <text:p>800.000</text:p>
          </table:table-cell>
          <table:table-cell office:value-type="float" office:value="121">
            <text:p>121,00</text:p>
          </table:table-cell>
          <table:table-cell office:value-type="float" office:value="117">
            <text:p>117,00</text:p>
          </table:table-cell>
          <table:table-cell office:value-type="float" office:value="162">
            <text:p>162,00</text:p>
          </table:table-cell>
          <table:table-cell office:value-type="float" office:value="198">
            <text:p>198,00</text:p>
          </table:table-cell>
          <table:table-cell office:value-type="float" office:value="151">
            <text:p>151,00</text:p>
          </table:table-cell>
          <table:table-cell office:value-type="float" office:value="164">
            <text:p>164,00</text:p>
          </table:table-cell>
          <table:table-cell office:value-type="float" office:value="227">
            <text:p>227,00</text:p>
          </table:table-cell>
          <table:table-cell office:value-type="float" office:value="249">
            <text:p>249,00</text:p>
          </table:table-cell>
          <table:table-cell office:value-type="float" office:value="217">
            <text:p>217,00</text:p>
          </table:table-cell>
          <table:table-cell office:value-type="float" office:value="212">
            <text:p>212,00</text:p>
          </table:table-cell>
          <table:table-cell office:value-type="float" office:value="121">
            <text:p>121,00</text:p>
          </table:table-cell>
          <table:table-cell office:value-type="float" office:value="126">
            <text:p>126,00</text:p>
          </table:table-cell>
          <table:table-cell office:value-type="float" office:value="800000">
            <text:p>800.000</text:p>
          </table:table-cell>
          <table:table-cell office:value-type="float" office:value="337.29">
            <text:p>337,29</text:p>
          </table:table-cell>
          <table:table-cell office:value-type="float" office:value="361.22">
            <text:p>361,22</text:p>
          </table:table-cell>
          <table:table-cell office:value-type="float" office:value="287.77">
            <text:p>287,77</text:p>
          </table:table-cell>
          <table:table-cell office:value-type="float" office:value="282.11">
            <text:p>282,11</text:p>
          </table:table-cell>
          <table:table-cell office:value-type="float" office:value="121.8">
            <text:p>121,80</text:p>
          </table:table-cell>
          <table:table-cell office:value-type="float" office:value="115.28">
            <text:p>115,28</text:p>
          </table:table-cell>
          <table:table-cell office:value-type="float" office:value="800000">
            <text:p>800.000</text:p>
          </table:table-cell>
          <table:table-cell office:value-type="float" office:value="226">
            <text:p>226,00</text:p>
          </table:table-cell>
          <table:table-cell office:value-type="float" office:value="282">
            <text:p>282,00</text:p>
          </table:table-cell>
          <table:table-cell office:value-type="float" office:value="276">
            <text:p>276,00</text:p>
          </table:table-cell>
          <table:table-cell office:value-type="float" office:value="213">
            <text:p>213,00</text:p>
          </table:table-cell>
          <table:table-cell office:value-type="float" office:value="129">
            <text:p>129,00</text:p>
          </table:table-cell>
          <table:table-cell office:value-type="float" office:value="123">
            <text:p>123,00</text:p>
          </table:table-cell>
          <table:table-cell office:value-type="float" office:value="800000">
            <text:p>800.000</text:p>
          </table:table-cell>
          <table:table-cell table:formula="of:=[.P11]" office:value-type="float" office:value="117">
            <text:p>117,00</text:p>
          </table:table-cell>
          <table:table-cell table:formula="of:=[.C11]" office:value-type="float" office:value="115.81">
            <text:p>115,81</text:p>
          </table:table-cell>
          <table:table-cell table:formula="of:=[.R11]" office:value-type="float" office:value="198">
            <text:p>198,00</text:p>
          </table:table-cell>
          <table:table-cell table:formula="of:=[.E11]" office:value-type="float" office:value="138.56">
            <text:p>138,56</text:p>
          </table:table-cell>
          <table:table-cell table:formula="of:=[.T11]" office:value-type="float" office:value="164">
            <text:p>164,00</text:p>
          </table:table-cell>
          <table:table-cell table:formula="of:=[.G11]" office:value-type="float" office:value="144.97">
            <text:p>144,97</text:p>
          </table:table-cell>
          <table:table-cell table:formula="of:=[.V11]" office:value-type="float" office:value="249">
            <text:p>249,00</text:p>
          </table:table-cell>
          <table:table-cell table:formula="of:=[.I11]" office:value-type="float" office:value="347.75">
            <text:p>347,75</text:p>
          </table:table-cell>
          <table:table-cell table:formula="of:=[.X11]" office:value-type="float" office:value="212">
            <text:p>212,00</text:p>
          </table:table-cell>
          <table:table-cell table:formula="of:=[.K11]" office:value-type="float" office:value="285.92">
            <text:p>285,92</text:p>
          </table:table-cell>
          <table:table-cell table:formula="of:=[.Z11]" office:value-type="float" office:value="126">
            <text:p>126,00</text:p>
          </table:table-cell>
          <table:table-cell table:formula="of:=[.M11]" office:value-type="float" office:value="99.3">
            <text:p>99,30</text:p>
          </table:table-cell>
          <table:table-cell table:number-columns-repeated="9"/>
        </table:table-row>
        <table:table-row table:style-name="ro1">
          <table:table-cell office:value-type="float" office:value="900000">
            <text:p>900.000</text:p>
          </table:table-cell>
          <table:table-cell office:value-type="float" office:value="130.16">
            <text:p>130,16</text:p>
          </table:table-cell>
          <table:table-cell office:value-type="float" office:value="135.84">
            <text:p>135,84</text:p>
          </table:table-cell>
          <table:table-cell office:value-type="float" office:value="154.81">
            <text:p>154,81</text:p>
          </table:table-cell>
          <table:table-cell office:value-type="float" office:value="156.58">
            <text:p>156,58</text:p>
          </table:table-cell>
          <table:table-cell office:value-type="float" office:value="166.36">
            <text:p>166,36</text:p>
          </table:table-cell>
          <table:table-cell office:value-type="float" office:value="138.84">
            <text:p>138,84</text:p>
          </table:table-cell>
          <table:table-cell office:value-type="float" office:value="423.97">
            <text:p>423,97</text:p>
          </table:table-cell>
          <table:table-cell office:value-type="float" office:value="378.03">
            <text:p>378,03</text:p>
          </table:table-cell>
          <table:table-cell office:value-type="float" office:value="340.1">
            <text:p>340,10</text:p>
          </table:table-cell>
          <table:table-cell office:value-type="float" office:value="330.86">
            <text:p>330,86</text:p>
          </table:table-cell>
          <table:table-cell office:value-type="float" office:value="121.45">
            <text:p>121,45</text:p>
          </table:table-cell>
          <table:table-cell office:value-type="float" office:value="113.79">
            <text:p>113,79</text:p>
          </table:table-cell>
          <table:table-cell office:value-type="float" office:value="900000">
            <text:p>900.000</text:p>
          </table:table-cell>
          <table:table-cell office:value-type="float" office:value="134">
            <text:p>134,00</text:p>
          </table:table-cell>
          <table:table-cell office:value-type="float" office:value="137">
            <text:p>137,00</text:p>
          </table:table-cell>
          <table:table-cell office:value-type="float" office:value="212">
            <text:p>212,00</text:p>
          </table:table-cell>
          <table:table-cell office:value-type="float" office:value="186">
            <text:p>186,00</text:p>
          </table:table-cell>
          <table:table-cell office:value-type="float" office:value="168">
            <text:p>168,00</text:p>
          </table:table-cell>
          <table:table-cell office:value-type="float" office:value="170">
            <text:p>170,00</text:p>
          </table:table-cell>
          <table:table-cell office:value-type="float" office:value="254">
            <text:p>254,00</text:p>
          </table:table-cell>
          <table:table-cell office:value-type="float" office:value="279">
            <text:p>279,00</text:p>
          </table:table-cell>
          <table:table-cell office:value-type="float" office:value="289">
            <text:p>289,00</text:p>
          </table:table-cell>
          <table:table-cell office:value-type="float" office:value="247">
            <text:p>247,00</text:p>
          </table:table-cell>
          <table:table-cell office:value-type="float" office:value="136">
            <text:p>136,00</text:p>
          </table:table-cell>
          <table:table-cell office:value-type="float" office:value="148">
            <text:p>148,00</text:p>
          </table:table-cell>
          <table:table-cell office:value-type="float" office:value="900000">
            <text:p>900.000</text:p>
          </table:table-cell>
          <table:table-cell office:value-type="float" office:value="391.91">
            <text:p>391,91</text:p>
          </table:table-cell>
          <table:table-cell office:value-type="float" office:value="374.39">
            <text:p>374,39</text:p>
          </table:table-cell>
          <table:table-cell office:value-type="float" office:value="360.31">
            <text:p>360,31</text:p>
          </table:table-cell>
          <table:table-cell office:value-type="float" office:value="325.21">
            <text:p>325,21</text:p>
          </table:table-cell>
          <table:table-cell office:value-type="float" office:value="123.19">
            <text:p>123,19</text:p>
          </table:table-cell>
          <table:table-cell office:value-type="float" office:value="113.56">
            <text:p>113,56</text:p>
          </table:table-cell>
          <table:table-cell office:value-type="float" office:value="900000">
            <text:p>900.000</text:p>
          </table:table-cell>
          <table:table-cell office:value-type="float" office:value="258">
            <text:p>258,00</text:p>
          </table:table-cell>
          <table:table-cell office:value-type="float" office:value="287">
            <text:p>287,00</text:p>
          </table:table-cell>
          <table:table-cell office:value-type="float" office:value="246">
            <text:p>246,00</text:p>
          </table:table-cell>
          <table:table-cell office:value-type="float" office:value="245">
            <text:p>245,00</text:p>
          </table:table-cell>
          <table:table-cell office:value-type="float" office:value="145">
            <text:p>145,00</text:p>
          </table:table-cell>
          <table:table-cell office:value-type="float" office:value="165">
            <text:p>165,00</text:p>
          </table:table-cell>
          <table:table-cell office:value-type="float" office:value="900000">
            <text:p>900.000</text:p>
          </table:table-cell>
          <table:table-cell table:formula="of:=[.P12]" office:value-type="float" office:value="137">
            <text:p>137,00</text:p>
          </table:table-cell>
          <table:table-cell table:formula="of:=[.C12]" office:value-type="float" office:value="135.84">
            <text:p>135,84</text:p>
          </table:table-cell>
          <table:table-cell table:formula="of:=[.R12]" office:value-type="float" office:value="186">
            <text:p>186,00</text:p>
          </table:table-cell>
          <table:table-cell table:formula="of:=[.E12]" office:value-type="float" office:value="156.58">
            <text:p>156,58</text:p>
          </table:table-cell>
          <table:table-cell table:formula="of:=[.T12]" office:value-type="float" office:value="170">
            <text:p>170,00</text:p>
          </table:table-cell>
          <table:table-cell table:formula="of:=[.G12]" office:value-type="float" office:value="138.84">
            <text:p>138,84</text:p>
          </table:table-cell>
          <table:table-cell table:formula="of:=[.V12]" office:value-type="float" office:value="279">
            <text:p>279,00</text:p>
          </table:table-cell>
          <table:table-cell table:formula="of:=[.I12]" office:value-type="float" office:value="378.03">
            <text:p>378,03</text:p>
          </table:table-cell>
          <table:table-cell table:formula="of:=[.X12]" office:value-type="float" office:value="247">
            <text:p>247,00</text:p>
          </table:table-cell>
          <table:table-cell table:formula="of:=[.K12]" office:value-type="float" office:value="330.86">
            <text:p>330,86</text:p>
          </table:table-cell>
          <table:table-cell table:formula="of:=[.Z12]" office:value-type="float" office:value="148">
            <text:p>148,00</text:p>
          </table:table-cell>
          <table:table-cell table:formula="of:=[.M12]" office:value-type="float" office:value="113.79">
            <text:p>113,79</text:p>
          </table:table-cell>
          <table:table-cell table:number-columns-repeated="9"/>
        </table:table-row>
        <table:table-row table:style-name="ro1">
          <table:table-cell office:value-type="float" office:value="1000000">
            <text:p>1.000.000</text:p>
          </table:table-cell>
          <table:table-cell office:value-type="float" office:value="145.65">
            <text:p>145,65</text:p>
          </table:table-cell>
          <table:table-cell office:value-type="float" office:value="151.59">
            <text:p>151,59</text:p>
          </table:table-cell>
          <table:table-cell office:value-type="float" office:value="171.35">
            <text:p>171,35</text:p>
          </table:table-cell>
          <table:table-cell office:value-type="float" office:value="180.25">
            <text:p>180,25</text:p>
          </table:table-cell>
          <table:table-cell office:value-type="float" office:value="187.45">
            <text:p>187,45</text:p>
          </table:table-cell>
          <table:table-cell office:value-type="float" office:value="147.78">
            <text:p>147,78</text:p>
          </table:table-cell>
          <table:table-cell office:value-type="float" office:value="418.26">
            <text:p>418,26</text:p>
          </table:table-cell>
          <table:table-cell office:value-type="float" office:value="415.85">
            <text:p>415,85</text:p>
          </table:table-cell>
          <table:table-cell office:value-type="float" office:value="354.9">
            <text:p>354,90</text:p>
          </table:table-cell>
          <table:table-cell office:value-type="float" office:value="355.84">
            <text:p>355,84</text:p>
          </table:table-cell>
          <table:table-cell office:value-type="float" office:value="126.34">
            <text:p>126,34</text:p>
          </table:table-cell>
          <table:table-cell office:value-type="float" office:value="127.63">
            <text:p>127,63</text:p>
          </table:table-cell>
          <table:table-cell office:value-type="float" office:value="1000000">
            <text:p>1.000.000</text:p>
          </table:table-cell>
          <table:table-cell office:value-type="float" office:value="169">
            <text:p>169,00</text:p>
          </table:table-cell>
          <table:table-cell office:value-type="float" office:value="164">
            <text:p>164,00</text:p>
          </table:table-cell>
          <table:table-cell office:value-type="float" office:value="202">
            <text:p>202,00</text:p>
          </table:table-cell>
          <table:table-cell office:value-type="float" office:value="204">
            <text:p>204,00</text:p>
          </table:table-cell>
          <table:table-cell office:value-type="float" office:value="205">
            <text:p>205,00</text:p>
          </table:table-cell>
          <table:table-cell office:value-type="float" office:value="200">
            <text:p>200,00</text:p>
          </table:table-cell>
          <table:table-cell office:value-type="float" office:value="296">
            <text:p>296,00</text:p>
          </table:table-cell>
          <table:table-cell office:value-type="float" office:value="291">
            <text:p>291,00</text:p>
          </table:table-cell>
          <table:table-cell office:value-type="float" office:value="273">
            <text:p>273,00</text:p>
          </table:table-cell>
          <table:table-cell office:value-type="float" office:value="300">
            <text:p>300,00</text:p>
          </table:table-cell>
          <table:table-cell office:value-type="float" office:value="188">
            <text:p>188,00</text:p>
          </table:table-cell>
          <table:table-cell office:value-type="float" office:value="159">
            <text:p>159,00</text:p>
          </table:table-cell>
          <table:table-cell office:value-type="float" office:value="1000000">
            <text:p>1.000.000</text:p>
          </table:table-cell>
          <table:table-cell office:value-type="float" office:value="445.23">
            <text:p>445,23</text:p>
          </table:table-cell>
          <table:table-cell office:value-type="float" office:value="410.51">
            <text:p>410,51</text:p>
          </table:table-cell>
          <table:table-cell office:value-type="float" office:value="383.22">
            <text:p>383,22</text:p>
          </table:table-cell>
          <table:table-cell office:value-type="float" office:value="370.38">
            <text:p>370,38</text:p>
          </table:table-cell>
          <table:table-cell office:value-type="float" office:value="145.79">
            <text:p>145,79</text:p>
          </table:table-cell>
          <table:table-cell office:value-type="float" office:value="125.1">
            <text:p>125,10</text:p>
          </table:table-cell>
          <table:table-cell office:value-type="float" office:value="1000000">
            <text:p>1.000.000</text:p>
          </table:table-cell>
          <table:table-cell office:value-type="float" office:value="286">
            <text:p>286,00</text:p>
          </table:table-cell>
          <table:table-cell office:value-type="float" office:value="289">
            <text:p>289,00</text:p>
          </table:table-cell>
          <table:table-cell office:value-type="float" office:value="267">
            <text:p>267,00</text:p>
          </table:table-cell>
          <table:table-cell office:value-type="float" office:value="353">
            <text:p>353,00</text:p>
          </table:table-cell>
          <table:table-cell office:value-type="float" office:value="154">
            <text:p>154,00</text:p>
          </table:table-cell>
          <table:table-cell office:value-type="float" office:value="155">
            <text:p>155,00</text:p>
          </table:table-cell>
          <table:table-cell office:value-type="float" office:value="1000000">
            <text:p>1.000.000</text:p>
          </table:table-cell>
          <table:table-cell table:formula="of:=[.P13]" office:value-type="float" office:value="164">
            <text:p>164,00</text:p>
          </table:table-cell>
          <table:table-cell table:formula="of:=[.C13]" office:value-type="float" office:value="151.59">
            <text:p>151,59</text:p>
          </table:table-cell>
          <table:table-cell table:formula="of:=[.R13]" office:value-type="float" office:value="204">
            <text:p>204,00</text:p>
          </table:table-cell>
          <table:table-cell table:formula="of:=[.E13]" office:value-type="float" office:value="180.25">
            <text:p>180,25</text:p>
          </table:table-cell>
          <table:table-cell table:formula="of:=[.T13]" office:value-type="float" office:value="200">
            <text:p>200,00</text:p>
          </table:table-cell>
          <table:table-cell table:formula="of:=[.G13]" office:value-type="float" office:value="147.78">
            <text:p>147,78</text:p>
          </table:table-cell>
          <table:table-cell table:formula="of:=[.V13]" office:value-type="float" office:value="291">
            <text:p>291,00</text:p>
          </table:table-cell>
          <table:table-cell table:formula="of:=[.I13]" office:value-type="float" office:value="415.85">
            <text:p>415,85</text:p>
          </table:table-cell>
          <table:table-cell table:formula="of:=[.X13]" office:value-type="float" office:value="300">
            <text:p>300,00</text:p>
          </table:table-cell>
          <table:table-cell table:formula="of:=[.K13]" office:value-type="float" office:value="355.84">
            <text:p>355,84</text:p>
          </table:table-cell>
          <table:table-cell table:formula="of:=[.Z13]" office:value-type="float" office:value="159">
            <text:p>159,00</text:p>
          </table:table-cell>
          <table:table-cell table:formula="of:=[.M13]" office:value-type="float" office:value="127.63">
            <text:p>127,63</text:p>
          </table:table-cell>
          <table:table-cell table:number-columns-repeated="9"/>
        </table:table-row>
        <table:table-row table:style-name="ro1">
          <table:table-cell office:value-type="float" office:value="1100000">
            <text:p>1.100.000</text:p>
          </table:table-cell>
          <table:table-cell office:value-type="float" office:value="172.48">
            <text:p>172,48</text:p>
          </table:table-cell>
          <table:table-cell office:value-type="float" office:value="164.34">
            <text:p>164,34</text:p>
          </table:table-cell>
          <table:table-cell office:value-type="float" office:value="193.33">
            <text:p>193,33</text:p>
          </table:table-cell>
          <table:table-cell office:value-type="float" office:value="197.69">
            <text:p>197,69</text:p>
          </table:table-cell>
          <table:table-cell office:value-type="float" office:value="204.59">
            <text:p>204,59</text:p>
          </table:table-cell>
          <table:table-cell office:value-type="float" office:value="167.27">
            <text:p>167,27</text:p>
          </table:table-cell>
          <table:table-cell office:value-type="float" office:value="456.36">
            <text:p>456,36</text:p>
          </table:table-cell>
          <table:table-cell office:value-type="float" office:value="473.3">
            <text:p>473,30</text:p>
          </table:table-cell>
          <table:table-cell office:value-type="float" office:value="397.22">
            <text:p>397,22</text:p>
          </table:table-cell>
          <table:table-cell office:value-type="float" office:value="415.35">
            <text:p>415,35</text:p>
          </table:table-cell>
          <table:table-cell office:value-type="float" office:value="139.14">
            <text:p>139,14</text:p>
          </table:table-cell>
          <table:table-cell office:value-type="float" office:value="141.32">
            <text:p>141,32</text:p>
          </table:table-cell>
          <table:table-cell office:value-type="float" office:value="1100000">
            <text:p>1.100.000</text:p>
          </table:table-cell>
          <table:table-cell office:value-type="float" office:value="174">
            <text:p>174,00</text:p>
          </table:table-cell>
          <table:table-cell office:value-type="float" office:value="172">
            <text:p>172,00</text:p>
          </table:table-cell>
          <table:table-cell office:value-type="float" office:value="222">
            <text:p>222,00</text:p>
          </table:table-cell>
          <table:table-cell office:value-type="float" office:value="227">
            <text:p>227,00</text:p>
          </table:table-cell>
          <table:table-cell office:value-type="float" office:value="201">
            <text:p>201,00</text:p>
          </table:table-cell>
          <table:table-cell office:value-type="float" office:value="210">
            <text:p>210,00</text:p>
          </table:table-cell>
          <table:table-cell office:value-type="float" office:value="314">
            <text:p>314,00</text:p>
          </table:table-cell>
          <table:table-cell office:value-type="float" office:value="371">
            <text:p>371,00</text:p>
          </table:table-cell>
          <table:table-cell office:value-type="float" office:value="294">
            <text:p>294,00</text:p>
          </table:table-cell>
          <table:table-cell office:value-type="float" office:value="302">
            <text:p>302,00</text:p>
          </table:table-cell>
          <table:table-cell office:value-type="float" office:value="228">
            <text:p>228,00</text:p>
          </table:table-cell>
          <table:table-cell office:value-type="float" office:value="184">
            <text:p>184,00</text:p>
          </table:table-cell>
          <table:table-cell office:value-type="float" office:value="1100000">
            <text:p>1.100.000</text:p>
          </table:table-cell>
          <table:table-cell office:value-type="float" office:value="505.4">
            <text:p>505,40</text:p>
          </table:table-cell>
          <table:table-cell office:value-type="float" office:value="472.55">
            <text:p>472,55</text:p>
          </table:table-cell>
          <table:table-cell office:value-type="float" office:value="397.55">
            <text:p>397,55</text:p>
          </table:table-cell>
          <table:table-cell office:value-type="float" office:value="398.42">
            <text:p>398,42</text:p>
          </table:table-cell>
          <table:table-cell office:value-type="float" office:value="144.7">
            <text:p>144,70</text:p>
          </table:table-cell>
          <table:table-cell office:value-type="float" office:value="140.9">
            <text:p>140,90</text:p>
          </table:table-cell>
          <table:table-cell office:value-type="float" office:value="1100000">
            <text:p>1.100.000</text:p>
          </table:table-cell>
          <table:table-cell office:value-type="float" office:value="311">
            <text:p>311,00</text:p>
          </table:table-cell>
          <table:table-cell office:value-type="float" office:value="317">
            <text:p>317,00</text:p>
          </table:table-cell>
          <table:table-cell office:value-type="float" office:value="302">
            <text:p>302,00</text:p>
          </table:table-cell>
          <table:table-cell office:value-type="float" office:value="296">
            <text:p>296,00</text:p>
          </table:table-cell>
          <table:table-cell office:value-type="float" office:value="182">
            <text:p>182,00</text:p>
          </table:table-cell>
          <table:table-cell office:value-type="float" office:value="172">
            <text:p>172,00</text:p>
          </table:table-cell>
          <table:table-cell office:value-type="float" office:value="1100000">
            <text:p>1.100.000</text:p>
          </table:table-cell>
          <table:table-cell table:formula="of:=[.P14]" office:value-type="float" office:value="172">
            <text:p>172,00</text:p>
          </table:table-cell>
          <table:table-cell table:formula="of:=[.C14]" office:value-type="float" office:value="164.34">
            <text:p>164,34</text:p>
          </table:table-cell>
          <table:table-cell table:formula="of:=[.R14]" office:value-type="float" office:value="227">
            <text:p>227,00</text:p>
          </table:table-cell>
          <table:table-cell table:formula="of:=[.E14]" office:value-type="float" office:value="197.69">
            <text:p>197,69</text:p>
          </table:table-cell>
          <table:table-cell table:formula="of:=[.T14]" office:value-type="float" office:value="210">
            <text:p>210,00</text:p>
          </table:table-cell>
          <table:table-cell table:formula="of:=[.G14]" office:value-type="float" office:value="167.27">
            <text:p>167,27</text:p>
          </table:table-cell>
          <table:table-cell table:formula="of:=[.V14]" office:value-type="float" office:value="371">
            <text:p>371,00</text:p>
          </table:table-cell>
          <table:table-cell table:formula="of:=[.I14]" office:value-type="float" office:value="473.3">
            <text:p>473,30</text:p>
          </table:table-cell>
          <table:table-cell table:formula="of:=[.X14]" office:value-type="float" office:value="302">
            <text:p>302,00</text:p>
          </table:table-cell>
          <table:table-cell table:formula="of:=[.K14]" office:value-type="float" office:value="415.35">
            <text:p>415,35</text:p>
          </table:table-cell>
          <table:table-cell table:formula="of:=[.Z14]" office:value-type="float" office:value="184">
            <text:p>184,00</text:p>
          </table:table-cell>
          <table:table-cell table:formula="of:=[.M14]" office:value-type="float" office:value="141.32">
            <text:p>141,32</text:p>
          </table:table-cell>
          <table:table-cell table:number-columns-repeated="9"/>
        </table:table-row>
        <table:table-row table:style-name="ro1">
          <table:table-cell office:value-type="float" office:value="1200000">
            <text:p>1.200.000</text:p>
          </table:table-cell>
          <table:table-cell office:value-type="float" office:value="199.19">
            <text:p>199,19</text:p>
          </table:table-cell>
          <table:table-cell office:value-type="float" office:value="179.09">
            <text:p>179,09</text:p>
          </table:table-cell>
          <table:table-cell office:value-type="float" office:value="210.63">
            <text:p>210,63</text:p>
          </table:table-cell>
          <table:table-cell office:value-type="float" office:value="213.5">
            <text:p>213,50</text:p>
          </table:table-cell>
          <table:table-cell office:value-type="float" office:value="217.19">
            <text:p>217,19</text:p>
          </table:table-cell>
          <table:table-cell office:value-type="float" office:value="186.53">
            <text:p>186,53</text:p>
          </table:table-cell>
          <table:table-cell office:value-type="float" office:value="546.09">
            <text:p>546,09</text:p>
          </table:table-cell>
          <table:table-cell office:value-type="float" office:value="525.22">
            <text:p>525,22</text:p>
          </table:table-cell>
          <table:table-cell office:value-type="float" office:value="431.79">
            <text:p>431,79</text:p>
          </table:table-cell>
          <table:table-cell office:value-type="float" office:value="432.7">
            <text:p>432,70</text:p>
          </table:table-cell>
          <table:table-cell office:value-type="float" office:value="152.86">
            <text:p>152,86</text:p>
          </table:table-cell>
          <table:table-cell office:value-type="float" office:value="157.5">
            <text:p>157,50</text:p>
          </table:table-cell>
          <table:table-cell office:value-type="float" office:value="1200000">
            <text:p>1.200.000</text:p>
          </table:table-cell>
          <table:table-cell office:value-type="float" office:value="196">
            <text:p>196,00</text:p>
          </table:table-cell>
          <table:table-cell office:value-type="float" office:value="208">
            <text:p>208,00</text:p>
          </table:table-cell>
          <table:table-cell office:value-type="float" office:value="245">
            <text:p>245,00</text:p>
          </table:table-cell>
          <table:table-cell office:value-type="float" office:value="248">
            <text:p>248,00</text:p>
          </table:table-cell>
          <table:table-cell office:value-type="float" office:value="223">
            <text:p>223,00</text:p>
          </table:table-cell>
          <table:table-cell office:value-type="float" office:value="272">
            <text:p>272,00</text:p>
          </table:table-cell>
          <table:table-cell office:value-type="float" office:value="357">
            <text:p>357,00</text:p>
          </table:table-cell>
          <table:table-cell office:value-type="float" office:value="427">
            <text:p>427,00</text:p>
          </table:table-cell>
          <table:table-cell office:value-type="float" office:value="322">
            <text:p>322,00</text:p>
          </table:table-cell>
          <table:table-cell office:value-type="float" office:value="326">
            <text:p>326,00</text:p>
          </table:table-cell>
          <table:table-cell office:value-type="float" office:value="217">
            <text:p>217,00</text:p>
          </table:table-cell>
          <table:table-cell office:value-type="float" office:value="184">
            <text:p>184,00</text:p>
          </table:table-cell>
          <table:table-cell office:value-type="float" office:value="1200000">
            <text:p>1.200.000</text:p>
          </table:table-cell>
          <table:table-cell office:value-type="float" office:value="571.16">
            <text:p>571,16</text:p>
          </table:table-cell>
          <table:table-cell office:value-type="float" office:value="525.78">
            <text:p>525,78</text:p>
          </table:table-cell>
          <table:table-cell office:value-type="float" office:value="430.94">
            <text:p>430,94</text:p>
          </table:table-cell>
          <table:table-cell office:value-type="float" office:value="429.06">
            <text:p>429,06</text:p>
          </table:table-cell>
          <table:table-cell office:value-type="float" office:value="151.62">
            <text:p>151,62</text:p>
          </table:table-cell>
          <table:table-cell office:value-type="float" office:value="155.11">
            <text:p>155,11</text:p>
          </table:table-cell>
          <table:table-cell office:value-type="float" office:value="1200000">
            <text:p>1.200.000</text:p>
          </table:table-cell>
          <table:table-cell office:value-type="float" office:value="350">
            <text:p>350,00</text:p>
          </table:table-cell>
          <table:table-cell office:value-type="float" office:value="345">
            <text:p>345,00</text:p>
          </table:table-cell>
          <table:table-cell office:value-type="float" office:value="324">
            <text:p>324,00</text:p>
          </table:table-cell>
          <table:table-cell office:value-type="float" office:value="331">
            <text:p>331,00</text:p>
          </table:table-cell>
          <table:table-cell office:value-type="float" office:value="187">
            <text:p>187,00</text:p>
          </table:table-cell>
          <table:table-cell office:value-type="float" office:value="198">
            <text:p>198,00</text:p>
          </table:table-cell>
          <table:table-cell office:value-type="float" office:value="1200000">
            <text:p>1.200.000</text:p>
          </table:table-cell>
          <table:table-cell table:formula="of:=[.P15]" office:value-type="float" office:value="208">
            <text:p>208,00</text:p>
          </table:table-cell>
          <table:table-cell table:formula="of:=[.C15]" office:value-type="float" office:value="179.09">
            <text:p>179,09</text:p>
          </table:table-cell>
          <table:table-cell table:formula="of:=[.R15]" office:value-type="float" office:value="248">
            <text:p>248,00</text:p>
          </table:table-cell>
          <table:table-cell table:formula="of:=[.E15]" office:value-type="float" office:value="213.5">
            <text:p>213,50</text:p>
          </table:table-cell>
          <table:table-cell table:formula="of:=[.T15]" office:value-type="float" office:value="272">
            <text:p>272,00</text:p>
          </table:table-cell>
          <table:table-cell table:formula="of:=[.G15]" office:value-type="float" office:value="186.53">
            <text:p>186,53</text:p>
          </table:table-cell>
          <table:table-cell table:formula="of:=[.V15]" office:value-type="float" office:value="427">
            <text:p>427,00</text:p>
          </table:table-cell>
          <table:table-cell table:formula="of:=[.I15]" office:value-type="float" office:value="525.22">
            <text:p>525,22</text:p>
          </table:table-cell>
          <table:table-cell table:formula="of:=[.X15]" office:value-type="float" office:value="326">
            <text:p>326,00</text:p>
          </table:table-cell>
          <table:table-cell table:formula="of:=[.K15]" office:value-type="float" office:value="432.7">
            <text:p>432,70</text:p>
          </table:table-cell>
          <table:table-cell table:formula="of:=[.Z15]" office:value-type="float" office:value="184">
            <text:p>184,00</text:p>
          </table:table-cell>
          <table:table-cell table:formula="of:=[.M15]" office:value-type="float" office:value="157.5">
            <text:p>157,50</text:p>
          </table:table-cell>
          <table:table-cell table:number-columns-repeated="9"/>
        </table:table-row>
        <table:table-row table:style-name="ro1">
          <table:table-cell office:value-type="float" office:value="1300000">
            <text:p>1.300.000</text:p>
          </table:table-cell>
          <table:table-cell office:value-type="float" office:value="222.86">
            <text:p>222,86</text:p>
          </table:table-cell>
          <table:table-cell office:value-type="float" office:value="193.84">
            <text:p>193,84</text:p>
          </table:table-cell>
          <table:table-cell office:value-type="float" office:value="230.73">
            <text:p>230,73</text:p>
          </table:table-cell>
          <table:table-cell office:value-type="float" office:value="230.32">
            <text:p>230,32</text:p>
          </table:table-cell>
          <table:table-cell office:value-type="float" office:value="246.38">
            <text:p>246,38</text:p>
          </table:table-cell>
          <table:table-cell office:value-type="float" office:value="212.69">
            <text:p>212,69</text:p>
          </table:table-cell>
          <table:table-cell office:value-type="float" office:value="587.82">
            <text:p>587,82</text:p>
          </table:table-cell>
          <table:table-cell office:value-type="float" office:value="551.09">
            <text:p>551,09</text:p>
          </table:table-cell>
          <table:table-cell office:value-type="float" office:value="468.36">
            <text:p>468,36</text:p>
          </table:table-cell>
          <table:table-cell office:value-type="float" office:value="471.36">
            <text:p>471,36</text:p>
          </table:table-cell>
          <table:table-cell office:value-type="float" office:value="166.2">
            <text:p>166,20</text:p>
          </table:table-cell>
          <table:table-cell office:value-type="float" office:value="199.42">
            <text:p>199,42</text:p>
          </table:table-cell>
          <table:table-cell office:value-type="float" office:value="1300000">
            <text:p>1.300.000</text:p>
          </table:table-cell>
          <table:table-cell office:value-type="float" office:value="230">
            <text:p>230,00</text:p>
          </table:table-cell>
          <table:table-cell office:value-type="float" office:value="206">
            <text:p>206,00</text:p>
          </table:table-cell>
          <table:table-cell office:value-type="float" office:value="268">
            <text:p>268,00</text:p>
          </table:table-cell>
          <table:table-cell office:value-type="float" office:value="271">
            <text:p>271,00</text:p>
          </table:table-cell>
          <table:table-cell office:value-type="float" office:value="240">
            <text:p>240,00</text:p>
          </table:table-cell>
          <table:table-cell office:value-type="float" office:value="267">
            <text:p>267,00</text:p>
          </table:table-cell>
          <table:table-cell office:value-type="float" office:value="381">
            <text:p>381,00</text:p>
          </table:table-cell>
          <table:table-cell office:value-type="float" office:value="452">
            <text:p>452,00</text:p>
          </table:table-cell>
          <table:table-cell office:value-type="float" office:value="383">
            <text:p>383,00</text:p>
          </table:table-cell>
          <table:table-cell office:value-type="float" office:value="348">
            <text:p>348,00</text:p>
          </table:table-cell>
          <table:table-cell office:value-type="float" office:value="202">
            <text:p>202,00</text:p>
          </table:table-cell>
          <table:table-cell office:value-type="float" office:value="195">
            <text:p>195,00</text:p>
          </table:table-cell>
          <table:table-cell office:value-type="float" office:value="1300000">
            <text:p>1.300.000</text:p>
          </table:table-cell>
          <table:table-cell office:value-type="float" office:value="592.18">
            <text:p>592,18</text:p>
          </table:table-cell>
          <table:table-cell office:value-type="float" office:value="568.48">
            <text:p>568,48</text:p>
          </table:table-cell>
          <table:table-cell office:value-type="float" office:value="468.33">
            <text:p>468,33</text:p>
          </table:table-cell>
          <table:table-cell office:value-type="float" office:value="466.45">
            <text:p>466,45</text:p>
          </table:table-cell>
          <table:table-cell office:value-type="float" office:value="164.71">
            <text:p>164,71</text:p>
          </table:table-cell>
          <table:table-cell office:value-type="float" office:value="172.61">
            <text:p>172,61</text:p>
          </table:table-cell>
          <table:table-cell office:value-type="float" office:value="1300000">
            <text:p>1.300.000</text:p>
          </table:table-cell>
          <table:table-cell office:value-type="float" office:value="369">
            <text:p>369,00</text:p>
          </table:table-cell>
          <table:table-cell office:value-type="float" office:value="371">
            <text:p>371,00</text:p>
          </table:table-cell>
          <table:table-cell office:value-type="float" office:value="358">
            <text:p>358,00</text:p>
          </table:table-cell>
          <table:table-cell office:value-type="float" office:value="371">
            <text:p>371,00</text:p>
          </table:table-cell>
          <table:table-cell office:value-type="float" office:value="194">
            <text:p>194,00</text:p>
          </table:table-cell>
          <table:table-cell office:value-type="float" office:value="201">
            <text:p>201,00</text:p>
          </table:table-cell>
          <table:table-cell office:value-type="float" office:value="1300000">
            <text:p>1.300.000</text:p>
          </table:table-cell>
          <table:table-cell table:formula="of:=[.P16]" office:value-type="float" office:value="206">
            <text:p>206,00</text:p>
          </table:table-cell>
          <table:table-cell table:formula="of:=[.C16]" office:value-type="float" office:value="193.84">
            <text:p>193,84</text:p>
          </table:table-cell>
          <table:table-cell table:formula="of:=[.R16]" office:value-type="float" office:value="271">
            <text:p>271,00</text:p>
          </table:table-cell>
          <table:table-cell table:formula="of:=[.E16]" office:value-type="float" office:value="230.32">
            <text:p>230,32</text:p>
          </table:table-cell>
          <table:table-cell table:formula="of:=[.T16]" office:value-type="float" office:value="267">
            <text:p>267,00</text:p>
          </table:table-cell>
          <table:table-cell table:formula="of:=[.G16]" office:value-type="float" office:value="212.69">
            <text:p>212,69</text:p>
          </table:table-cell>
          <table:table-cell table:formula="of:=[.V16]" office:value-type="float" office:value="452">
            <text:p>452,00</text:p>
          </table:table-cell>
          <table:table-cell table:formula="of:=[.I16]" office:value-type="float" office:value="551.09">
            <text:p>551,09</text:p>
          </table:table-cell>
          <table:table-cell table:formula="of:=[.X16]" office:value-type="float" office:value="348">
            <text:p>348,00</text:p>
          </table:table-cell>
          <table:table-cell table:formula="of:=[.K16]" office:value-type="float" office:value="471.36">
            <text:p>471,36</text:p>
          </table:table-cell>
          <table:table-cell table:formula="of:=[.Z16]" office:value-type="float" office:value="195">
            <text:p>195,00</text:p>
          </table:table-cell>
          <table:table-cell table:formula="of:=[.M16]" office:value-type="float" office:value="199.42">
            <text:p>199,42</text:p>
          </table:table-cell>
          <table:table-cell table:number-columns-repeated="9"/>
        </table:table-row>
        <table:table-row table:style-name="ro1">
          <table:table-cell office:value-type="float" office:value="1400000">
            <text:p>1.400.000</text:p>
          </table:table-cell>
          <table:table-cell office:value-type="float" office:value="226.23">
            <text:p>226,23</text:p>
          </table:table-cell>
          <table:table-cell office:value-type="float" office:value="209.1">
            <text:p>209,10</text:p>
          </table:table-cell>
          <table:table-cell office:value-type="float" office:value="249.42">
            <text:p>249,42</text:p>
          </table:table-cell>
          <table:table-cell office:value-type="float" office:value="250.93">
            <text:p>250,93</text:p>
          </table:table-cell>
          <table:table-cell office:value-type="float" office:value="268.39">
            <text:p>268,39</text:p>
          </table:table-cell>
          <table:table-cell office:value-type="float" office:value="218.45">
            <text:p>218,45</text:p>
          </table:table-cell>
          <table:table-cell office:value-type="float" office:value="591.34">
            <text:p>591,34</text:p>
          </table:table-cell>
          <table:table-cell office:value-type="float" office:value="599.32">
            <text:p>599,32</text:p>
          </table:table-cell>
          <table:table-cell office:value-type="float" office:value="500.13">
            <text:p>500,13</text:p>
          </table:table-cell>
          <table:table-cell office:value-type="float" office:value="499.75">
            <text:p>499,75</text:p>
          </table:table-cell>
          <table:table-cell office:value-type="float" office:value="179.28">
            <text:p>179,28</text:p>
          </table:table-cell>
          <table:table-cell office:value-type="float" office:value="281.9">
            <text:p>281,90</text:p>
          </table:table-cell>
          <table:table-cell office:value-type="float" office:value="1400000">
            <text:p>1.400.000</text:p>
          </table:table-cell>
          <table:table-cell office:value-type="float" office:value="241">
            <text:p>241,00</text:p>
          </table:table-cell>
          <table:table-cell office:value-type="float" office:value="221">
            <text:p>221,00</text:p>
          </table:table-cell>
          <table:table-cell office:value-type="float" office:value="306">
            <text:p>306,00</text:p>
          </table:table-cell>
          <table:table-cell office:value-type="float" office:value="293">
            <text:p>293,00</text:p>
          </table:table-cell>
          <table:table-cell office:value-type="float" office:value="260">
            <text:p>260,00</text:p>
          </table:table-cell>
          <table:table-cell office:value-type="float" office:value="267">
            <text:p>267,00</text:p>
          </table:table-cell>
          <table:table-cell office:value-type="float" office:value="405">
            <text:p>405,00</text:p>
          </table:table-cell>
          <table:table-cell office:value-type="float" office:value="415">
            <text:p>415,00</text:p>
          </table:table-cell>
          <table:table-cell office:value-type="float" office:value="378">
            <text:p>378,00</text:p>
          </table:table-cell>
          <table:table-cell office:value-type="float" office:value="384">
            <text:p>384,00</text:p>
          </table:table-cell>
          <table:table-cell office:value-type="float" office:value="229">
            <text:p>229,00</text:p>
          </table:table-cell>
          <table:table-cell office:value-type="float" office:value="230">
            <text:p>230,00</text:p>
          </table:table-cell>
          <table:table-cell office:value-type="float" office:value="1400000">
            <text:p>1.400.000</text:p>
          </table:table-cell>
          <table:table-cell office:value-type="float" office:value="622.38">
            <text:p>622,38</text:p>
          </table:table-cell>
          <table:table-cell office:value-type="float" office:value="609.88">
            <text:p>609,88</text:p>
          </table:table-cell>
          <table:table-cell office:value-type="float" office:value="503.82">
            <text:p>503,82</text:p>
          </table:table-cell>
          <table:table-cell office:value-type="float" office:value="504.19">
            <text:p>504,19</text:p>
          </table:table-cell>
          <table:table-cell office:value-type="float" office:value="178.69">
            <text:p>178,69</text:p>
          </table:table-cell>
          <table:table-cell office:value-type="float" office:value="180.73">
            <text:p>180,73</text:p>
          </table:table-cell>
          <table:table-cell office:value-type="float" office:value="1400000">
            <text:p>1.400.000</text:p>
          </table:table-cell>
          <table:table-cell office:value-type="float" office:value="398">
            <text:p>398,00</text:p>
          </table:table-cell>
          <table:table-cell office:value-type="float" office:value="405">
            <text:p>405,00</text:p>
          </table:table-cell>
          <table:table-cell office:value-type="float" office:value="407">
            <text:p>407,00</text:p>
          </table:table-cell>
          <table:table-cell office:value-type="float" office:value="401">
            <text:p>401,00</text:p>
          </table:table-cell>
          <table:table-cell office:value-type="float" office:value="212">
            <text:p>212,00</text:p>
          </table:table-cell>
          <table:table-cell office:value-type="float" office:value="225">
            <text:p>225,00</text:p>
          </table:table-cell>
          <table:table-cell office:value-type="float" office:value="1400000">
            <text:p>1.400.000</text:p>
          </table:table-cell>
          <table:table-cell table:formula="of:=[.P17]" office:value-type="float" office:value="221">
            <text:p>221,00</text:p>
          </table:table-cell>
          <table:table-cell table:formula="of:=[.C17]" office:value-type="float" office:value="209.1">
            <text:p>209,10</text:p>
          </table:table-cell>
          <table:table-cell table:formula="of:=[.R17]" office:value-type="float" office:value="293">
            <text:p>293,00</text:p>
          </table:table-cell>
          <table:table-cell table:formula="of:=[.E17]" office:value-type="float" office:value="250.93">
            <text:p>250,93</text:p>
          </table:table-cell>
          <table:table-cell table:formula="of:=[.T17]" office:value-type="float" office:value="267">
            <text:p>267,00</text:p>
          </table:table-cell>
          <table:table-cell table:formula="of:=[.G17]" office:value-type="float" office:value="218.45">
            <text:p>218,45</text:p>
          </table:table-cell>
          <table:table-cell table:formula="of:=[.V17]" office:value-type="float" office:value="415">
            <text:p>415,00</text:p>
          </table:table-cell>
          <table:table-cell table:formula="of:=[.I17]" office:value-type="float" office:value="599.32">
            <text:p>599,32</text:p>
          </table:table-cell>
          <table:table-cell table:formula="of:=[.X17]" office:value-type="float" office:value="384">
            <text:p>384,00</text:p>
          </table:table-cell>
          <table:table-cell table:formula="of:=[.K17]" office:value-type="float" office:value="499.75">
            <text:p>499,75</text:p>
          </table:table-cell>
          <table:table-cell table:formula="of:=[.Z17]" office:value-type="float" office:value="230">
            <text:p>230,00</text:p>
          </table:table-cell>
          <table:table-cell table:formula="of:=[.M17]" office:value-type="float" office:value="281.9">
            <text:p>281,90</text:p>
          </table:table-cell>
          <table:table-cell table:number-columns-repeated="9"/>
        </table:table-row>
        <table:table-row table:style-name="ro1">
          <table:table-cell office:value-type="float" office:value="1500000">
            <text:p>1.500.000</text:p>
          </table:table-cell>
          <table:table-cell office:value-type="float" office:value="244.3">
            <text:p>244,30</text:p>
          </table:table-cell>
          <table:table-cell office:value-type="float" office:value="228.3">
            <text:p>228,30</text:p>
          </table:table-cell>
          <table:table-cell office:value-type="float" office:value="270.21">
            <text:p>270,21</text:p>
          </table:table-cell>
          <table:table-cell office:value-type="float" office:value="275.24">
            <text:p>275,24</text:p>
          </table:table-cell>
          <table:table-cell office:value-type="float" office:value="305.67">
            <text:p>305,67</text:p>
          </table:table-cell>
          <table:table-cell office:value-type="float" office:value="231.52">
            <text:p>231,52</text:p>
          </table:table-cell>
          <table:table-cell office:value-type="float" office:value="651.54">
            <text:p>651,54</text:p>
          </table:table-cell>
          <table:table-cell office:value-type="float" office:value="677.44">
            <text:p>677,44</text:p>
          </table:table-cell>
          <table:table-cell office:value-type="float" office:value="544.74">
            <text:p>544,74</text:p>
          </table:table-cell>
          <table:table-cell office:value-type="float" office:value="545.84">
            <text:p>545,84</text:p>
          </table:table-cell>
          <table:table-cell office:value-type="float" office:value="195.97">
            <text:p>195,97</text:p>
          </table:table-cell>
          <table:table-cell office:value-type="float" office:value="226.44">
            <text:p>226,44</text:p>
          </table:table-cell>
          <table:table-cell office:value-type="float" office:value="1500000">
            <text:p>1.500.000</text:p>
          </table:table-cell>
          <table:table-cell office:value-type="float" office:value="292">
            <text:p>292,00</text:p>
          </table:table-cell>
          <table:table-cell office:value-type="float" office:value="255">
            <text:p>255,00</text:p>
          </table:table-cell>
          <table:table-cell office:value-type="float" office:value="391">
            <text:p>391,00</text:p>
          </table:table-cell>
          <table:table-cell office:value-type="float" office:value="315">
            <text:p>315,00</text:p>
          </table:table-cell>
          <table:table-cell office:value-type="float" office:value="277">
            <text:p>277,00</text:p>
          </table:table-cell>
          <table:table-cell office:value-type="float" office:value="283">
            <text:p>283,00</text:p>
          </table:table-cell>
          <table:table-cell office:value-type="float" office:value="436">
            <text:p>436,00</text:p>
          </table:table-cell>
          <table:table-cell office:value-type="float" office:value="482">
            <text:p>482,00</text:p>
          </table:table-cell>
          <table:table-cell office:value-type="float" office:value="437">
            <text:p>437,00</text:p>
          </table:table-cell>
          <table:table-cell office:value-type="float" office:value="420">
            <text:p>420,00</text:p>
          </table:table-cell>
          <table:table-cell office:value-type="float" office:value="255">
            <text:p>255,00</text:p>
          </table:table-cell>
          <table:table-cell office:value-type="float" office:value="229">
            <text:p>229,00</text:p>
          </table:table-cell>
          <table:table-cell office:value-type="float" office:value="1500000">
            <text:p>1.500.000</text:p>
          </table:table-cell>
          <table:table-cell office:value-type="float" office:value="669.59">
            <text:p>669,59</text:p>
          </table:table-cell>
          <table:table-cell office:value-type="float" office:value="707.45">
            <text:p>707,45</text:p>
          </table:table-cell>
          <table:table-cell office:value-type="float" office:value="536.18">
            <text:p>536,18</text:p>
          </table:table-cell>
          <table:table-cell office:value-type="float" office:value="562.36">
            <text:p>562,36</text:p>
          </table:table-cell>
          <table:table-cell office:value-type="float" office:value="195.25">
            <text:p>195,25</text:p>
          </table:table-cell>
          <table:table-cell office:value-type="float" office:value="194.07">
            <text:p>194,07</text:p>
          </table:table-cell>
          <table:table-cell office:value-type="float" office:value="1500000">
            <text:p>1.500.000</text:p>
          </table:table-cell>
          <table:table-cell office:value-type="float" office:value="433">
            <text:p>433,00</text:p>
          </table:table-cell>
          <table:table-cell office:value-type="float" office:value="478">
            <text:p>478,00</text:p>
          </table:table-cell>
          <table:table-cell office:value-type="float" office:value="407">
            <text:p>407,00</text:p>
          </table:table-cell>
          <table:table-cell office:value-type="float" office:value="416">
            <text:p>416,00</text:p>
          </table:table-cell>
          <table:table-cell office:value-type="float" office:value="248">
            <text:p>248,00</text:p>
          </table:table-cell>
          <table:table-cell office:value-type="float" office:value="239">
            <text:p>239,00</text:p>
          </table:table-cell>
          <table:table-cell office:value-type="float" office:value="1500000">
            <text:p>1.500.000</text:p>
          </table:table-cell>
          <table:table-cell table:formula="of:=[.P18]" office:value-type="float" office:value="255">
            <text:p>255,00</text:p>
          </table:table-cell>
          <table:table-cell table:formula="of:=[.C18]" office:value-type="float" office:value="228.3">
            <text:p>228,30</text:p>
          </table:table-cell>
          <table:table-cell table:formula="of:=[.R18]" office:value-type="float" office:value="315">
            <text:p>315,00</text:p>
          </table:table-cell>
          <table:table-cell table:formula="of:=[.E18]" office:value-type="float" office:value="275.24">
            <text:p>275,24</text:p>
          </table:table-cell>
          <table:table-cell table:formula="of:=[.T18]" office:value-type="float" office:value="283">
            <text:p>283,00</text:p>
          </table:table-cell>
          <table:table-cell table:formula="of:=[.G18]" office:value-type="float" office:value="231.52">
            <text:p>231,52</text:p>
          </table:table-cell>
          <table:table-cell table:formula="of:=[.V18]" office:value-type="float" office:value="482">
            <text:p>482,00</text:p>
          </table:table-cell>
          <table:table-cell table:formula="of:=[.I18]" office:value-type="float" office:value="677.44">
            <text:p>677,44</text:p>
          </table:table-cell>
          <table:table-cell table:formula="of:=[.X18]" office:value-type="float" office:value="420">
            <text:p>420,00</text:p>
          </table:table-cell>
          <table:table-cell table:formula="of:=[.K18]" office:value-type="float" office:value="545.84">
            <text:p>545,84</text:p>
          </table:table-cell>
          <table:table-cell table:formula="of:=[.Z18]" office:value-type="float" office:value="229">
            <text:p>229,00</text:p>
          </table:table-cell>
          <table:table-cell table:formula="of:=[.M18]" office:value-type="float" office:value="226.44">
            <text:p>226,44</text:p>
          </table:table-cell>
          <table:table-cell table:number-columns-repeated="9"/>
        </table:table-row>
        <table:table-row table:style-name="ro1">
          <table:table-cell office:value-type="float" office:value="1600000">
            <text:p>1.600.000</text:p>
          </table:table-cell>
          <table:table-cell office:value-type="float" office:value="248.4">
            <text:p>248,40</text:p>
          </table:table-cell>
          <table:table-cell office:value-type="float" office:value="240.18">
            <text:p>240,18</text:p>
          </table:table-cell>
          <table:table-cell office:value-type="float" office:value="283.66">
            <text:p>283,66</text:p>
          </table:table-cell>
          <table:table-cell office:value-type="float" office:value="296.11">
            <text:p>296,11</text:p>
          </table:table-cell>
          <table:table-cell office:value-type="float" office:value="279.03">
            <text:p>279,03</text:p>
          </table:table-cell>
          <table:table-cell office:value-type="float" office:value="310.36">
            <text:p>310,36</text:p>
          </table:table-cell>
          <table:table-cell office:value-type="float" office:value="700.94">
            <text:p>700,94</text:p>
          </table:table-cell>
          <table:table-cell office:value-type="float" office:value="700.71">
            <text:p>700,71</text:p>
          </table:table-cell>
          <table:table-cell office:value-type="float" office:value="576">
            <text:p>576,00</text:p>
          </table:table-cell>
          <table:table-cell office:value-type="float" office:value="573.16">
            <text:p>573,16</text:p>
          </table:table-cell>
          <table:table-cell office:value-type="float" office:value="209.65">
            <text:p>209,65</text:p>
          </table:table-cell>
          <table:table-cell office:value-type="float" office:value="213.57">
            <text:p>213,57</text:p>
          </table:table-cell>
          <table:table-cell office:value-type="float" office:value="1600000">
            <text:p>1.600.000</text:p>
          </table:table-cell>
          <table:table-cell office:value-type="float" office:value="325">
            <text:p>325,00</text:p>
          </table:table-cell>
          <table:table-cell office:value-type="float" office:value="276">
            <text:p>276,00</text:p>
          </table:table-cell>
          <table:table-cell office:value-type="float" office:value="418">
            <text:p>418,00</text:p>
          </table:table-cell>
          <table:table-cell office:value-type="float" office:value="330">
            <text:p>330,00</text:p>
          </table:table-cell>
          <table:table-cell office:value-type="float" office:value="292">
            <text:p>292,00</text:p>
          </table:table-cell>
          <table:table-cell office:value-type="float" office:value="297">
            <text:p>297,00</text:p>
          </table:table-cell>
          <table:table-cell office:value-type="float" office:value="460">
            <text:p>460,00</text:p>
          </table:table-cell>
          <table:table-cell office:value-type="float" office:value="489">
            <text:p>489,00</text:p>
          </table:table-cell>
          <table:table-cell office:value-type="float" office:value="456">
            <text:p>456,00</text:p>
          </table:table-cell>
          <table:table-cell office:value-type="float" office:value="479">
            <text:p>479,00</text:p>
          </table:table-cell>
          <table:table-cell office:value-type="float" office:value="334">
            <text:p>334,00</text:p>
          </table:table-cell>
          <table:table-cell office:value-type="float" office:value="259">
            <text:p>259,00</text:p>
          </table:table-cell>
          <table:table-cell office:value-type="float" office:value="1600000">
            <text:p>1.600.000</text:p>
          </table:table-cell>
          <table:table-cell office:value-type="float" office:value="815.57">
            <text:p>815,57</text:p>
          </table:table-cell>
          <table:table-cell office:value-type="float" office:value="691.95">
            <text:p>691,95</text:p>
          </table:table-cell>
          <table:table-cell office:value-type="float" office:value="573.51">
            <text:p>573,51</text:p>
          </table:table-cell>
          <table:table-cell office:value-type="float" office:value="576.42">
            <text:p>576,42</text:p>
          </table:table-cell>
          <table:table-cell office:value-type="float" office:value="204.53">
            <text:p>204,53</text:p>
          </table:table-cell>
          <table:table-cell office:value-type="float" office:value="207.32">
            <text:p>207,32</text:p>
          </table:table-cell>
          <table:table-cell office:value-type="float" office:value="1600000">
            <text:p>1.600.000</text:p>
          </table:table-cell>
          <table:table-cell office:value-type="float" office:value="459">
            <text:p>459,00</text:p>
          </table:table-cell>
          <table:table-cell office:value-type="float" office:value="462">
            <text:p>462,00</text:p>
          </table:table-cell>
          <table:table-cell office:value-type="float" office:value="442">
            <text:p>442,00</text:p>
          </table:table-cell>
          <table:table-cell office:value-type="float" office:value="436">
            <text:p>436,00</text:p>
          </table:table-cell>
          <table:table-cell office:value-type="float" office:value="244">
            <text:p>244,00</text:p>
          </table:table-cell>
          <table:table-cell office:value-type="float" office:value="314">
            <text:p>314,00</text:p>
          </table:table-cell>
          <table:table-cell office:value-type="float" office:value="1600000">
            <text:p>1.600.000</text:p>
          </table:table-cell>
          <table:table-cell table:formula="of:=[.P19]" office:value-type="float" office:value="276">
            <text:p>276,00</text:p>
          </table:table-cell>
          <table:table-cell table:formula="of:=[.C19]" office:value-type="float" office:value="240.18">
            <text:p>240,18</text:p>
          </table:table-cell>
          <table:table-cell table:formula="of:=[.R19]" office:value-type="float" office:value="330">
            <text:p>330,00</text:p>
          </table:table-cell>
          <table:table-cell table:formula="of:=[.E19]" office:value-type="float" office:value="296.11">
            <text:p>296,11</text:p>
          </table:table-cell>
          <table:table-cell table:formula="of:=[.T19]" office:value-type="float" office:value="297">
            <text:p>297,00</text:p>
          </table:table-cell>
          <table:table-cell table:formula="of:=[.G19]" office:value-type="float" office:value="310.36">
            <text:p>310,36</text:p>
          </table:table-cell>
          <table:table-cell table:formula="of:=[.V19]" office:value-type="float" office:value="489">
            <text:p>489,00</text:p>
          </table:table-cell>
          <table:table-cell table:formula="of:=[.I19]" office:value-type="float" office:value="700.71">
            <text:p>700,71</text:p>
          </table:table-cell>
          <table:table-cell table:formula="of:=[.X19]" office:value-type="float" office:value="479">
            <text:p>479,00</text:p>
          </table:table-cell>
          <table:table-cell table:formula="of:=[.K19]" office:value-type="float" office:value="573.16">
            <text:p>573,16</text:p>
          </table:table-cell>
          <table:table-cell table:formula="of:=[.Z19]" office:value-type="float" office:value="259">
            <text:p>259,00</text:p>
          </table:table-cell>
          <table:table-cell table:formula="of:=[.M19]" office:value-type="float" office:value="213.57">
            <text:p>213,57</text:p>
          </table:table-cell>
          <table:table-cell table:number-columns-repeated="9"/>
        </table:table-row>
        <table:table-row table:style-name="ro1">
          <table:table-cell office:value-type="float" office:value="1700000">
            <text:p>1.700.000</text:p>
          </table:table-cell>
          <table:table-cell office:value-type="float" office:value="260.96">
            <text:p>260,96</text:p>
          </table:table-cell>
          <table:table-cell office:value-type="float" office:value="258.79">
            <text:p>258,79</text:p>
          </table:table-cell>
          <table:table-cell office:value-type="float" office:value="331.46">
            <text:p>331,46</text:p>
          </table:table-cell>
          <table:table-cell office:value-type="float" office:value="310.66">
            <text:p>310,66</text:p>
          </table:table-cell>
          <table:table-cell office:value-type="float" office:value="265.12">
            <text:p>265,12</text:p>
          </table:table-cell>
          <table:table-cell office:value-type="float" office:value="407.08">
            <text:p>407,08</text:p>
          </table:table-cell>
          <table:table-cell office:value-type="float" office:value="720.72">
            <text:p>720,72</text:p>
          </table:table-cell>
          <table:table-cell office:value-type="float" office:value="731.18">
            <text:p>731,18</text:p>
          </table:table-cell>
          <table:table-cell office:value-type="float" office:value="612.53">
            <text:p>612,53</text:p>
          </table:table-cell>
          <table:table-cell office:value-type="float" office:value="617.05">
            <text:p>617,05</text:p>
          </table:table-cell>
          <table:table-cell office:value-type="float" office:value="217.79">
            <text:p>217,79</text:p>
          </table:table-cell>
          <table:table-cell office:value-type="float" office:value="220.3">
            <text:p>220,30</text:p>
          </table:table-cell>
          <table:table-cell office:value-type="float" office:value="1700000">
            <text:p>1.700.000</text:p>
          </table:table-cell>
          <table:table-cell office:value-type="float" office:value="279">
            <text:p>279,00</text:p>
          </table:table-cell>
          <table:table-cell office:value-type="float" office:value="275">
            <text:p>275,00</text:p>
          </table:table-cell>
          <table:table-cell office:value-type="float" office:value="357">
            <text:p>357,00</text:p>
          </table:table-cell>
          <table:table-cell office:value-type="float" office:value="389">
            <text:p>389,00</text:p>
          </table:table-cell>
          <table:table-cell office:value-type="float" office:value="334">
            <text:p>334,00</text:p>
          </table:table-cell>
          <table:table-cell office:value-type="float" office:value="322">
            <text:p>322,00</text:p>
          </table:table-cell>
          <table:table-cell office:value-type="float" office:value="494">
            <text:p>494,00</text:p>
          </table:table-cell>
          <table:table-cell office:value-type="float" office:value="487">
            <text:p>487,00</text:p>
          </table:table-cell>
          <table:table-cell office:value-type="float" office:value="462">
            <text:p>462,00</text:p>
          </table:table-cell>
          <table:table-cell office:value-type="float" office:value="471">
            <text:p>471,00</text:p>
          </table:table-cell>
          <table:table-cell office:value-type="float" office:value="261">
            <text:p>261,00</text:p>
          </table:table-cell>
          <table:table-cell office:value-type="float" office:value="254">
            <text:p>254,00</text:p>
          </table:table-cell>
          <table:table-cell office:value-type="float" office:value="1700000">
            <text:p>1.700.000</text:p>
          </table:table-cell>
          <table:table-cell office:value-type="float" office:value="742.76">
            <text:p>742,76</text:p>
          </table:table-cell>
          <table:table-cell office:value-type="float" office:value="723.11">
            <text:p>723,11</text:p>
          </table:table-cell>
          <table:table-cell office:value-type="float" office:value="636.89">
            <text:p>636,89</text:p>
          </table:table-cell>
          <table:table-cell office:value-type="float" office:value="613.57">
            <text:p>613,57</text:p>
          </table:table-cell>
          <table:table-cell office:value-type="float" office:value="218.22">
            <text:p>218,22</text:p>
          </table:table-cell>
          <table:table-cell office:value-type="float" office:value="220.24">
            <text:p>220,24</text:p>
          </table:table-cell>
          <table:table-cell office:value-type="float" office:value="1700000">
            <text:p>1.700.000</text:p>
          </table:table-cell>
          <table:table-cell office:value-type="float" office:value="496">
            <text:p>496,00</text:p>
          </table:table-cell>
          <table:table-cell office:value-type="float" office:value="486">
            <text:p>486,00</text:p>
          </table:table-cell>
          <table:table-cell table:number-columns-repeated="2" office:value-type="float" office:value="469">
            <text:p>469,00</text:p>
          </table:table-cell>
          <table:table-cell office:value-type="float" office:value="276">
            <text:p>276,00</text:p>
          </table:table-cell>
          <table:table-cell office:value-type="float" office:value="280">
            <text:p>280,00</text:p>
          </table:table-cell>
          <table:table-cell office:value-type="float" office:value="1700000">
            <text:p>1.700.000</text:p>
          </table:table-cell>
          <table:table-cell table:formula="of:=[.P20]" office:value-type="float" office:value="275">
            <text:p>275,00</text:p>
          </table:table-cell>
          <table:table-cell table:formula="of:=[.C20]" office:value-type="float" office:value="258.79">
            <text:p>258,79</text:p>
          </table:table-cell>
          <table:table-cell table:formula="of:=[.R20]" office:value-type="float" office:value="389">
            <text:p>389,00</text:p>
          </table:table-cell>
          <table:table-cell table:formula="of:=[.E20]" office:value-type="float" office:value="310.66">
            <text:p>310,66</text:p>
          </table:table-cell>
          <table:table-cell table:formula="of:=[.T20]" office:value-type="float" office:value="322">
            <text:p>322,00</text:p>
          </table:table-cell>
          <table:table-cell table:formula="of:=[.G20]" office:value-type="float" office:value="407.08">
            <text:p>407,08</text:p>
          </table:table-cell>
          <table:table-cell table:formula="of:=[.V20]" office:value-type="float" office:value="487">
            <text:p>487,00</text:p>
          </table:table-cell>
          <table:table-cell table:formula="of:=[.I20]" office:value-type="float" office:value="731.18">
            <text:p>731,18</text:p>
          </table:table-cell>
          <table:table-cell table:formula="of:=[.X20]" office:value-type="float" office:value="471">
            <text:p>471,00</text:p>
          </table:table-cell>
          <table:table-cell table:formula="of:=[.K20]" office:value-type="float" office:value="617.05">
            <text:p>617,05</text:p>
          </table:table-cell>
          <table:table-cell table:formula="of:=[.Z20]" office:value-type="float" office:value="254">
            <text:p>254,00</text:p>
          </table:table-cell>
          <table:table-cell table:formula="of:=[.M20]" office:value-type="float" office:value="220.3">
            <text:p>220,30</text:p>
          </table:table-cell>
          <table:table-cell table:number-columns-repeated="9"/>
        </table:table-row>
        <table:table-row table:style-name="ro1">
          <table:table-cell office:value-type="float" office:value="1800000">
            <text:p>1.800.000</text:p>
          </table:table-cell>
          <table:table-cell office:value-type="float" office:value="278.81">
            <text:p>278,81</text:p>
          </table:table-cell>
          <table:table-cell office:value-type="float" office:value="272.13">
            <text:p>272,13</text:p>
          </table:table-cell>
          <table:table-cell office:value-type="float" office:value="351.02">
            <text:p>351,02</text:p>
          </table:table-cell>
          <table:table-cell office:value-type="float" office:value="324.05">
            <text:p>324,05</text:p>
          </table:table-cell>
          <table:table-cell office:value-type="float" office:value="278.21">
            <text:p>278,21</text:p>
          </table:table-cell>
          <table:table-cell office:value-type="float" office:value="355.43">
            <text:p>355,43</text:p>
          </table:table-cell>
          <table:table-cell office:value-type="float" office:value="798.72">
            <text:p>798,72</text:p>
          </table:table-cell>
          <table:table-cell office:value-type="float" office:value="778.88">
            <text:p>778,88</text:p>
          </table:table-cell>
          <table:table-cell office:value-type="float" office:value="645.06">
            <text:p>645,06</text:p>
          </table:table-cell>
          <table:table-cell office:value-type="float" office:value="666.83">
            <text:p>666,83</text:p>
          </table:table-cell>
          <table:table-cell office:value-type="float" office:value="241.82">
            <text:p>241,82</text:p>
          </table:table-cell>
          <table:table-cell office:value-type="float" office:value="231.16">
            <text:p>231,16</text:p>
          </table:table-cell>
          <table:table-cell office:value-type="float" office:value="1800000">
            <text:p>1.800.000</text:p>
          </table:table-cell>
          <table:table-cell office:value-type="float" office:value="308">
            <text:p>308,00</text:p>
          </table:table-cell>
          <table:table-cell office:value-type="float" office:value="297">
            <text:p>297,00</text:p>
          </table:table-cell>
          <table:table-cell table:number-columns-repeated="2" office:value-type="float" office:value="380">
            <text:p>380,00</text:p>
          </table:table-cell>
          <table:table-cell office:value-type="float" office:value="354">
            <text:p>354,00</text:p>
          </table:table-cell>
          <table:table-cell office:value-type="float" office:value="417">
            <text:p>417,00</text:p>
          </table:table-cell>
          <table:table-cell office:value-type="float" office:value="535">
            <text:p>535,00</text:p>
          </table:table-cell>
          <table:table-cell office:value-type="float" office:value="528">
            <text:p>528,00</text:p>
          </table:table-cell>
          <table:table-cell office:value-type="float" office:value="495">
            <text:p>495,00</text:p>
          </table:table-cell>
          <table:table-cell office:value-type="float" office:value="524">
            <text:p>524,00</text:p>
          </table:table-cell>
          <table:table-cell office:value-type="float" office:value="281">
            <text:p>281,00</text:p>
          </table:table-cell>
          <table:table-cell office:value-type="float" office:value="278">
            <text:p>278,00</text:p>
          </table:table-cell>
          <table:table-cell office:value-type="float" office:value="1800000">
            <text:p>1.800.000</text:p>
          </table:table-cell>
          <table:table-cell office:value-type="float" office:value="760.89">
            <text:p>760,89</text:p>
          </table:table-cell>
          <table:table-cell office:value-type="float" office:value="810.71">
            <text:p>810,71</text:p>
          </table:table-cell>
          <table:table-cell office:value-type="float" office:value="654.64">
            <text:p>654,64</text:p>
          </table:table-cell>
          <table:table-cell office:value-type="float" office:value="657.5">
            <text:p>657,50</text:p>
          </table:table-cell>
          <table:table-cell office:value-type="float" office:value="230.9">
            <text:p>230,90</text:p>
          </table:table-cell>
          <table:table-cell office:value-type="float" office:value="230.67">
            <text:p>230,67</text:p>
          </table:table-cell>
          <table:table-cell office:value-type="float" office:value="1800000">
            <text:p>1.800.000</text:p>
          </table:table-cell>
          <table:table-cell office:value-type="float" office:value="522">
            <text:p>522,00</text:p>
          </table:table-cell>
          <table:table-cell office:value-type="float" office:value="555">
            <text:p>555,00</text:p>
          </table:table-cell>
          <table:table-cell office:value-type="float" office:value="498">
            <text:p>498,00</text:p>
          </table:table-cell>
          <table:table-cell office:value-type="float" office:value="493">
            <text:p>493,00</text:p>
          </table:table-cell>
          <table:table-cell office:value-type="float" office:value="280">
            <text:p>280,00</text:p>
          </table:table-cell>
          <table:table-cell office:value-type="float" office:value="306">
            <text:p>306,00</text:p>
          </table:table-cell>
          <table:table-cell office:value-type="float" office:value="1800000">
            <text:p>1.800.000</text:p>
          </table:table-cell>
          <table:table-cell table:formula="of:=[.P21]" office:value-type="float" office:value="297">
            <text:p>297,00</text:p>
          </table:table-cell>
          <table:table-cell table:formula="of:=[.C21]" office:value-type="float" office:value="272.13">
            <text:p>272,13</text:p>
          </table:table-cell>
          <table:table-cell table:formula="of:=[.R21]" office:value-type="float" office:value="380">
            <text:p>380,00</text:p>
          </table:table-cell>
          <table:table-cell table:formula="of:=[.E21]" office:value-type="float" office:value="324.05">
            <text:p>324,05</text:p>
          </table:table-cell>
          <table:table-cell table:formula="of:=[.T21]" office:value-type="float" office:value="417">
            <text:p>417,00</text:p>
          </table:table-cell>
          <table:table-cell table:formula="of:=[.G21]" office:value-type="float" office:value="355.43">
            <text:p>355,43</text:p>
          </table:table-cell>
          <table:table-cell table:formula="of:=[.V21]" office:value-type="float" office:value="528">
            <text:p>528,00</text:p>
          </table:table-cell>
          <table:table-cell table:formula="of:=[.I21]" office:value-type="float" office:value="778.88">
            <text:p>778,88</text:p>
          </table:table-cell>
          <table:table-cell table:formula="of:=[.X21]" office:value-type="float" office:value="524">
            <text:p>524,00</text:p>
          </table:table-cell>
          <table:table-cell table:formula="of:=[.K21]" office:value-type="float" office:value="666.83">
            <text:p>666,83</text:p>
          </table:table-cell>
          <table:table-cell table:formula="of:=[.Z21]" office:value-type="float" office:value="278">
            <text:p>278,00</text:p>
          </table:table-cell>
          <table:table-cell table:formula="of:=[.M21]" office:value-type="float" office:value="231.16">
            <text:p>231,16</text:p>
          </table:table-cell>
          <table:table-cell table:number-columns-repeated="9"/>
        </table:table-row>
        <table:table-row table:style-name="ro1">
          <table:table-cell office:value-type="float" office:value="1900000">
            <text:p>1.900.000</text:p>
          </table:table-cell>
          <table:table-cell office:value-type="float" office:value="293.25">
            <text:p>293,25</text:p>
          </table:table-cell>
          <table:table-cell office:value-type="float" office:value="294.27">
            <text:p>294,27</text:p>
          </table:table-cell>
          <table:table-cell office:value-type="float" office:value="385.14">
            <text:p>385,14</text:p>
          </table:table-cell>
          <table:table-cell office:value-type="float" office:value="340.58">
            <text:p>340,58</text:p>
          </table:table-cell>
          <table:table-cell office:value-type="float" office:value="308.25">
            <text:p>308,25</text:p>
          </table:table-cell>
          <table:table-cell office:value-type="float" office:value="340.18">
            <text:p>340,18</text:p>
          </table:table-cell>
          <table:table-cell office:value-type="float" office:value="828.8">
            <text:p>828,80</text:p>
          </table:table-cell>
          <table:table-cell office:value-type="float" office:value="809.18">
            <text:p>809,18</text:p>
          </table:table-cell>
          <table:table-cell office:value-type="float" office:value="687.7">
            <text:p>687,70</text:p>
          </table:table-cell>
          <table:table-cell office:value-type="float" office:value="690.36">
            <text:p>690,36</text:p>
          </table:table-cell>
          <table:table-cell office:value-type="float" office:value="247.54">
            <text:p>247,54</text:p>
          </table:table-cell>
          <table:table-cell office:value-type="float" office:value="245.21">
            <text:p>245,21</text:p>
          </table:table-cell>
          <table:table-cell office:value-type="float" office:value="1900000">
            <text:p>1.900.000</text:p>
          </table:table-cell>
          <table:table-cell office:value-type="float" office:value="329">
            <text:p>329,00</text:p>
          </table:table-cell>
          <table:table-cell office:value-type="float" office:value="324">
            <text:p>324,00</text:p>
          </table:table-cell>
          <table:table-cell office:value-type="float" office:value="400">
            <text:p>400,00</text:p>
          </table:table-cell>
          <table:table-cell office:value-type="float" office:value="399">
            <text:p>399,00</text:p>
          </table:table-cell>
          <table:table-cell office:value-type="float" office:value="355">
            <text:p>355,00</text:p>
          </table:table-cell>
          <table:table-cell office:value-type="float" office:value="378">
            <text:p>378,00</text:p>
          </table:table-cell>
          <table:table-cell office:value-type="float" office:value="602">
            <text:p>602,00</text:p>
          </table:table-cell>
          <table:table-cell office:value-type="float" office:value="551">
            <text:p>551,00</text:p>
          </table:table-cell>
          <table:table-cell office:value-type="float" office:value="522">
            <text:p>522,00</text:p>
          </table:table-cell>
          <table:table-cell office:value-type="float" office:value="566">
            <text:p>566,00</text:p>
          </table:table-cell>
          <table:table-cell office:value-type="float" office:value="293">
            <text:p>293,00</text:p>
          </table:table-cell>
          <table:table-cell office:value-type="float" office:value="299">
            <text:p>299,00</text:p>
          </table:table-cell>
          <table:table-cell office:value-type="float" office:value="1900000">
            <text:p>1.900.000</text:p>
          </table:table-cell>
          <table:table-cell office:value-type="float" office:value="835.04">
            <text:p>835,04</text:p>
          </table:table-cell>
          <table:table-cell office:value-type="float" office:value="816.54">
            <text:p>816,54</text:p>
          </table:table-cell>
          <table:table-cell office:value-type="float" office:value="698.29">
            <text:p>698,29</text:p>
          </table:table-cell>
          <table:table-cell office:value-type="float" office:value="695">
            <text:p>695,00</text:p>
          </table:table-cell>
          <table:table-cell office:value-type="float" office:value="244.88">
            <text:p>244,88</text:p>
          </table:table-cell>
          <table:table-cell office:value-type="float" office:value="245.69">
            <text:p>245,69</text:p>
          </table:table-cell>
          <table:table-cell office:value-type="float" office:value="1900000">
            <text:p>1.900.000</text:p>
          </table:table-cell>
          <table:table-cell office:value-type="float" office:value="550">
            <text:p>550,00</text:p>
          </table:table-cell>
          <table:table-cell office:value-type="float" office:value="548">
            <text:p>548,00</text:p>
          </table:table-cell>
          <table:table-cell office:value-type="float" office:value="517">
            <text:p>517,00</text:p>
          </table:table-cell>
          <table:table-cell office:value-type="float" office:value="525">
            <text:p>525,00</text:p>
          </table:table-cell>
          <table:table-cell office:value-type="float" office:value="310">
            <text:p>310,00</text:p>
          </table:table-cell>
          <table:table-cell office:value-type="float" office:value="375">
            <text:p>375,00</text:p>
          </table:table-cell>
          <table:table-cell office:value-type="float" office:value="1900000">
            <text:p>1.900.000</text:p>
          </table:table-cell>
          <table:table-cell table:formula="of:=[.P22]" office:value-type="float" office:value="324">
            <text:p>324,00</text:p>
          </table:table-cell>
          <table:table-cell table:formula="of:=[.C22]" office:value-type="float" office:value="294.27">
            <text:p>294,27</text:p>
          </table:table-cell>
          <table:table-cell table:formula="of:=[.R22]" office:value-type="float" office:value="399">
            <text:p>399,00</text:p>
          </table:table-cell>
          <table:table-cell table:formula="of:=[.E22]" office:value-type="float" office:value="340.58">
            <text:p>340,58</text:p>
          </table:table-cell>
          <table:table-cell table:formula="of:=[.T22]" office:value-type="float" office:value="378">
            <text:p>378,00</text:p>
          </table:table-cell>
          <table:table-cell table:formula="of:=[.G22]" office:value-type="float" office:value="340.18">
            <text:p>340,18</text:p>
          </table:table-cell>
          <table:table-cell table:formula="of:=[.V22]" office:value-type="float" office:value="551">
            <text:p>551,00</text:p>
          </table:table-cell>
          <table:table-cell table:formula="of:=[.I22]" office:value-type="float" office:value="809.18">
            <text:p>809,18</text:p>
          </table:table-cell>
          <table:table-cell table:formula="of:=[.X22]" office:value-type="float" office:value="566">
            <text:p>566,00</text:p>
          </table:table-cell>
          <table:table-cell table:formula="of:=[.K22]" office:value-type="float" office:value="690.36">
            <text:p>690,36</text:p>
          </table:table-cell>
          <table:table-cell table:formula="of:=[.Z22]" office:value-type="float" office:value="299">
            <text:p>299,00</text:p>
          </table:table-cell>
          <table:table-cell table:formula="of:=[.M22]" office:value-type="float" office:value="245.21">
            <text:p>245,21</text:p>
          </table:table-cell>
          <table:table-cell table:number-columns-repeated="9"/>
        </table:table-row>
        <table:table-row table:style-name="ro1">
          <table:table-cell table:style-name="ce4" office:value-type="float" office:value="2000000">
            <text:p>2.000.000</text:p>
          </table:table-cell>
          <table:table-cell table:style-name="ce9" office:value-type="float" office:value="313.18">
            <text:p>313,18</text:p>
          </table:table-cell>
          <table:table-cell table:style-name="ce9" office:value-type="float" office:value="327.52">
            <text:p>327,52</text:p>
          </table:table-cell>
          <table:table-cell table:style-name="ce9" office:value-type="float" office:value="428.63">
            <text:p>428,63</text:p>
          </table:table-cell>
          <table:table-cell table:style-name="ce9" office:value-type="float" office:value="362.78">
            <text:p>362,78</text:p>
          </table:table-cell>
          <table:table-cell table:style-name="ce9" office:value-type="float" office:value="327.49">
            <text:p>327,49</text:p>
          </table:table-cell>
          <table:table-cell table:style-name="ce9" office:value-type="float" office:value="444">
            <text:p>444,00</text:p>
          </table:table-cell>
          <table:table-cell table:style-name="ce9" office:value-type="float" office:value="846.53">
            <text:p>846,53</text:p>
          </table:table-cell>
          <table:table-cell table:style-name="ce9" office:value-type="float" office:value="890.39">
            <text:p>890,39</text:p>
          </table:table-cell>
          <table:table-cell table:style-name="ce9" office:value-type="float" office:value="719.6">
            <text:p>719,60</text:p>
          </table:table-cell>
          <table:table-cell table:style-name="ce9" office:value-type="float" office:value="725.86">
            <text:p>725,86</text:p>
          </table:table-cell>
          <table:table-cell table:style-name="ce9" office:value-type="float" office:value="259.21">
            <text:p>259,21</text:p>
          </table:table-cell>
          <table:table-cell table:style-name="ce14" office:value-type="float" office:value="259.98">
            <text:p>259,98</text:p>
          </table:table-cell>
          <table:table-cell table:style-name="ce4" office:value-type="float" office:value="2000000">
            <text:p>2.000.000</text:p>
          </table:table-cell>
          <table:table-cell table:style-name="ce9" office:value-type="float" office:value="335">
            <text:p>335,00</text:p>
          </table:table-cell>
          <table:table-cell table:style-name="ce9" office:value-type="float" office:value="334">
            <text:p>334,00</text:p>
          </table:table-cell>
          <table:table-cell table:number-columns-repeated="2" table:style-name="ce9" office:value-type="float" office:value="425">
            <text:p>425,00</text:p>
          </table:table-cell>
          <table:table-cell table:style-name="ce9" office:value-type="float" office:value="370">
            <text:p>370,00</text:p>
          </table:table-cell>
          <table:table-cell table:style-name="ce9" office:value-type="float" office:value="376">
            <text:p>376,00</text:p>
          </table:table-cell>
          <table:table-cell table:style-name="ce9" office:value-type="float" office:value="598">
            <text:p>598,00</text:p>
          </table:table-cell>
          <table:table-cell table:style-name="ce9" office:value-type="float" office:value="641">
            <text:p>641,00</text:p>
          </table:table-cell>
          <table:table-cell table:style-name="ce9" office:value-type="float" office:value="550">
            <text:p>550,00</text:p>
          </table:table-cell>
          <table:table-cell table:style-name="ce9" office:value-type="float" office:value="554">
            <text:p>554,00</text:p>
          </table:table-cell>
          <table:table-cell table:style-name="ce9" office:value-type="float" office:value="315">
            <text:p>315,00</text:p>
          </table:table-cell>
          <table:table-cell table:style-name="ce14" office:value-type="float" office:value="326">
            <text:p>326,00</text:p>
          </table:table-cell>
          <table:table-cell table:style-name="ce18" office:value-type="float" office:value="2000000">
            <text:p>2.000.000</text:p>
          </table:table-cell>
          <table:table-cell table:style-name="ce9" office:value-type="float" office:value="865.32">
            <text:p>865,32</text:p>
          </table:table-cell>
          <table:table-cell table:style-name="ce9" office:value-type="float" office:value="881.14">
            <text:p>881,14</text:p>
          </table:table-cell>
          <table:table-cell table:style-name="ce9" office:value-type="float" office:value="722.7">
            <text:p>722,70</text:p>
          </table:table-cell>
          <table:table-cell table:style-name="ce9" office:value-type="float" office:value="723.51">
            <text:p>723,51</text:p>
          </table:table-cell>
          <table:table-cell table:style-name="ce9" office:value-type="float" office:value="260.17">
            <text:p>260,17</text:p>
          </table:table-cell>
          <table:table-cell table:style-name="ce14" office:value-type="float" office:value="261.56">
            <text:p>261,56</text:p>
          </table:table-cell>
          <table:table-cell table:style-name="ce18" office:value-type="float" office:value="2000000">
            <text:p>2.000.000</text:p>
          </table:table-cell>
          <table:table-cell table:style-name="ce9" office:value-type="float" office:value="577">
            <text:p>577,00</text:p>
          </table:table-cell>
          <table:table-cell table:style-name="ce9" office:value-type="float" office:value="590">
            <text:p>590,00</text:p>
          </table:table-cell>
          <table:table-cell table:style-name="ce9" office:value-type="float" office:value="557">
            <text:p>557,00</text:p>
          </table:table-cell>
          <table:table-cell table:style-name="ce9" office:value-type="float" office:value="549">
            <text:p>549,00</text:p>
          </table:table-cell>
          <table:table-cell table:style-name="ce9" office:value-type="float" office:value="314">
            <text:p>314,00</text:p>
          </table:table-cell>
          <table:table-cell table:style-name="ce14" office:value-type="float" office:value="314">
            <text:p>314,00</text:p>
          </table:table-cell>
          <table:table-cell table:style-name="ce4" office:value-type="float" office:value="2000000">
            <text:p>2.000.000</text:p>
          </table:table-cell>
          <table:table-cell table:style-name="ce9" table:formula="of:=[.P23]" office:value-type="float" office:value="334">
            <text:p>334,00</text:p>
          </table:table-cell>
          <table:table-cell table:style-name="ce9" table:formula="of:=[.C23]" office:value-type="float" office:value="327.52">
            <text:p>327,52</text:p>
          </table:table-cell>
          <table:table-cell table:style-name="ce9" table:formula="of:=[.R23]" office:value-type="float" office:value="425">
            <text:p>425,00</text:p>
          </table:table-cell>
          <table:table-cell table:style-name="ce9" table:formula="of:=[.E23]" office:value-type="float" office:value="362.78">
            <text:p>362,78</text:p>
          </table:table-cell>
          <table:table-cell table:style-name="ce24" table:formula="of:=[.T23]" office:value-type="float" office:value="376">
            <text:p>376,00</text:p>
          </table:table-cell>
          <table:table-cell table:style-name="ce24" table:formula="of:=[.G23]" office:value-type="float" office:value="444">
            <text:p>444,00</text:p>
          </table:table-cell>
          <table:table-cell table:style-name="ce9" table:formula="of:=[.V23]" office:value-type="float" office:value="641">
            <text:p>641,00</text:p>
          </table:table-cell>
          <table:table-cell table:style-name="ce9" table:formula="of:=[.I23]" office:value-type="float" office:value="890.39">
            <text:p>890,39</text:p>
          </table:table-cell>
          <table:table-cell table:style-name="ce9" table:formula="of:=[.X23]" office:value-type="float" office:value="554">
            <text:p>554,00</text:p>
          </table:table-cell>
          <table:table-cell table:style-name="ce9" table:formula="of:=[.K23]" office:value-type="float" office:value="725.86">
            <text:p>725,86</text:p>
          </table:table-cell>
          <table:table-cell table:style-name="ce9" table:formula="of:=[.Z23]" office:value-type="float" office:value="326">
            <text:p>326,00</text:p>
          </table:table-cell>
          <table:table-cell table:style-name="ce14" table:formula="of:=[.M23]" office:value-type="float" office:value="259.98">
            <text:p>259,98</text:p>
          </table:table-cell>
          <table:table-cell table:number-columns-repeated="9"/>
        </table:table-row>
        <table:table-row table:style-name="ro1">
          <table:table-cell table:style-name="Default" table:number-columns-repeated="16"/>
          <table:table-cell table:style-name="Default">
            <draw:frame table:end-cell-address="'Prestazioni algoritmi'.AE67" table:end-x="3.001cm" table:end-y="0.435cm" draw:z-index="1" draw:style-name="gr1" draw:text-style-name="P1" svg:width="36.868cm" svg:height="18.692cm" svg:x="0.983cm" svg:y="0.407cm">
              <draw:object draw:notify-on-update-of-ranges="'Prestazioni algoritmi'.N1:'Prestazioni algoritmi'.N3 'Prestazioni algoritmi'.N4:'Prestazioni algoritmi'.N23 'Prestazioni algoritmi'.O1:'Prestazioni algoritmi'.O3 'Prestazioni algoritmi'.O4:'Prestazioni algoritmi'.O23 'Prestazioni algoritmi'.P1:'Prestazioni algoritmi'.P3 'Prestazioni algoritmi'.P4:'Prestazioni algoritmi'.P23 'Prestazioni algoritmi'.Q1:'Prestazioni algoritmi'.Q3 'Prestazioni algoritmi'.Q4:'Prestazioni algoritmi'.Q23 'Prestazioni algoritmi'.R1:'Prestazioni algoritmi'.R3 'Prestazioni algoritmi'.R4:'Prestazioni algoritmi'.R23 'Prestazioni algoritmi'.S1:'Prestazioni algoritmi'.S3 'Prestazioni algoritmi'.S4:'Prestazioni algoritmi'.S23 'Prestazioni algoritmi'.T1:'Prestazioni algoritmi'.T3 'Prestazioni algoritmi'.T4:'Prestazioni algoritmi'.T23 'Prestazioni algoritmi'.U1:'Prestazioni algoritmi'.U3 'Prestazioni algoritmi'.U4:'Prestazioni algoritmi'.U23 'Prestazioni algoritmi'.V1:'Prestazioni algoritmi'.V3 'Prestazioni algoritmi'.V4:'Prestazioni algoritmi'.V23 'Prestazioni algoritmi'.W1:'Prestazioni algoritmi'.W3 'Prestazioni algoritmi'.W4:'Prestazioni algoritmi'.W23 'Prestazioni algoritmi'.X1:'Prestazioni algoritmi'.X3 'Prestazioni algoritmi'.X4:'Prestazioni algoritmi'.X23 'Prestazioni algoritmi'.Y1:'Prestazioni algoritmi'.Y3 'Prestazioni algoritmi'.Y4:'Prestazioni algoritmi'.Y23 'Prestazioni algoritmi'.Z1:'Prestazioni algoritmi'.Z3 'Prestazioni algoritmi'.Z4:'Prestazioni algoritmi'.Z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14"/>
          <table:table-cell table:style-name="Default">
            <draw:frame table:end-cell-address="'Prestazioni algoritmi'.AU68" table:end-x="0.751cm" table:end-y="0.163cm" draw:z-index="2" draw:style-name="gr1" draw:text-style-name="P1" svg:width="37.685cm" svg:height="18.908cm" svg:x="0.453cm" svg:y="0.353cm">
              <draw:object draw:notify-on-update-of-ranges="'Prestazioni algoritmi'.AA1:'Prestazioni algoritmi'.AA3 'Prestazioni algoritmi'.AA4:'Prestazioni algoritmi'.AA23 'Prestazioni algoritmi'.AB1:'Prestazioni algoritmi'.AB3 'Prestazioni algoritmi'.AB4:'Prestazioni algoritmi'.AB23 'Prestazioni algoritmi'.AC1:'Prestazioni algoritmi'.AC3 'Prestazioni algoritmi'.AC4:'Prestazioni algoritmi'.AC23 'Prestazioni algoritmi'.AD1:'Prestazioni algoritmi'.AD3 'Prestazioni algoritmi'.AD4:'Prestazioni algoritmi'.AD23 'Prestazioni algoritmi'.AE1:'Prestazioni algoritmi'.AE3 'Prestazioni algoritmi'.AE4:'Prestazioni algoritmi'.AE23 'Prestazioni algoritmi'.AF1:'Prestazioni algoritmi'.AF3 'Prestazioni algoritmi'.AF4:'Prestazioni algoritmi'.AF23 'Prestazioni algoritmi'.AG1:'Prestazioni algoritmi'.AG3 'Prestazioni algoritmi'.AG4:'Prestazioni algoritmi'.AG2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21"/>
          <table:table-cell table:number-columns-repeated="9"/>
        </table:table-row>
        <table:table-row table:style-name="ro1">
          <table:table-cell table:style-name="Default">
            <draw:frame table:end-cell-address="'Prestazioni algoritmi'.Q67" table:end-x="0.574cm" table:end-y="0.216cm" draw:z-index="0" draw:style-name="gr1" draw:text-style-name="P1" svg:width="36.704cm" svg:height="18.447cm" svg:x="0cm" svg:y="-0.001cm">
              <draw:object draw:notify-on-update-of-ranges="'Prestazioni algoritmi'.A1:'Prestazioni algoritmi'.A3 'Prestazioni algoritmi'.A4:'Prestazioni algoritmi'.A23 'Prestazioni algoritmi'.B1:'Prestazioni algoritmi'.B3 'Prestazioni algoritmi'.B4:'Prestazioni algoritmi'.B23 'Prestazioni algoritmi'.C1:'Prestazioni algoritmi'.C3 'Prestazioni algoritmi'.C4:'Prestazioni algoritmi'.C23 'Prestazioni algoritmi'.D1:'Prestazioni algoritmi'.D3 'Prestazioni algoritmi'.D4:'Prestazioni algoritmi'.D23 'Prestazioni algoritmi'.E1:'Prestazioni algoritmi'.E3 'Prestazioni algoritmi'.E4:'Prestazioni algoritmi'.E23 'Prestazioni algoritmi'.F1:'Prestazioni algoritmi'.F3 'Prestazioni algoritmi'.F4:'Prestazioni algoritmi'.F23 'Prestazioni algoritmi'.G1:'Prestazioni algoritmi'.G3 'Prestazioni algoritmi'.G4:'Prestazioni algoritmi'.G23 'Prestazioni algoritmi'.H1:'Prestazioni algoritmi'.H3 'Prestazioni algoritmi'.H4:'Prestazioni algoritmi'.H23 'Prestazioni algoritmi'.I1:'Prestazioni algoritmi'.I3 'Prestazioni algoritmi'.I4:'Prestazioni algoritmi'.I23 'Prestazioni algoritmi'.J1:'Prestazioni algoritmi'.J3 'Prestazioni algoritmi'.J4:'Prestazioni algoritmi'.J23 'Prestazioni algoritmi'.K1:'Prestazioni algoritmi'.K3 'Prestazioni algoritmi'.K4:'Prestazioni algoritmi'.K23 'Prestazioni algoritmi'.L1:'Prestazioni algoritmi'.L3 'Prestazioni algoritmi'.L4:'Prestazioni algoritmi'.L23 'Prestazioni algoritmi'.M1:'Prestazioni algoritmi'.M3 'Prestazioni algoritmi'.M4:'Prestazioni algoritmi'.M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45"/>
          <table:table-cell table:style-name="Default">
            <draw:frame table:end-cell-address="'Prestazioni algoritmi'.BJ67" table:end-x="0.697cm" table:end-y="0.38cm" draw:z-index="3" draw:style-name="gr1" draw:text-style-name="P1" svg:width="33.082cm" svg:height="18.61cm" svg:x="1.487cm" svg:y="0cm">
              <draw:object draw:notify-on-update-of-ranges="'Prestazioni algoritmi'.AH1:'Prestazioni algoritmi'.AH3 'Prestazioni algoritmi'.AH4:'Prestazioni algoritmi'.AH23 'Prestazioni algoritmi'.AI1:'Prestazioni algoritmi'.AI3 'Prestazioni algoritmi'.AI4:'Prestazioni algoritmi'.AI23 'Prestazioni algoritmi'.AJ1:'Prestazioni algoritmi'.AJ3 'Prestazioni algoritmi'.AJ4:'Prestazioni algoritmi'.AJ23 'Prestazioni algoritmi'.AK1:'Prestazioni algoritmi'.AK3 'Prestazioni algoritmi'.AK4:'Prestazioni algoritmi'.AK23 'Prestazioni algoritmi'.AL1:'Prestazioni algoritmi'.AL3 'Prestazioni algoritmi'.AL4:'Prestazioni algoritmi'.AL23 'Prestazioni algoritmi'.AM1:'Prestazioni algoritmi'.AM3 'Prestazioni algoritmi'.AM4:'Prestazioni algoritmi'.AM23 'Prestazioni algoritmi'.AN1:'Prestazioni algoritmi'.AN3 'Prestazioni algoritmi'.AN4:'Prestazioni algoritmi'.AN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6"/>
          <table:table-cell table:number-columns-repeated="8"/>
          <table:table-cell>
            <draw:frame table:end-cell-address="'Prestazioni algoritmi'.BY67" table:end-x="2.087cm" table:end-y="0.326cm" draw:z-index="4" draw:style-name="gr1" draw:text-style-name="P1" svg:width="34.417cm" svg:height="18.366cm" svg:x="1.542cm" svg:y="0.19cm">
              <draw:object draw:notify-on-update-of-ranges="'Prestazioni algoritmi'.AO1:'Prestazioni algoritmi'.AO3 'Prestazioni algoritmi'.AO4:'Prestazioni algoritmi'.AO23 'Prestazioni algoritmi'.AP1:'Prestazioni algoritmi'.AP3 'Prestazioni algoritmi'.AP4:'Prestazioni algoritmi'.AP23 'Prestazioni algoritmi'.AQ1:'Prestazioni algoritmi'.AQ3 'Prestazioni algoritmi'.AQ4:'Prestazioni algoritmi'.AQ23 'Prestazioni algoritmi'.AR1:'Prestazioni algoritmi'.AR3 'Prestazioni algoritmi'.AR4:'Prestazioni algoritmi'.AR23 'Prestazioni algoritmi'.AS1:'Prestazioni algoritmi'.AS3 'Prestazioni algoritmi'.AS4:'Prestazioni algoritmi'.AS23 'Prestazioni algoritmi'.AT1:'Prestazioni algoritmi'.AT3 'Prestazioni algoritmi'.AT4:'Prestazioni algoritmi'.AT23 'Prestazioni algoritmi'.AU1:'Prestazioni algoritmi'.AU3 'Prestazioni algoritmi'.AU4:'Prestazioni algoritmi'.AU23 'Prestazioni algoritmi'.AV1:'Prestazioni algoritmi'.AV3 'Prestazioni algoritmi'.AV4:'Prestazioni algoritmi'.AV23 'Prestazioni algoritmi'.AW1:'Prestazioni algoritmi'.AW3 'Prestazioni algoritmi'.AW4:'Prestazioni algoritmi'.AW23 'Prestazioni algoritmi'.AX1:'Prestazioni algoritmi'.AX3 'Prestazioni algoritmi'.AX4:'Prestazioni algoritmi'.AX23 'Prestazioni algoritmi'.AY1:'Prestazioni algoritmi'.AY3 'Prestazioni algoritmi'.AY4:'Prestazioni algoritmi'.AY23 'Prestazioni algoritmi'.AZ1:'Prestazioni algoritmi'.AZ3 'Prestazioni algoritmi'.AZ4:'Prestazioni algoritmi'.AZ23 'Prestazioni algoritmi'.BA1:'Prestazioni algoritmi'.BA3 'Prestazioni algoritmi'.BA4:'Prestazioni algoritmi'.BA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17/02/2013</text:date>, <text:time>21.13.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13-02-17T20:09:55</meta:creation-date>
    <meta:editing-duration>PT36M13S</meta:editing-duration>
    <meta:editing-cycles>8</meta:editing-cycles>
    <dc:date>2013-02-17T21:13:17</dc:date>
    <meta:document-statistic meta:table-count="1" meta:cell-count="114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color="#0084d1" draw:fill-color="#0084d1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color="#ff950e" draw:fill-color="#ff95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5" style:family="chart" style:data-style-name="N2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6" style:family="chart" style:data-style-name="N2">
      <style:chart-properties chart:symbol-type="none"/>
      <style:graphic-properties svg:stroke-color="#993366" draw:fill-color="#993366"/>
      <style:text-properties fo:font-size="10pt" style:font-size-asian="10pt" style:font-size-complex="10pt"/>
    </style:style>
    <style:style style:name="ch17" style:family="chart" style:data-style-name="N2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8" style:family="chart" style:data-style-name="N2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9" style:family="chart" style:data-style-name="N2">
      <style:chart-properties chart:symbol-type="none"/>
      <style:graphic-properties svg:stroke-color="#4c1900" draw:fill-color="#4c1900"/>
      <style:text-properties fo:font-size="10pt" style:font-size-asian="10pt" style:font-size-complex="10pt"/>
    </style:style>
    <style:style style:name="ch20" style:family="chart" style:data-style-name="N2">
      <style:chart-properties chart:symbol-type="none"/>
      <style:graphic-properties svg:stroke-color="#996633" draw:fill-color="#996633"/>
      <style:text-properties fo:font-size="10pt" style:font-size-asian="10pt" style:font-size-complex="10pt"/>
    </style:style>
    <style:style style:name="ch21" style:family="chart" style:data-style-name="N2">
      <style:chart-properties chart:symbol-type="none"/>
      <style:graphic-properties svg:stroke-color="#333333" draw:fill-color="#333333"/>
      <style:text-properties fo:font-size="10pt" style:font-size-asian="10pt" style:font-size-complex="10pt"/>
    </style:style>
    <style:style style:name="ch22" style:family="chart" style:data-style-name="N2">
      <style:chart-properties chart:symbol-type="none"/>
      <style:graphic-properties svg:stroke-color="#b3b3b3" draw:fill-color="#b3b3b3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6.869cm" svg:height="18.693cm" xlink:href=".." xlink:type="simple" chart:class="chart:line" chart:style-name="ch1">
        <chart:title svg:x="16.405cm" svg:y="0.509cm" chart:style-name="ch2">
          <text:p>Confronto algoritmi</text:p>
        </chart:title>
        <chart:subtitle svg:x="17.958cm" svg:y="1.671cm" chart:style-name="ch3">
          <text:p>Java</text:p>
        </chart:subtitle>
        <chart:legend chart:legend-position="end" svg:x="29.797cm" svg:y="6.26cm" style:legend-expansion="high" chart:style-name="ch4"/>
        <chart:plot-area chart:style-name="ch5" table:cell-range-address="'Prestazioni algoritmi'.N1:'Prestazioni algoritmi'.Z23" chart:data-source-has-labels="both" svg:x="1.729cm" svg:y="3.082cm" svg:width="26.594cm" svg:height="14.276cm">
          <chartooo:coordinate-region svg:x="3.061cm" svg:y="3.285cm" svg:width="24.477cm" svg:height="13.012cm"/>
          <chart:axis chart:dimension="x" chart:name="primary-x" chart:style-name="ch6" chartooo:axis-type="auto">
            <chartooo:date-scale/>
            <chart:title svg:x="14.347cm" svg:y="17.732cm" chart:style-name="ch7">
              <text:p>Elementi</text:p>
            </chart:title>
            <chart:categories table:cell-range-address="'Prestazioni algoritmi'.N4:'Prestazioni algoritmi'.N23"/>
          </chart:axis>
          <chart:axis chart:dimension="y" chart:name="primary-y" chart:style-name="ch8">
            <chart:title svg:x="0.451cm" svg:y="11.115cm" chart:style-name="ch9">
              <text:p>Tempo (ms)</text:p>
            </chart:title>
            <chart:grid chart:style-name="ch10" chart:class="major"/>
          </chart:axis>
          <chart:series chart:style-name="ch11" chart:values-cell-range-address="'Prestazioni algoritmi'.O4:'Prestazioni algoritmi'.O23" chart:label-cell-address="'Prestazioni algoritmi'.O1:'Prestazioni algoritmi'.O3" chart:class="chart:line">
            <chart:data-point chart:repeated="20"/>
          </chart:series>
          <chart:series chart:style-name="ch12" chart:values-cell-range-address="'Prestazioni algoritmi'.P4:'Prestazioni algoritmi'.P23" chart:label-cell-address="'Prestazioni algoritmi'.P1:'Prestazioni algoritmi'.P3" chart:class="chart:line">
            <chart:data-point chart:repeated="20"/>
          </chart:series>
          <chart:series chart:style-name="ch13" chart:values-cell-range-address="'Prestazioni algoritmi'.Q4:'Prestazioni algoritmi'.Q23" chart:label-cell-address="'Prestazioni algoritmi'.Q1:'Prestazioni algoritmi'.Q3" chart:class="chart:line">
            <chart:data-point chart:repeated="20"/>
          </chart:series>
          <chart:series chart:style-name="ch14" chart:values-cell-range-address="'Prestazioni algoritmi'.R4:'Prestazioni algoritmi'.R23" chart:label-cell-address="'Prestazioni algoritmi'.R1:'Prestazioni algoritmi'.R3" chart:class="chart:line">
            <chart:data-point chart:repeated="20"/>
          </chart:series>
          <chart:series chart:style-name="ch15" chart:values-cell-range-address="'Prestazioni algoritmi'.S4:'Prestazioni algoritmi'.S23" chart:label-cell-address="'Prestazioni algoritmi'.S1:'Prestazioni algoritmi'.S3" chart:class="chart:line">
            <chart:data-point chart:repeated="20"/>
          </chart:series>
          <chart:series chart:style-name="ch16" chart:values-cell-range-address="'Prestazioni algoritmi'.T4:'Prestazioni algoritmi'.T23" chart:label-cell-address="'Prestazioni algoritmi'.T1:'Prestazioni algoritmi'.T3" chart:class="chart:line">
            <chart:data-point chart:repeated="20"/>
          </chart:series>
          <chart:series chart:style-name="ch17" chart:values-cell-range-address="'Prestazioni algoritmi'.U4:'Prestazioni algoritmi'.U23" chart:label-cell-address="'Prestazioni algoritmi'.U1:'Prestazioni algoritmi'.U3" chart:class="chart:line">
            <chart:data-point chart:repeated="20"/>
          </chart:series>
          <chart:series chart:style-name="ch18" chart:values-cell-range-address="'Prestazioni algoritmi'.V4:'Prestazioni algoritmi'.V23" chart:label-cell-address="'Prestazioni algoritmi'.V1:'Prestazioni algoritmi'.V3" chart:class="chart:line">
            <chart:data-point chart:repeated="20"/>
          </chart:series>
          <chart:series chart:style-name="ch19" chart:values-cell-range-address="'Prestazioni algoritmi'.W4:'Prestazioni algoritmi'.W23" chart:label-cell-address="'Prestazioni algoritmi'.W1:'Prestazioni algoritmi'.W3" chart:class="chart:line">
            <chart:data-point chart:repeated="20"/>
          </chart:series>
          <chart:series chart:style-name="ch20" chart:values-cell-range-address="'Prestazioni algoritmi'.X4:'Prestazioni algoritmi'.X23" chart:label-cell-address="'Prestazioni algoritmi'.X1:'Prestazioni algoritmi'.X3" chart:class="chart:line">
            <chart:data-point chart:repeated="20"/>
          </chart:series>
          <chart:series chart:style-name="ch21" chart:values-cell-range-address="'Prestazioni algoritmi'.Y4:'Prestazioni algoritmi'.Y23" chart:label-cell-address="'Prestazioni algoritmi'.Y1:'Prestazioni algoritmi'.Y3" chart:class="chart:line">
            <chart:data-point chart:repeated="20"/>
          </chart:series>
          <chart:series chart:style-name="ch22" chart:values-cell-range-address="'Prestazioni algoritmi'.Z4:'Prestazioni algoritmi'.Z23" chart:label-cell-address="'Prestazioni algoritmi'.Z1:'Prestazioni algoritmi'.Z3" chart:class="chart:line">
            <chart:data-point chart:repeated="2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 base Ordinato</text:p>
                <text:list>
                  <text:list-item>
                    <text:p/>
                  </text:list-item>
                  <text:list-item>
                    <text:p>MergeSort base</text:p>
                  </text:list-item>
                  <text:list-item>
                    <text:p>Ordinato</text:p>
                  </text:list-item>
                </text:list>
                <draw:g>
                  <svg:desc>'Prestazioni algoritmi'.O1:'Prestazioni algoritmi'.O3</svg:desc>
                </draw:g>
              </table:table-cell>
              <table:table-cell office:value-type="string">
                <text:p>Non ordinat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Non ordinato</text:p>
                  </text:list-item>
                </text:list>
                <draw:g>
                  <svg:desc>'Prestazioni algoritmi'.P1:'Prestazioni algoritmi'.P3</svg:desc>
                </draw:g>
              </table:table-cell>
              <table:table-cell office:value-type="string">
                <text:p>MergeSort ottimizzato Ordinato</text:p>
                <text:list>
                  <text:list-item>
                    <text:p/>
                  </text:list-item>
                  <text:list-item>
                    <text:p>MergeSort ottimizzato</text:p>
                  </text:list-item>
                  <text:list-item>
                    <text:p>Ordinato</text:p>
                  </text:list-item>
                </text:list>
                <draw:g>
                  <svg:desc>'Prestazioni algoritmi'.Q1:'Prestazioni algoritmi'.Q3</svg:desc>
                </draw:g>
              </table:table-cell>
              <table:table-cell office:value-type="string">
                <text:p>Non ordinat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Non ordinato</text:p>
                  </text:list-item>
                </text:list>
                <draw:g>
                  <svg:desc>'Prestazioni algoritmi'.R1:'Prestazioni algoritmi'.R3</svg:desc>
                </draw:g>
              </table:table-cell>
              <table:table-cell office:value-type="string">
                <text:p>MergeSort passo alternato Ordinato</text:p>
                <text:list>
                  <text:list-item>
                    <text:p/>
                  </text:list-item>
                  <text:list-item>
                    <text:p>MergeSort passo alternato</text:p>
                  </text:list-item>
                  <text:list-item>
                    <text:p>Ordinato</text:p>
                  </text:list-item>
                </text:list>
                <draw:g>
                  <svg:desc>'Prestazioni algoritmi'.S1:'Prestazioni algoritmi'.S3</svg:desc>
                </draw:g>
              </table:table-cell>
              <table:table-cell office:value-type="string">
                <text:p>Non ordinat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Non ordinato</text:p>
                  </text:list-item>
                </text:list>
                <draw:g>
                  <svg:desc>'Prestazioni algoritmi'.T1:'Prestazioni algoritmi'.T3</svg:desc>
                </draw:g>
              </table:table-cell>
              <table:table-cell office:value-type="string">
                <text:p>QuickSort alla Hoare Ordinato</text:p>
                <text:list>
                  <text:list-item>
                    <text:p/>
                  </text:list-item>
                  <text:list-item>
                    <text:p>QuickSort alla Hoare</text:p>
                  </text:list-item>
                  <text:list-item>
                    <text:p>Ordinato</text:p>
                  </text:list-item>
                </text:list>
                <draw:g>
                  <svg:desc>'Prestazioni algoritmi'.U1:'Prestazioni algoritmi'.U3</svg:desc>
                </draw:g>
              </table:table-cell>
              <table:table-cell office:value-type="string">
                <text:p>Non ordinat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Non ordinato</text:p>
                  </text:list-item>
                </text:list>
                <draw:g>
                  <svg:desc>'Prestazioni algoritmi'.V1:'Prestazioni algoritmi'.V3</svg:desc>
                </draw:g>
              </table:table-cell>
              <table:table-cell office:value-type="string">
                <text:p>QuickSort libro Ordinato</text:p>
                <text:list>
                  <text:list-item>
                    <text:p/>
                  </text:list-item>
                  <text:list-item>
                    <text:p>QuickSort libro</text:p>
                  </text:list-item>
                  <text:list-item>
                    <text:p>Ordinato</text:p>
                  </text:list-item>
                </text:list>
                <draw:g>
                  <svg:desc>'Prestazioni algoritmi'.W1:'Prestazioni algoritmi'.W3</svg:desc>
                </draw:g>
              </table:table-cell>
              <table:table-cell office:value-type="string">
                <text:p>Non ordinat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Non ordinato</text:p>
                  </text:list-item>
                </text:list>
                <draw:g>
                  <svg:desc>'Prestazioni algoritmi'.X1:'Prestazioni algoritmi'.X3</svg:desc>
                </draw:g>
              </table:table-cell>
              <table:table-cell office:value-type="string">
                <text:p>QuickSort ottimizzato Ordinato</text:p>
                <text:list>
                  <text:list-item>
                    <text:p/>
                  </text:list-item>
                  <text:list-item>
                    <text:p>QuickSort ottimizzato</text:p>
                  </text:list-item>
                  <text:list-item>
                    <text:p>Ordinato</text:p>
                  </text:list-item>
                </text:list>
                <draw:g>
                  <svg:desc>'Prestazioni algoritmi'.Y1:'Prestazioni algoritmi'.Y3</svg:desc>
                </draw:g>
              </table:table-cell>
              <table:table-cell office:value-type="string">
                <text:p>Non ordinat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Non ordinato</text:p>
                  </text:list-item>
                </text:list>
                <draw:g>
                  <svg:desc>'Prestazioni algoritmi'.Z1:'Prestazioni algoritmi'.Z3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'Prestazioni algoritmi'.N4:'Prestazioni algoritmi'.N23</svg:desc>
                </draw:g>
              </table:table-cell>
              <table:table-cell office:value-type="float" office:value="14">
                <text:p>14</text:p>
                <draw:g>
                  <svg:desc>'Prestazioni algoritmi'.O4:'Prestazioni algoritmi'.O23</svg:desc>
                </draw:g>
              </table:table-cell>
              <table:table-cell office:value-type="float" office:value="30">
                <text:p>30</text:p>
                <draw:g>
                  <svg:desc>'Prestazioni algoritmi'.P4:'Prestazioni algoritmi'.P23</svg:desc>
                </draw:g>
              </table:table-cell>
              <table:table-cell office:value-type="float" office:value="17">
                <text:p>17</text:p>
                <draw:g>
                  <svg:desc>'Prestazioni algoritmi'.Q4:'Prestazioni algoritmi'.Q23</svg:desc>
                </draw:g>
              </table:table-cell>
              <table:table-cell office:value-type="float" office:value="16">
                <text:p>16</text:p>
                <draw:g>
                  <svg:desc>'Prestazioni algoritmi'.R4:'Prestazioni algoritmi'.R23</svg:desc>
                </draw:g>
              </table:table-cell>
              <table:table-cell office:value-type="float" office:value="36">
                <text:p>36</text:p>
                <draw:g>
                  <svg:desc>'Prestazioni algoritmi'.S4:'Prestazioni algoritmi'.S23</svg:desc>
                </draw:g>
              </table:table-cell>
              <table:table-cell office:value-type="float" office:value="75">
                <text:p>75</text:p>
                <draw:g>
                  <svg:desc>'Prestazioni algoritmi'.T4:'Prestazioni algoritmi'.T23</svg:desc>
                </draw:g>
              </table:table-cell>
              <table:table-cell office:value-type="float" office:value="51">
                <text:p>51</text:p>
                <draw:g>
                  <svg:desc>'Prestazioni algoritmi'.U4:'Prestazioni algoritmi'.U23</svg:desc>
                </draw:g>
              </table:table-cell>
              <table:table-cell office:value-type="float" office:value="73">
                <text:p>73</text:p>
                <draw:g>
                  <svg:desc>'Prestazioni algoritmi'.V4:'Prestazioni algoritmi'.V23</svg:desc>
                </draw:g>
              </table:table-cell>
              <table:table-cell office:value-type="float" office:value="34">
                <text:p>34</text:p>
                <draw:g>
                  <svg:desc>'Prestazioni algoritmi'.W4:'Prestazioni algoritmi'.W23</svg:desc>
                </draw:g>
              </table:table-cell>
              <table:table-cell office:value-type="float" office:value="34">
                <text:p>34</text:p>
                <draw:g>
                  <svg:desc>'Prestazioni algoritmi'.X4:'Prestazioni algoritmi'.X23</svg:desc>
                </draw:g>
              </table:table-cell>
              <table:table-cell office:value-type="float" office:value="24">
                <text:p>24</text:p>
                <draw:g>
                  <svg:desc>'Prestazioni algoritmi'.Y4:'Prestazioni algoritmi'.Y23</svg:desc>
                </draw:g>
              </table:table-cell>
              <table:table-cell office:value-type="float" office:value="20">
                <text:p>20</text:p>
                <draw:g>
                  <svg:desc>'Prestazioni algoritmi'.Z4:'Prestazioni algoritmi'.Z23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7">
                <text:p>87</text:p>
              </table:table-cell>
              <table:table-cell office:value-type="float" office:value="42">
                <text:p>42</text:p>
              </table:table-cell>
              <table:table-cell office:value-type="float" office:value="115">
                <text:p>115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102">
                <text:p>102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152">
                <text:p>152</text:p>
              </table:table-cell>
              <table:table-cell office:value-type="float" office:value="232">
                <text:p>232</text:p>
              </table:table-cell>
              <table:table-cell office:value-type="float" office:value="129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59">
                <text:p>159</text:p>
              </table:table-cell>
              <table:table-cell office:value-type="float" office:value="91">
                <text:p>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05">
                <text:p>105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58">
                <text:p>158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60">
                <text:p>1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21">
                <text:p>121</text:p>
              </table:table-cell>
              <table:table-cell office:value-type="float" office:value="117">
                <text:p>117</text:p>
              </table:table-cell>
              <table:table-cell office:value-type="float" office:value="162">
                <text:p>162</text:p>
              </table:table-cell>
              <table:table-cell office:value-type="float" office:value="198">
                <text:p>198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227">
                <text:p>227</text:p>
              </table:table-cell>
              <table:table-cell office:value-type="float" office:value="249">
                <text:p>249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121">
                <text:p>12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212">
                <text:p>212</text:p>
              </table:table-cell>
              <table:table-cell office:value-type="float" office:value="186">
                <text:p>186</text:p>
              </table:table-cell>
              <table:table-cell office:value-type="float" office:value="168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279">
                <text:p>279</text:p>
              </table:table-cell>
              <table:table-cell office:value-type="float" office:value="289">
                <text:p>289</text:p>
              </table:table-cell>
              <table:table-cell office:value-type="float" office:value="247">
                <text:p>247</text:p>
              </table:table-cell>
              <table:table-cell office:value-type="float" office:value="136">
                <text:p>1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202">
                <text:p>202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200">
                <text:p>200</text:p>
              </table:table-cell>
              <table:table-cell office:value-type="float" office:value="296">
                <text:p>296</text:p>
              </table:table-cell>
              <table:table-cell office:value-type="float" office:value="291">
                <text:p>291</text:p>
              </table:table-cell>
              <table:table-cell office:value-type="float" office:value="273">
                <text:p>273</text:p>
              </table:table-cell>
              <table:table-cell office:value-type="float" office:value="300">
                <text:p>300</text:p>
              </table:table-cell>
              <table:table-cell office:value-type="float" office:value="188">
                <text:p>18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174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222">
                <text:p>222</text:p>
              </table:table-cell>
              <table:table-cell office:value-type="float" office:value="227">
                <text:p>227</text:p>
              </table:table-cell>
              <table:table-cell office:value-type="float" office:value="201">
                <text:p>201</text:p>
              </table:table-cell>
              <table:table-cell office:value-type="float" office:value="210">
                <text:p>210</text:p>
              </table:table-cell>
              <table:table-cell office:value-type="float" office:value="314">
                <text:p>314</text:p>
              </table:table-cell>
              <table:table-cell office:value-type="float" office:value="371">
                <text:p>371</text:p>
              </table:table-cell>
              <table:table-cell office:value-type="float" office:value="294">
                <text:p>294</text:p>
              </table:table-cell>
              <table:table-cell office:value-type="float" office:value="302">
                <text:p>302</text:p>
              </table:table-cell>
              <table:table-cell office:value-type="float" office:value="228">
                <text:p>2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96">
                <text:p>196</text:p>
              </table:table-cell>
              <table:table-cell office:value-type="float" office:value="208">
                <text:p>208</text:p>
              </table:table-cell>
              <table:table-cell office:value-type="float" office:value="245">
                <text:p>245</text:p>
              </table:table-cell>
              <table:table-cell office:value-type="float" office:value="248">
                <text:p>248</text:p>
              </table:table-cell>
              <table:table-cell office:value-type="float" office:value="223">
                <text:p>223</text:p>
              </table:table-cell>
              <table:table-cell office:value-type="float" office:value="272">
                <text:p>272</text:p>
              </table:table-cell>
              <table:table-cell office:value-type="float" office:value="357">
                <text:p>357</text:p>
              </table:table-cell>
              <table:table-cell office:value-type="float" office:value="427">
                <text:p>427</text:p>
              </table:table-cell>
              <table:table-cell office:value-type="float" office:value="322">
                <text:p>322</text:p>
              </table:table-cell>
              <table:table-cell office:value-type="float" office:value="326">
                <text:p>326</text:p>
              </table:table-cell>
              <table:table-cell office:value-type="float" office:value="217">
                <text:p>21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230">
                <text:p>230</text:p>
              </table:table-cell>
              <table:table-cell office:value-type="float" office:value="206">
                <text:p>206</text:p>
              </table:table-cell>
              <table:table-cell office:value-type="float" office:value="268">
                <text:p>268</text:p>
              </table:table-cell>
              <table:table-cell office:value-type="float" office:value="271">
                <text:p>271</text:p>
              </table:table-cell>
              <table:table-cell office:value-type="float" office:value="240">
                <text:p>240</text:p>
              </table:table-cell>
              <table:table-cell office:value-type="float" office:value="267">
                <text:p>267</text:p>
              </table:table-cell>
              <table:table-cell office:value-type="float" office:value="381">
                <text:p>381</text:p>
              </table:table-cell>
              <table:table-cell office:value-type="float" office:value="452">
                <text:p>452</text:p>
              </table:table-cell>
              <table:table-cell office:value-type="float" office:value="383">
                <text:p>383</text:p>
              </table:table-cell>
              <table:table-cell office:value-type="float" office:value="348">
                <text:p>348</text:p>
              </table:table-cell>
              <table:table-cell office:value-type="float" office:value="202">
                <text:p>20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241">
                <text:p>241</text:p>
              </table:table-cell>
              <table:table-cell office:value-type="float" office:value="221">
                <text:p>221</text:p>
              </table:table-cell>
              <table:table-cell office:value-type="float" office:value="306">
                <text:p>306</text:p>
              </table:table-cell>
              <table:table-cell office:value-type="float" office:value="293">
                <text:p>293</text:p>
              </table:table-cell>
              <table:table-cell office:value-type="float" office:value="260">
                <text:p>260</text:p>
              </table:table-cell>
              <table:table-cell office:value-type="float" office:value="267">
                <text:p>267</text:p>
              </table:table-cell>
              <table:table-cell office:value-type="float" office:value="405">
                <text:p>405</text:p>
              </table:table-cell>
              <table:table-cell office:value-type="float" office:value="415">
                <text:p>415</text:p>
              </table:table-cell>
              <table:table-cell office:value-type="float" office:value="378">
                <text:p>378</text:p>
              </table:table-cell>
              <table:table-cell office:value-type="float" office:value="384">
                <text:p>384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92">
                <text:p>292</text:p>
              </table:table-cell>
              <table:table-cell office:value-type="float" office:value="255">
                <text:p>255</text:p>
              </table:table-cell>
              <table:table-cell office:value-type="float" office:value="391">
                <text:p>391</text:p>
              </table:table-cell>
              <table:table-cell office:value-type="float" office:value="315">
                <text:p>315</text:p>
              </table:table-cell>
              <table:table-cell office:value-type="float" office:value="277">
                <text:p>277</text:p>
              </table:table-cell>
              <table:table-cell office:value-type="float" office:value="283">
                <text:p>283</text:p>
              </table:table-cell>
              <table:table-cell office:value-type="float" office:value="436">
                <text:p>436</text:p>
              </table:table-cell>
              <table:table-cell office:value-type="float" office:value="482">
                <text:p>482</text:p>
              </table:table-cell>
              <table:table-cell office:value-type="float" office:value="437">
                <text:p>437</text:p>
              </table:table-cell>
              <table:table-cell office:value-type="float" office:value="420">
                <text:p>420</text:p>
              </table:table-cell>
              <table:table-cell office:value-type="float" office:value="255">
                <text:p>25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325">
                <text:p>325</text:p>
              </table:table-cell>
              <table:table-cell office:value-type="float" office:value="276">
                <text:p>276</text:p>
              </table:table-cell>
              <table:table-cell office:value-type="float" office:value="418">
                <text:p>418</text:p>
              </table:table-cell>
              <table:table-cell office:value-type="float" office:value="330">
                <text:p>330</text:p>
              </table:table-cell>
              <table:table-cell office:value-type="float" office:value="292">
                <text:p>292</text:p>
              </table:table-cell>
              <table:table-cell office:value-type="float" office:value="297">
                <text:p>297</text:p>
              </table:table-cell>
              <table:table-cell office:value-type="float" office:value="460">
                <text:p>460</text:p>
              </table:table-cell>
              <table:table-cell office:value-type="float" office:value="489">
                <text:p>489</text:p>
              </table:table-cell>
              <table:table-cell office:value-type="float" office:value="456">
                <text:p>456</text:p>
              </table:table-cell>
              <table:table-cell office:value-type="float" office:value="479">
                <text:p>479</text:p>
              </table:table-cell>
              <table:table-cell office:value-type="float" office:value="334">
                <text:p>33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279">
                <text:p>279</text:p>
              </table:table-cell>
              <table:table-cell office:value-type="float" office:value="275">
                <text:p>275</text:p>
              </table:table-cell>
              <table:table-cell office:value-type="float" office:value="357">
                <text:p>357</text:p>
              </table:table-cell>
              <table:table-cell office:value-type="float" office:value="389">
                <text:p>389</text:p>
              </table:table-cell>
              <table:table-cell office:value-type="float" office:value="334">
                <text:p>334</text:p>
              </table:table-cell>
              <table:table-cell office:value-type="float" office:value="322">
                <text:p>322</text:p>
              </table:table-cell>
              <table:table-cell office:value-type="float" office:value="494">
                <text:p>494</text:p>
              </table:table-cell>
              <table:table-cell office:value-type="float" office:value="487">
                <text:p>487</text:p>
              </table:table-cell>
              <table:table-cell office:value-type="float" office:value="462">
                <text:p>462</text:p>
              </table:table-cell>
              <table:table-cell office:value-type="float" office:value="471">
                <text:p>471</text:p>
              </table:table-cell>
              <table:table-cell office:value-type="float" office:value="261">
                <text:p>26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308">
                <text:p>308</text:p>
              </table:table-cell>
              <table:table-cell office:value-type="float" office:value="297">
                <text:p>297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54">
                <text:p>354</text:p>
              </table:table-cell>
              <table:table-cell office:value-type="float" office:value="417">
                <text:p>417</text:p>
              </table:table-cell>
              <table:table-cell office:value-type="float" office:value="535">
                <text:p>535</text:p>
              </table:table-cell>
              <table:table-cell office:value-type="float" office:value="528">
                <text:p>528</text:p>
              </table:table-cell>
              <table:table-cell office:value-type="float" office:value="495">
                <text:p>495</text:p>
              </table:table-cell>
              <table:table-cell office:value-type="float" office:value="524">
                <text:p>524</text:p>
              </table:table-cell>
              <table:table-cell office:value-type="float" office:value="281">
                <text:p>28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329">
                <text:p>329</text:p>
              </table:table-cell>
              <table:table-cell office:value-type="float" office:value="324">
                <text:p>324</text:p>
              </table:table-cell>
              <table:table-cell office:value-type="float" office:value="400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355">
                <text:p>355</text:p>
              </table:table-cell>
              <table:table-cell office:value-type="float" office:value="378">
                <text:p>378</text:p>
              </table:table-cell>
              <table:table-cell office:value-type="float" office:value="602">
                <text:p>602</text:p>
              </table:table-cell>
              <table:table-cell office:value-type="float" office:value="551">
                <text:p>551</text:p>
              </table:table-cell>
              <table:table-cell office:value-type="float" office:value="522">
                <text:p>522</text:p>
              </table:table-cell>
              <table:table-cell office:value-type="float" office:value="566">
                <text:p>566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35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425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70">
                <text:p>370</text:p>
              </table:table-cell>
              <table:table-cell office:value-type="float" office:value="376">
                <text:p>376</text:p>
              </table:table-cell>
              <table:table-cell office:value-type="float" office:value="598">
                <text:p>598</text:p>
              </table:table-cell>
              <table:table-cell office:value-type="float" office:value="641">
                <text:p>641</text:p>
              </table:table-cell>
              <table:table-cell office:value-type="float" office:value="550">
                <text:p>550</text:p>
              </table:table-cell>
              <table:table-cell office:value-type="float" office:value="554">
                <text:p>554</text:p>
              </table:table-cell>
              <table:table-cell office:value-type="float" office:value="315">
                <text:p>315</text:p>
              </table:table-cell>
              <table:table-cell office:value-type="float" office:value="326">
                <text:p>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color="#ff950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686cm" svg:height="18.909cm" xlink:href=".." xlink:type="simple" chart:class="chart:line" chart:style-name="ch1">
        <chart:title svg:x="16.814cm" svg:y="0.514cm" chart:style-name="ch2">
          <text:p>Confronto algoritmi</text:p>
        </chart:title>
        <chart:subtitle svg:x="16.652cm" svg:y="1.681cm" chart:style-name="ch3">
          <text:p>Elementi vari o poco vari</text:p>
        </chart:subtitle>
        <chart:legend chart:legend-position="end" svg:x="29.344cm" svg:y="7.886cm" style:legend-expansion="high" chart:style-name="ch4"/>
        <chart:plot-area chart:style-name="ch5" table:cell-range-address="'Prestazioni algoritmi'.AA1:'Prestazioni algoritmi'.AG23" chart:data-source-has-labels="both" svg:x="1.203cm" svg:y="3.102cm" svg:width="26.635cm" svg:height="15.009cm">
          <chartooo:coordinate-region svg:x="2.724cm" svg:y="3.306cm" svg:width="24.329cm" svg:height="13.744cm"/>
          <chart:axis chart:dimension="x" chart:name="primary-x" chart:style-name="ch6" chartooo:axis-type="auto">
            <chartooo:date-scale/>
            <chart:categories table:cell-range-address="'Prestazioni algoritmi'.AA4:'Prestazioni algoritmi'.AA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restazioni algoritmi'.AB4:'Prestazioni algoritmi'.AB23" chart:label-cell-address="'Prestazioni algoritmi'.AB1:'Prestazioni algoritmi'.AB3" chart:class="chart:line">
            <chart:data-point chart:repeated="20"/>
          </chart:series>
          <chart:series chart:style-name="ch10" chart:values-cell-range-address="'Prestazioni algoritmi'.AC4:'Prestazioni algoritmi'.AC23" chart:label-cell-address="'Prestazioni algoritmi'.AC1:'Prestazioni algoritmi'.AC3" chart:class="chart:line">
            <chart:data-point chart:repeated="20"/>
          </chart:series>
          <chart:series chart:style-name="ch11" chart:values-cell-range-address="'Prestazioni algoritmi'.AD4:'Prestazioni algoritmi'.AD23" chart:label-cell-address="'Prestazioni algoritmi'.AD1:'Prestazioni algoritmi'.AD3" chart:class="chart:line">
            <chart:data-point chart:repeated="20"/>
          </chart:series>
          <chart:series chart:style-name="ch12" chart:values-cell-range-address="'Prestazioni algoritmi'.AE4:'Prestazioni algoritmi'.AE23" chart:label-cell-address="'Prestazioni algoritmi'.AE1:'Prestazioni algoritmi'.AE3" chart:class="chart:line">
            <chart:data-point chart:repeated="20"/>
          </chart:series>
          <chart:series chart:style-name="ch13" chart:values-cell-range-address="'Prestazioni algoritmi'.AF4:'Prestazioni algoritmi'.AF23" chart:label-cell-address="'Prestazioni algoritmi'.AF1:'Prestazioni algoritmi'.AF3" chart:class="chart:line">
            <chart:data-point chart:repeated="20"/>
          </chart:series>
          <chart:series chart:style-name="ch14" chart:values-cell-range-address="'Prestazioni algoritmi'.AG4:'Prestazioni algoritmi'.AG23" chart:label-cell-address="'Prestazioni algoritmi'.AG1:'Prestazioni algoritmi'.AG3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 alla Hoare Elementi molto diversi</text:p>
                <text:list>
                  <text:list-item>
                    <text:p/>
                  </text:list-item>
                  <text:list-item>
                    <text:p>QuickSort alla Hoare</text:p>
                  </text:list-item>
                  <text:list-item>
                    <text:p>Elementi molto diversi</text:p>
                  </text:list-item>
                </text:list>
                <draw:g>
                  <svg:desc>'Prestazioni algoritmi'.AB1:'Prestazioni algoritmi'.AB3</svg:desc>
                </draw:g>
              </table:table-cell>
              <table:table-cell office:value-type="string">
                <text:p>Elementi poco vari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Elementi poco vari</text:p>
                  </text:list-item>
                </text:list>
                <draw:g>
                  <svg:desc>'Prestazioni algoritmi'.AC1:'Prestazioni algoritmi'.AC3</svg:desc>
                </draw:g>
              </table:table-cell>
              <table:table-cell office:value-type="string">
                <text:p>QuickSort libro Elementi molto diversi</text:p>
                <text:list>
                  <text:list-item>
                    <text:p/>
                  </text:list-item>
                  <text:list-item>
                    <text:p>QuickSort libro</text:p>
                  </text:list-item>
                  <text:list-item>
                    <text:p>Elementi molto diversi</text:p>
                  </text:list-item>
                </text:list>
                <draw:g>
                  <svg:desc>'Prestazioni algoritmi'.AD1:'Prestazioni algoritmi'.AD3</svg:desc>
                </draw:g>
              </table:table-cell>
              <table:table-cell office:value-type="string">
                <text:p>Elementi poco vari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Elementi poco vari</text:p>
                  </text:list-item>
                </text:list>
                <draw:g>
                  <svg:desc>'Prestazioni algoritmi'.AE1:'Prestazioni algoritmi'.AE3</svg:desc>
                </draw:g>
              </table:table-cell>
              <table:table-cell office:value-type="string">
                <text:p>QuickSort ottimizzato Elementi molto diversi</text:p>
                <text:list>
                  <text:list-item>
                    <text:p/>
                  </text:list-item>
                  <text:list-item>
                    <text:p>QuickSort ottimizzato</text:p>
                  </text:list-item>
                  <text:list-item>
                    <text:p>Elementi molto diversi</text:p>
                  </text:list-item>
                </text:list>
                <draw:g>
                  <svg:desc>'Prestazioni algoritmi'.AF1:'Prestazioni algoritmi'.AF3</svg:desc>
                </draw:g>
              </table:table-cell>
              <table:table-cell office:value-type="string">
                <text:p>Elementi poco vari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Elementi poco vari</text:p>
                  </text:list-item>
                </text:list>
                <draw:g>
                  <svg:desc>'Prestazioni algoritmi'.AG1:'Prestazioni algoritmi'.AG3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'Prestazioni algoritmi'.AA4:'Prestazioni algoritmi'.AA23</svg:desc>
                </draw:g>
              </table:table-cell>
              <table:table-cell office:value-type="float" office:value="59.71">
                <text:p>59.71</text:p>
                <draw:g>
                  <svg:desc>'Prestazioni algoritmi'.AB4:'Prestazioni algoritmi'.AB23</svg:desc>
                </draw:g>
              </table:table-cell>
              <table:table-cell office:value-type="float" office:value="54.02">
                <text:p>54.02</text:p>
                <draw:g>
                  <svg:desc>'Prestazioni algoritmi'.AC4:'Prestazioni algoritmi'.AC23</svg:desc>
                </draw:g>
              </table:table-cell>
              <table:table-cell office:value-type="float" office:value="33.54">
                <text:p>33.54</text:p>
                <draw:g>
                  <svg:desc>'Prestazioni algoritmi'.AD4:'Prestazioni algoritmi'.AD23</svg:desc>
                </draw:g>
              </table:table-cell>
              <table:table-cell office:value-type="float" office:value="34.82">
                <text:p>34.82</text:p>
                <draw:g>
                  <svg:desc>'Prestazioni algoritmi'.AE4:'Prestazioni algoritmi'.AE23</svg:desc>
                </draw:g>
              </table:table-cell>
              <table:table-cell office:value-type="float" office:value="18.59">
                <text:p>18.59</text:p>
                <draw:g>
                  <svg:desc>'Prestazioni algoritmi'.AF4:'Prestazioni algoritmi'.AF23</svg:desc>
                </draw:g>
              </table:table-cell>
              <table:table-cell office:value-type="float" office:value="10.89">
                <text:p>10.89</text:p>
                <draw:g>
                  <svg:desc>'Prestazioni algoritmi'.AG4:'Prestazioni algoritmi'.AG23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94.58">
                <text:p>94.58</text:p>
              </table:table-cell>
              <table:table-cell office:value-type="float" office:value="87.05">
                <text:p>87.05</text:p>
              </table:table-cell>
              <table:table-cell office:value-type="float" office:value="68.69">
                <text:p>68.69</text:p>
              </table:table-cell>
              <table:table-cell office:value-type="float" office:value="71.86">
                <text:p>71.86</text:p>
              </table:table-cell>
              <table:table-cell office:value-type="float" office:value="29.73">
                <text:p>29.73</text:p>
              </table:table-cell>
              <table:table-cell office:value-type="float" office:value="24.29">
                <text:p>24.2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33.88">
                <text:p>133.88</text:p>
              </table:table-cell>
              <table:table-cell office:value-type="float" office:value="130.19">
                <text:p>130.19</text:p>
              </table:table-cell>
              <table:table-cell office:value-type="float" office:value="112.54">
                <text:p>112.54</text:p>
              </table:table-cell>
              <table:table-cell office:value-type="float" office:value="118.17">
                <text:p>118.17</text:p>
              </table:table-cell>
              <table:table-cell office:value-type="float" office:value="44.23">
                <text:p>44.23</text:p>
              </table:table-cell>
              <table:table-cell office:value-type="float" office:value="38.56">
                <text:p>38.5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77.96">
                <text:p>177.96</text:p>
              </table:table-cell>
              <table:table-cell office:value-type="float" office:value="174.89">
                <text:p>174.89</text:p>
              </table:table-cell>
              <table:table-cell office:value-type="float" office:value="147.04">
                <text:p>147.04</text:p>
              </table:table-cell>
              <table:table-cell office:value-type="float" office:value="184.9">
                <text:p>184.9</text:p>
              </table:table-cell>
              <table:table-cell office:value-type="float" office:value="50.04">
                <text:p>50.04</text:p>
              </table:table-cell>
              <table:table-cell office:value-type="float" office:value="50.67">
                <text:p>50.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25.39">
                <text:p>225.39</text:p>
              </table:table-cell>
              <table:table-cell office:value-type="float" office:value="211.75">
                <text:p>211.75</text:p>
              </table:table-cell>
              <table:table-cell office:value-type="float" office:value="173.68">
                <text:p>173.68</text:p>
              </table:table-cell>
              <table:table-cell office:value-type="float" office:value="251.14">
                <text:p>251.14</text:p>
              </table:table-cell>
              <table:table-cell office:value-type="float" office:value="62.93">
                <text:p>62.93</text:p>
              </table:table-cell>
              <table:table-cell office:value-type="float" office:value="72.63">
                <text:p>72.6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55.12">
                <text:p>255.12</text:p>
              </table:table-cell>
              <table:table-cell office:value-type="float" office:value="268.83">
                <text:p>268.83</text:p>
              </table:table-cell>
              <table:table-cell office:value-type="float" office:value="213.14">
                <text:p>213.14</text:p>
              </table:table-cell>
              <table:table-cell office:value-type="float" office:value="214.61">
                <text:p>214.61</text:p>
              </table:table-cell>
              <table:table-cell office:value-type="float" office:value="73.27">
                <text:p>73.27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306.53">
                <text:p>306.53</text:p>
              </table:table-cell>
              <table:table-cell office:value-type="float" office:value="310.17">
                <text:p>310.17</text:p>
              </table:table-cell>
              <table:table-cell office:value-type="float" office:value="264.11">
                <text:p>264.11</text:p>
              </table:table-cell>
              <table:table-cell office:value-type="float" office:value="249.68">
                <text:p>249.68</text:p>
              </table:table-cell>
              <table:table-cell office:value-type="float" office:value="85.92">
                <text:p>85.92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37.29">
                <text:p>337.29</text:p>
              </table:table-cell>
              <table:table-cell office:value-type="float" office:value="361.22">
                <text:p>361.22</text:p>
              </table:table-cell>
              <table:table-cell office:value-type="float" office:value="287.77">
                <text:p>287.77</text:p>
              </table:table-cell>
              <table:table-cell office:value-type="float" office:value="282.11">
                <text:p>282.11</text:p>
              </table:table-cell>
              <table:table-cell office:value-type="float" office:value="121.8">
                <text:p>121.8</text:p>
              </table:table-cell>
              <table:table-cell office:value-type="float" office:value="115.28">
                <text:p>115.28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91.91">
                <text:p>391.91</text:p>
              </table:table-cell>
              <table:table-cell office:value-type="float" office:value="374.39">
                <text:p>374.39</text:p>
              </table:table-cell>
              <table:table-cell office:value-type="float" office:value="360.31">
                <text:p>360.31</text:p>
              </table:table-cell>
              <table:table-cell office:value-type="float" office:value="325.21">
                <text:p>325.21</text:p>
              </table:table-cell>
              <table:table-cell office:value-type="float" office:value="123.19">
                <text:p>123.19</text:p>
              </table:table-cell>
              <table:table-cell office:value-type="float" office:value="113.56">
                <text:p>113.5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45.23">
                <text:p>445.23</text:p>
              </table:table-cell>
              <table:table-cell office:value-type="float" office:value="410.51">
                <text:p>410.51</text:p>
              </table:table-cell>
              <table:table-cell office:value-type="float" office:value="383.22">
                <text:p>383.22</text:p>
              </table:table-cell>
              <table:table-cell office:value-type="float" office:value="370.38">
                <text:p>370.38</text:p>
              </table:table-cell>
              <table:table-cell office:value-type="float" office:value="145.79">
                <text:p>145.79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505.4">
                <text:p>505.4</text:p>
              </table:table-cell>
              <table:table-cell office:value-type="float" office:value="472.55">
                <text:p>472.55</text:p>
              </table:table-cell>
              <table:table-cell office:value-type="float" office:value="397.55">
                <text:p>397.55</text:p>
              </table:table-cell>
              <table:table-cell office:value-type="float" office:value="398.42">
                <text:p>398.42</text:p>
              </table:table-cell>
              <table:table-cell office:value-type="float" office:value="144.7">
                <text:p>144.7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571.16">
                <text:p>571.16</text:p>
              </table:table-cell>
              <table:table-cell office:value-type="float" office:value="525.78">
                <text:p>525.78</text:p>
              </table:table-cell>
              <table:table-cell office:value-type="float" office:value="430.94">
                <text:p>430.94</text:p>
              </table:table-cell>
              <table:table-cell office:value-type="float" office:value="429.06">
                <text:p>429.06</text:p>
              </table:table-cell>
              <table:table-cell office:value-type="float" office:value="151.62">
                <text:p>151.62</text:p>
              </table:table-cell>
              <table:table-cell office:value-type="float" office:value="155.11">
                <text:p>155.11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592.18">
                <text:p>592.18</text:p>
              </table:table-cell>
              <table:table-cell office:value-type="float" office:value="568.48">
                <text:p>568.48</text:p>
              </table:table-cell>
              <table:table-cell office:value-type="float" office:value="468.33">
                <text:p>468.33</text:p>
              </table:table-cell>
              <table:table-cell office:value-type="float" office:value="466.45">
                <text:p>466.45</text:p>
              </table:table-cell>
              <table:table-cell office:value-type="float" office:value="164.71">
                <text:p>164.71</text:p>
              </table:table-cell>
              <table:table-cell office:value-type="float" office:value="172.61">
                <text:p>172.61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622.38">
                <text:p>622.38</text:p>
              </table:table-cell>
              <table:table-cell office:value-type="float" office:value="609.88">
                <text:p>609.88</text:p>
              </table:table-cell>
              <table:table-cell office:value-type="float" office:value="503.82">
                <text:p>503.82</text:p>
              </table:table-cell>
              <table:table-cell office:value-type="float" office:value="504.19">
                <text:p>504.19</text:p>
              </table:table-cell>
              <table:table-cell office:value-type="float" office:value="178.69">
                <text:p>178.69</text:p>
              </table:table-cell>
              <table:table-cell office:value-type="float" office:value="180.73">
                <text:p>180.73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669.59">
                <text:p>669.59</text:p>
              </table:table-cell>
              <table:table-cell office:value-type="float" office:value="707.45">
                <text:p>707.45</text:p>
              </table:table-cell>
              <table:table-cell office:value-type="float" office:value="536.18">
                <text:p>536.18</text:p>
              </table:table-cell>
              <table:table-cell office:value-type="float" office:value="562.36">
                <text:p>562.36</text:p>
              </table:table-cell>
              <table:table-cell office:value-type="float" office:value="195.25">
                <text:p>195.25</text:p>
              </table:table-cell>
              <table:table-cell office:value-type="float" office:value="194.07">
                <text:p>194.07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815.57">
                <text:p>815.57</text:p>
              </table:table-cell>
              <table:table-cell office:value-type="float" office:value="691.95">
                <text:p>691.95</text:p>
              </table:table-cell>
              <table:table-cell office:value-type="float" office:value="573.51">
                <text:p>573.51</text:p>
              </table:table-cell>
              <table:table-cell office:value-type="float" office:value="576.42">
                <text:p>576.42</text:p>
              </table:table-cell>
              <table:table-cell office:value-type="float" office:value="204.53">
                <text:p>204.53</text:p>
              </table:table-cell>
              <table:table-cell office:value-type="float" office:value="207.32">
                <text:p>207.32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742.76">
                <text:p>742.76</text:p>
              </table:table-cell>
              <table:table-cell office:value-type="float" office:value="723.11">
                <text:p>723.11</text:p>
              </table:table-cell>
              <table:table-cell office:value-type="float" office:value="636.89">
                <text:p>636.89</text:p>
              </table:table-cell>
              <table:table-cell office:value-type="float" office:value="613.57">
                <text:p>613.57</text:p>
              </table:table-cell>
              <table:table-cell office:value-type="float" office:value="218.22">
                <text:p>218.22</text:p>
              </table:table-cell>
              <table:table-cell office:value-type="float" office:value="220.24">
                <text:p>220.24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760.89">
                <text:p>760.89</text:p>
              </table:table-cell>
              <table:table-cell office:value-type="float" office:value="810.71">
                <text:p>810.71</text:p>
              </table:table-cell>
              <table:table-cell office:value-type="float" office:value="654.64">
                <text:p>654.64</text:p>
              </table:table-cell>
              <table:table-cell office:value-type="float" office:value="657.5">
                <text:p>657.5</text:p>
              </table:table-cell>
              <table:table-cell office:value-type="float" office:value="230.9">
                <text:p>230.9</text:p>
              </table:table-cell>
              <table:table-cell office:value-type="float" office:value="230.67">
                <text:p>230.67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835.04">
                <text:p>835.04</text:p>
              </table:table-cell>
              <table:table-cell office:value-type="float" office:value="816.54">
                <text:p>816.54</text:p>
              </table:table-cell>
              <table:table-cell office:value-type="float" office:value="698.29">
                <text:p>698.29</text:p>
              </table:table-cell>
              <table:table-cell office:value-type="float" office:value="695">
                <text:p>695</text:p>
              </table:table-cell>
              <table:table-cell office:value-type="float" office:value="244.88">
                <text:p>244.88</text:p>
              </table:table-cell>
              <table:table-cell office:value-type="float" office:value="245.69">
                <text:p>245.6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865.32">
                <text:p>865.32</text:p>
              </table:table-cell>
              <table:table-cell office:value-type="float" office:value="881.14">
                <text:p>881.14</text:p>
              </table:table-cell>
              <table:table-cell office:value-type="float" office:value="722.7">
                <text:p>722.7</text:p>
              </table:table-cell>
              <table:table-cell office:value-type="float" office:value="723.51">
                <text:p>723.51</text:p>
              </table:table-cell>
              <table:table-cell office:value-type="float" office:value="260.17">
                <text:p>260.17</text:p>
              </table:table-cell>
              <table:table-cell office:value-type="float" office:value="261.56">
                <text:p>261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6" style:family="chart" style:data-style-name="N2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17" style:family="chart" style:data-style-name="N2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18" style:family="chart" style:data-style-name="N2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9" style:family="chart" style:data-style-name="N2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20" style:family="chart" style:data-style-name="N2">
      <style:chart-properties chart:symbol-type="none"/>
      <style:graphic-properties svg:stroke-color="#9999ff" draw:fill-color="#9999ff"/>
      <style:text-properties fo:font-size="10pt" style:font-size-asian="10pt" style:font-size-complex="10pt"/>
    </style:style>
    <style:style style:name="ch21" style:family="chart" style:data-style-name="N2">
      <style:chart-properties chart:symbol-type="none"/>
      <style:graphic-properties svg:stroke-color="#4c1900" draw:fill-color="#4c1900"/>
      <style:text-properties fo:font-size="10pt" style:font-size-asian="10pt" style:font-size-complex="10pt"/>
    </style:style>
    <style:style style:name="ch22" style:family="chart" style:data-style-name="N2">
      <style:chart-properties chart:symbol-type="none"/>
      <style:graphic-properties svg:stroke-color="#996633" draw:fill-color="#996633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6.705cm" svg:height="18.448cm" xlink:href=".." xlink:type="simple" chart:class="chart:line" chart:style-name="ch1">
        <chart:title svg:x="16.323cm" svg:y="0.504cm" chart:style-name="ch2">
          <text:p>Confronto algoritmi</text:p>
        </chart:title>
        <chart:subtitle svg:x="18.147cm" svg:y="1.661cm" chart:style-name="ch3">
          <text:p>C</text:p>
        </chart:subtitle>
        <chart:legend chart:legend-position="end" svg:x="29.633cm" svg:y="6.138cm" style:legend-expansion="high" chart:style-name="ch4"/>
        <chart:plot-area chart:style-name="ch5" table:cell-range-address="'Prestazioni algoritmi'.A1:'Prestazioni algoritmi'.M23" chart:data-source-has-labels="both" svg:x="1.726cm" svg:y="3.062cm" svg:width="26.439cm" svg:height="14.056cm">
          <chartooo:coordinate-region svg:x="3.247cm" svg:y="3.265cm" svg:width="24.134cm" svg:height="12.792cm"/>
          <chart:axis chart:dimension="x" chart:name="primary-x" chart:style-name="ch6" chartooo:axis-type="auto">
            <chartooo:date-scale/>
            <chart:title svg:x="14.266cm" svg:y="17.487cm" chart:style-name="ch7">
              <text:p>Elementi</text:p>
            </chart:title>
            <chart:categories table:cell-range-address="'Prestazioni algoritmi'.A4:'Prestazioni algoritmi'.A23"/>
          </chart:axis>
          <chart:axis chart:dimension="y" chart:name="primary-y" chart:style-name="ch8">
            <chart:title svg:x="0.451cm" svg:y="10.985cm" chart:style-name="ch9">
              <text:p>Tempo (ms)</text:p>
            </chart:title>
            <chart:grid chart:style-name="ch10" chart:class="major"/>
          </chart:axis>
          <chart:series chart:style-name="ch11" chart:values-cell-range-address="'Prestazioni algoritmi'.B4:'Prestazioni algoritmi'.B23" chart:label-cell-address="'Prestazioni algoritmi'.B1:'Prestazioni algoritmi'.B3" chart:class="chart:line">
            <chart:data-point chart:repeated="20"/>
          </chart:series>
          <chart:series chart:style-name="ch12" chart:values-cell-range-address="'Prestazioni algoritmi'.C4:'Prestazioni algoritmi'.C23" chart:label-cell-address="'Prestazioni algoritmi'.C1:'Prestazioni algoritmi'.C3" chart:class="chart:line">
            <chart:data-point chart:repeated="20"/>
          </chart:series>
          <chart:series chart:style-name="ch13" chart:values-cell-range-address="'Prestazioni algoritmi'.D4:'Prestazioni algoritmi'.D23" chart:label-cell-address="'Prestazioni algoritmi'.D1:'Prestazioni algoritmi'.D3" chart:class="chart:line">
            <chart:data-point chart:repeated="20"/>
          </chart:series>
          <chart:series chart:style-name="ch14" chart:values-cell-range-address="'Prestazioni algoritmi'.E4:'Prestazioni algoritmi'.E23" chart:label-cell-address="'Prestazioni algoritmi'.E1:'Prestazioni algoritmi'.E3" chart:class="chart:line">
            <chart:data-point chart:repeated="20"/>
          </chart:series>
          <chart:series chart:style-name="ch15" chart:values-cell-range-address="'Prestazioni algoritmi'.F4:'Prestazioni algoritmi'.F23" chart:label-cell-address="'Prestazioni algoritmi'.F1:'Prestazioni algoritmi'.F3" chart:class="chart:line">
            <chart:data-point chart:repeated="20"/>
          </chart:series>
          <chart:series chart:style-name="ch16" chart:values-cell-range-address="'Prestazioni algoritmi'.G4:'Prestazioni algoritmi'.G23" chart:label-cell-address="'Prestazioni algoritmi'.G1:'Prestazioni algoritmi'.G3" chart:class="chart:line">
            <chart:data-point chart:repeated="20"/>
          </chart:series>
          <chart:series chart:style-name="ch17" chart:values-cell-range-address="'Prestazioni algoritmi'.H4:'Prestazioni algoritmi'.H23" chart:label-cell-address="'Prestazioni algoritmi'.H1:'Prestazioni algoritmi'.H3" chart:class="chart:line">
            <chart:data-point chart:repeated="20"/>
          </chart:series>
          <chart:series chart:style-name="ch18" chart:values-cell-range-address="'Prestazioni algoritmi'.I4:'Prestazioni algoritmi'.I23" chart:label-cell-address="'Prestazioni algoritmi'.I1:'Prestazioni algoritmi'.I3" chart:class="chart:line">
            <chart:data-point chart:repeated="20"/>
          </chart:series>
          <chart:series chart:style-name="ch19" chart:values-cell-range-address="'Prestazioni algoritmi'.J4:'Prestazioni algoritmi'.J23" chart:label-cell-address="'Prestazioni algoritmi'.J1:'Prestazioni algoritmi'.J3" chart:class="chart:line">
            <chart:data-point chart:repeated="20"/>
          </chart:series>
          <chart:series chart:style-name="ch20" chart:values-cell-range-address="'Prestazioni algoritmi'.K4:'Prestazioni algoritmi'.K23" chart:label-cell-address="'Prestazioni algoritmi'.K1:'Prestazioni algoritmi'.K3" chart:class="chart:line">
            <chart:data-point chart:repeated="20"/>
          </chart:series>
          <chart:series chart:style-name="ch21" chart:values-cell-range-address="'Prestazioni algoritmi'.L4:'Prestazioni algoritmi'.L23" chart:label-cell-address="'Prestazioni algoritmi'.L1:'Prestazioni algoritmi'.L3" chart:class="chart:line">
            <chart:data-point chart:repeated="20"/>
          </chart:series>
          <chart:series chart:style-name="ch22" chart:values-cell-range-address="'Prestazioni algoritmi'.M4:'Prestazioni algoritmi'.M23" chart:label-cell-address="'Prestazioni algoritmi'.M1:'Prestazioni algoritmi'.M3" chart:class="chart:line">
            <chart:data-point chart:repeated="2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 base Ordinato</text:p>
                <text:list>
                  <text:list-item>
                    <text:p/>
                  </text:list-item>
                  <text:list-item>
                    <text:p>MergeSort base</text:p>
                  </text:list-item>
                  <text:list-item>
                    <text:p>Ordinato</text:p>
                  </text:list-item>
                </text:list>
                <draw:g>
                  <svg:desc>'Prestazioni algoritmi'.B1:'Prestazioni algoritmi'.B3</svg:desc>
                </draw:g>
              </table:table-cell>
              <table:table-cell office:value-type="string">
                <text:p>Non ordinat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Non ordinato</text:p>
                  </text:list-item>
                </text:list>
                <draw:g>
                  <svg:desc>'Prestazioni algoritmi'.C1:'Prestazioni algoritmi'.C3</svg:desc>
                </draw:g>
              </table:table-cell>
              <table:table-cell office:value-type="string">
                <text:p>MergeSort ottimizzato Ordinato</text:p>
                <text:list>
                  <text:list-item>
                    <text:p/>
                  </text:list-item>
                  <text:list-item>
                    <text:p>MergeSort ottimizzato</text:p>
                  </text:list-item>
                  <text:list-item>
                    <text:p>Ordinato</text:p>
                  </text:list-item>
                </text:list>
                <draw:g>
                  <svg:desc>'Prestazioni algoritmi'.D1:'Prestazioni algoritmi'.D3</svg:desc>
                </draw:g>
              </table:table-cell>
              <table:table-cell office:value-type="string">
                <text:p>Non ordinat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Non ordinato</text:p>
                  </text:list-item>
                </text:list>
                <draw:g>
                  <svg:desc>'Prestazioni algoritmi'.E1:'Prestazioni algoritmi'.E3</svg:desc>
                </draw:g>
              </table:table-cell>
              <table:table-cell office:value-type="string">
                <text:p>MergeSort passo alternato Ordinato</text:p>
                <text:list>
                  <text:list-item>
                    <text:p/>
                  </text:list-item>
                  <text:list-item>
                    <text:p>MergeSort passo alternato</text:p>
                  </text:list-item>
                  <text:list-item>
                    <text:p>Ordinato</text:p>
                  </text:list-item>
                </text:list>
                <draw:g>
                  <svg:desc>'Prestazioni algoritmi'.F1:'Prestazioni algoritmi'.F3</svg:desc>
                </draw:g>
              </table:table-cell>
              <table:table-cell office:value-type="string">
                <text:p>Non ordinat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Non ordinato</text:p>
                  </text:list-item>
                </text:list>
                <draw:g>
                  <svg:desc>'Prestazioni algoritmi'.G1:'Prestazioni algoritmi'.G3</svg:desc>
                </draw:g>
              </table:table-cell>
              <table:table-cell office:value-type="string">
                <text:p>QuickSort alla Hoare Ordinato</text:p>
                <text:list>
                  <text:list-item>
                    <text:p/>
                  </text:list-item>
                  <text:list-item>
                    <text:p>QuickSort alla Hoare</text:p>
                  </text:list-item>
                  <text:list-item>
                    <text:p>Ordinato</text:p>
                  </text:list-item>
                </text:list>
                <draw:g>
                  <svg:desc>'Prestazioni algoritmi'.H1:'Prestazioni algoritmi'.H3</svg:desc>
                </draw:g>
              </table:table-cell>
              <table:table-cell office:value-type="string">
                <text:p>Non ordinat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Non ordinato</text:p>
                  </text:list-item>
                </text:list>
                <draw:g>
                  <svg:desc>'Prestazioni algoritmi'.I1:'Prestazioni algoritmi'.I3</svg:desc>
                </draw:g>
              </table:table-cell>
              <table:table-cell office:value-type="string">
                <text:p>QuickSort libro Ordinato</text:p>
                <text:list>
                  <text:list-item>
                    <text:p/>
                  </text:list-item>
                  <text:list-item>
                    <text:p>QuickSort libro</text:p>
                  </text:list-item>
                  <text:list-item>
                    <text:p>Ordinato</text:p>
                  </text:list-item>
                </text:list>
                <draw:g>
                  <svg:desc>'Prestazioni algoritmi'.J1:'Prestazioni algoritmi'.J3</svg:desc>
                </draw:g>
              </table:table-cell>
              <table:table-cell office:value-type="string">
                <text:p>Non ordinat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Non ordinato</text:p>
                  </text:list-item>
                </text:list>
                <draw:g>
                  <svg:desc>'Prestazioni algoritmi'.K1:'Prestazioni algoritmi'.K3</svg:desc>
                </draw:g>
              </table:table-cell>
              <table:table-cell office:value-type="string">
                <text:p>QuickSort ottimizzato Ordinato</text:p>
                <text:list>
                  <text:list-item>
                    <text:p/>
                  </text:list-item>
                  <text:list-item>
                    <text:p>QuickSort ottimizzato</text:p>
                  </text:list-item>
                  <text:list-item>
                    <text:p>Ordinato</text:p>
                  </text:list-item>
                </text:list>
                <draw:g>
                  <svg:desc>'Prestazioni algoritmi'.L1:'Prestazioni algoritmi'.L3</svg:desc>
                </draw:g>
              </table:table-cell>
              <table:table-cell office:value-type="string">
                <text:p>Non ordinato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Non ordinato</text:p>
                  </text:list-item>
                </text:list>
                <draw:g>
                  <svg:desc>'Prestazioni algoritmi'.M1:'Prestazioni algoritmi'.M3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'Prestazioni algoritmi'.A4:'Prestazioni algoritmi'.A23</svg:desc>
                </draw:g>
              </table:table-cell>
              <table:table-cell office:value-type="float" office:value="12.99">
                <text:p>12.99</text:p>
                <draw:g>
                  <svg:desc>'Prestazioni algoritmi'.B4:'Prestazioni algoritmi'.B23</svg:desc>
                </draw:g>
              </table:table-cell>
              <table:table-cell office:value-type="float" office:value="11.35">
                <text:p>11.35</text:p>
                <draw:g>
                  <svg:desc>'Prestazioni algoritmi'.C4:'Prestazioni algoritmi'.C23</svg:desc>
                </draw:g>
              </table:table-cell>
              <table:table-cell office:value-type="float" office:value="17.79">
                <text:p>17.79</text:p>
                <draw:g>
                  <svg:desc>'Prestazioni algoritmi'.D4:'Prestazioni algoritmi'.D23</svg:desc>
                </draw:g>
              </table:table-cell>
              <table:table-cell office:value-type="float" office:value="14.93">
                <text:p>14.93</text:p>
                <draw:g>
                  <svg:desc>'Prestazioni algoritmi'.E4:'Prestazioni algoritmi'.E23</svg:desc>
                </draw:g>
              </table:table-cell>
              <table:table-cell office:value-type="float" office:value="30.52">
                <text:p>30.52</text:p>
                <draw:g>
                  <svg:desc>'Prestazioni algoritmi'.F4:'Prestazioni algoritmi'.F23</svg:desc>
                </draw:g>
              </table:table-cell>
              <table:table-cell office:value-type="float" office:value="12.8">
                <text:p>12.8</text:p>
                <draw:g>
                  <svg:desc>'Prestazioni algoritmi'.G4:'Prestazioni algoritmi'.G23</svg:desc>
                </draw:g>
              </table:table-cell>
              <table:table-cell office:value-type="float" office:value="67.37">
                <text:p>67.37</text:p>
                <draw:g>
                  <svg:desc>'Prestazioni algoritmi'.H4:'Prestazioni algoritmi'.H23</svg:desc>
                </draw:g>
              </table:table-cell>
              <table:table-cell office:value-type="float" office:value="45.19">
                <text:p>45.19</text:p>
                <draw:g>
                  <svg:desc>'Prestazioni algoritmi'.I4:'Prestazioni algoritmi'.I23</svg:desc>
                </draw:g>
              </table:table-cell>
              <table:table-cell office:value-type="float" office:value="37.44">
                <text:p>37.44</text:p>
                <draw:g>
                  <svg:desc>'Prestazioni algoritmi'.J4:'Prestazioni algoritmi'.J23</svg:desc>
                </draw:g>
              </table:table-cell>
              <table:table-cell office:value-type="float" office:value="73.73">
                <text:p>73.73</text:p>
                <draw:g>
                  <svg:desc>'Prestazioni algoritmi'.K4:'Prestazioni algoritmi'.K23</svg:desc>
                </draw:g>
              </table:table-cell>
              <table:table-cell office:value-type="float" office:value="11.87">
                <text:p>11.87</text:p>
                <draw:g>
                  <svg:desc>'Prestazioni algoritmi'.L4:'Prestazioni algoritmi'.L23</svg:desc>
                </draw:g>
              </table:table-cell>
              <table:table-cell office:value-type="float" office:value="11.08">
                <text:p>11.08</text:p>
                <draw:g>
                  <svg:desc>'Prestazioni algoritmi'.M4:'Prestazioni algoritmi'.M23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40.38">
                <text:p>40.38</text:p>
              </table:table-cell>
              <table:table-cell office:value-type="float" office:value="29.46">
                <text:p>29.46</text:p>
              </table:table-cell>
              <table:table-cell office:value-type="float" office:value="35.8">
                <text:p>35.8</text:p>
              </table:table-cell>
              <table:table-cell office:value-type="float" office:value="32.26">
                <text:p>32.26</text:p>
              </table:table-cell>
              <table:table-cell office:value-type="float" office:value="45.42">
                <text:p>45.42</text:p>
              </table:table-cell>
              <table:table-cell office:value-type="float" office:value="29.96">
                <text:p>29.96</text:p>
              </table:table-cell>
              <table:table-cell office:value-type="float" office:value="112.16">
                <text:p>112.16</text:p>
              </table:table-cell>
              <table:table-cell office:value-type="float" office:value="82.25">
                <text:p>82.25</text:p>
              </table:table-cell>
              <table:table-cell office:value-type="float" office:value="68.4">
                <text:p>68.4</text:p>
              </table:table-cell>
              <table:table-cell office:value-type="float" office:value="83.54">
                <text:p>83.54</text:p>
              </table:table-cell>
              <table:table-cell office:value-type="float" office:value="37.93">
                <text:p>37.93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0.65">
                <text:p>40.65</text:p>
              </table:table-cell>
              <table:table-cell office:value-type="float" office:value="41.19">
                <text:p>41.19</text:p>
              </table:table-cell>
              <table:table-cell office:value-type="float" office:value="51.43">
                <text:p>51.43</text:p>
              </table:table-cell>
              <table:table-cell office:value-type="float" office:value="49.8">
                <text:p>49.8</text:p>
              </table:table-cell>
              <table:table-cell office:value-type="float" office:value="70.23">
                <text:p>70.23</text:p>
              </table:table-cell>
              <table:table-cell office:value-type="float" office:value="47.18">
                <text:p>47.18</text:p>
              </table:table-cell>
              <table:table-cell office:value-type="float" office:value="172.17">
                <text:p>172.17</text:p>
              </table:table-cell>
              <table:table-cell office:value-type="float" office:value="124.38">
                <text:p>124.38</text:p>
              </table:table-cell>
              <table:table-cell office:value-type="float" office:value="103.9">
                <text:p>103.9</text:p>
              </table:table-cell>
              <table:table-cell office:value-type="float" office:value="138.96">
                <text:p>138.96</text:p>
              </table:table-cell>
              <table:table-cell office:value-type="float" office:value="35.56">
                <text:p>35.56</text:p>
              </table:table-cell>
              <table:table-cell office:value-type="float" office:value="36.08">
                <text:p>36.0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.94">
                <text:p>56.94</text:p>
              </table:table-cell>
              <table:table-cell office:value-type="float" office:value="55.37">
                <text:p>55.37</text:p>
              </table:table-cell>
              <table:table-cell office:value-type="float" office:value="69.89">
                <text:p>69.89</text:p>
              </table:table-cell>
              <table:table-cell office:value-type="float" office:value="66.63">
                <text:p>66.63</text:p>
              </table:table-cell>
              <table:table-cell office:value-type="float" office:value="202.12">
                <text:p>202.12</text:p>
              </table:table-cell>
              <table:table-cell office:value-type="float" office:value="67.36">
                <text:p>67.36</text:p>
              </table:table-cell>
              <table:table-cell office:value-type="float" office:value="264.18">
                <text:p>264.18</text:p>
              </table:table-cell>
              <table:table-cell office:value-type="float" office:value="174.74">
                <text:p>174.74</text:p>
              </table:table-cell>
              <table:table-cell office:value-type="float" office:value="157.11">
                <text:p>157.11</text:p>
              </table:table-cell>
              <table:table-cell office:value-type="float" office:value="171.43">
                <text:p>171.43</text:p>
              </table:table-cell>
              <table:table-cell office:value-type="float" office:value="52.91">
                <text:p>52.91</text:p>
              </table:table-cell>
              <table:table-cell office:value-type="float" office:value="59.09">
                <text:p>59.0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76.88">
                <text:p>76.88</text:p>
              </table:table-cell>
              <table:table-cell office:value-type="float" office:value="69.26">
                <text:p>69.26</text:p>
              </table:table-cell>
              <table:table-cell office:value-type="float" office:value="105.95">
                <text:p>105.95</text:p>
              </table:table-cell>
              <table:table-cell office:value-type="float" office:value="81.99">
                <text:p>81.99</text:p>
              </table:table-cell>
              <table:table-cell office:value-type="float" office:value="175.2">
                <text:p>175.2</text:p>
              </table:table-cell>
              <table:table-cell office:value-type="float" office:value="90.69">
                <text:p>90.69</text:p>
              </table:table-cell>
              <table:table-cell office:value-type="float" office:value="275.32">
                <text:p>275.32</text:p>
              </table:table-cell>
              <table:table-cell office:value-type="float" office:value="232.57">
                <text:p>232.57</text:p>
              </table:table-cell>
              <table:table-cell office:value-type="float" office:value="195.29">
                <text:p>195.29</text:p>
              </table:table-cell>
              <table:table-cell office:value-type="float" office:value="181.4">
                <text:p>181.4</text:p>
              </table:table-cell>
              <table:table-cell office:value-type="float" office:value="74.58">
                <text:p>74.58</text:p>
              </table:table-cell>
              <table:table-cell office:value-type="float" office:value="62.73">
                <text:p>62.7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86.99">
                <text:p>86.99</text:p>
              </table:table-cell>
              <table:table-cell office:value-type="float" office:value="90.64">
                <text:p>90.64</text:p>
              </table:table-cell>
              <table:table-cell office:value-type="float" office:value="160.34">
                <text:p>160.34</text:p>
              </table:table-cell>
              <table:table-cell office:value-type="float" office:value="100.23">
                <text:p>100.23</text:p>
              </table:table-cell>
              <table:table-cell office:value-type="float" office:value="142.35">
                <text:p>142.35</text:p>
              </table:table-cell>
              <table:table-cell office:value-type="float" office:value="88.6">
                <text:p>88.6</text:p>
              </table:table-cell>
              <table:table-cell office:value-type="float" office:value="299.06">
                <text:p>299.06</text:p>
              </table:table-cell>
              <table:table-cell office:value-type="float" office:value="282.43">
                <text:p>282.43</text:p>
              </table:table-cell>
              <table:table-cell office:value-type="float" office:value="212.91">
                <text:p>212.91</text:p>
              </table:table-cell>
              <table:table-cell office:value-type="float" office:value="215.58">
                <text:p>215.58</text:p>
              </table:table-cell>
              <table:table-cell office:value-type="float" office:value="89.7">
                <text:p>89.7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99.97">
                <text:p>99.97</text:p>
              </table:table-cell>
              <table:table-cell office:value-type="float" office:value="101.61">
                <text:p>101.61</text:p>
              </table:table-cell>
              <table:table-cell office:value-type="float" office:value="159.08">
                <text:p>159.08</text:p>
              </table:table-cell>
              <table:table-cell office:value-type="float" office:value="159.69">
                <text:p>159.69</text:p>
              </table:table-cell>
              <table:table-cell office:value-type="float" office:value="142.69">
                <text:p>142.69</text:p>
              </table:table-cell>
              <table:table-cell office:value-type="float" office:value="105.26">
                <text:p>105.26</text:p>
              </table:table-cell>
              <table:table-cell office:value-type="float" office:value="331.9">
                <text:p>331.9</text:p>
              </table:table-cell>
              <table:table-cell office:value-type="float" office:value="307.71">
                <text:p>307.71</text:p>
              </table:table-cell>
              <table:table-cell office:value-type="float" office:value="244.89">
                <text:p>244.89</text:p>
              </table:table-cell>
              <table:table-cell office:value-type="float" office:value="271.68">
                <text:p>271.68</text:p>
              </table:table-cell>
              <table:table-cell office:value-type="float" office:value="86.42">
                <text:p>86.42</text:p>
              </table:table-cell>
              <table:table-cell office:value-type="float" office:value="90.75">
                <text:p>90.7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13.88">
                <text:p>113.88</text:p>
              </table:table-cell>
              <table:table-cell office:value-type="float" office:value="115.81">
                <text:p>115.81</text:p>
              </table:table-cell>
              <table:table-cell office:value-type="float" office:value="139.11">
                <text:p>139.11</text:p>
              </table:table-cell>
              <table:table-cell office:value-type="float" office:value="138.56">
                <text:p>138.56</text:p>
              </table:table-cell>
              <table:table-cell office:value-type="float" office:value="162.01">
                <text:p>162.01</text:p>
              </table:table-cell>
              <table:table-cell office:value-type="float" office:value="144.97">
                <text:p>144.97</text:p>
              </table:table-cell>
              <table:table-cell office:value-type="float" office:value="408.61">
                <text:p>408.61</text:p>
              </table:table-cell>
              <table:table-cell office:value-type="float" office:value="347.75">
                <text:p>347.75</text:p>
              </table:table-cell>
              <table:table-cell office:value-type="float" office:value="280.75">
                <text:p>280.75</text:p>
              </table:table-cell>
              <table:table-cell office:value-type="float" office:value="285.92">
                <text:p>285.92</text:p>
              </table:table-cell>
              <table:table-cell office:value-type="float" office:value="98.59">
                <text:p>98.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30.16">
                <text:p>130.16</text:p>
              </table:table-cell>
              <table:table-cell office:value-type="float" office:value="135.84">
                <text:p>135.84</text:p>
              </table:table-cell>
              <table:table-cell office:value-type="float" office:value="154.81">
                <text:p>154.81</text:p>
              </table:table-cell>
              <table:table-cell office:value-type="float" office:value="156.58">
                <text:p>156.58</text:p>
              </table:table-cell>
              <table:table-cell office:value-type="float" office:value="166.36">
                <text:p>166.36</text:p>
              </table:table-cell>
              <table:table-cell office:value-type="float" office:value="138.84">
                <text:p>138.84</text:p>
              </table:table-cell>
              <table:table-cell office:value-type="float" office:value="423.97">
                <text:p>423.97</text:p>
              </table:table-cell>
              <table:table-cell office:value-type="float" office:value="378.03">
                <text:p>378.03</text:p>
              </table:table-cell>
              <table:table-cell office:value-type="float" office:value="340.1">
                <text:p>340.1</text:p>
              </table:table-cell>
              <table:table-cell office:value-type="float" office:value="330.86">
                <text:p>330.86</text:p>
              </table:table-cell>
              <table:table-cell office:value-type="float" office:value="121.45">
                <text:p>121.45</text:p>
              </table:table-cell>
              <table:table-cell office:value-type="float" office:value="113.79">
                <text:p>113.7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5.65">
                <text:p>145.65</text:p>
              </table:table-cell>
              <table:table-cell office:value-type="float" office:value="151.59">
                <text:p>151.59</text:p>
              </table:table-cell>
              <table:table-cell office:value-type="float" office:value="171.35">
                <text:p>171.35</text:p>
              </table:table-cell>
              <table:table-cell office:value-type="float" office:value="180.25">
                <text:p>180.25</text:p>
              </table:table-cell>
              <table:table-cell office:value-type="float" office:value="187.45">
                <text:p>187.45</text:p>
              </table:table-cell>
              <table:table-cell office:value-type="float" office:value="147.78">
                <text:p>147.78</text:p>
              </table:table-cell>
              <table:table-cell office:value-type="float" office:value="418.26">
                <text:p>418.26</text:p>
              </table:table-cell>
              <table:table-cell office:value-type="float" office:value="415.85">
                <text:p>415.85</text:p>
              </table:table-cell>
              <table:table-cell office:value-type="float" office:value="354.9">
                <text:p>354.9</text:p>
              </table:table-cell>
              <table:table-cell office:value-type="float" office:value="355.84">
                <text:p>355.84</text:p>
              </table:table-cell>
              <table:table-cell office:value-type="float" office:value="126.34">
                <text:p>126.34</text:p>
              </table:table-cell>
              <table:table-cell office:value-type="float" office:value="127.63">
                <text:p>127.63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172.48">
                <text:p>172.48</text:p>
              </table:table-cell>
              <table:table-cell office:value-type="float" office:value="164.34">
                <text:p>164.34</text:p>
              </table:table-cell>
              <table:table-cell office:value-type="float" office:value="193.33">
                <text:p>193.33</text:p>
              </table:table-cell>
              <table:table-cell office:value-type="float" office:value="197.69">
                <text:p>197.69</text:p>
              </table:table-cell>
              <table:table-cell office:value-type="float" office:value="204.59">
                <text:p>204.59</text:p>
              </table:table-cell>
              <table:table-cell office:value-type="float" office:value="167.27">
                <text:p>167.27</text:p>
              </table:table-cell>
              <table:table-cell office:value-type="float" office:value="456.36">
                <text:p>456.36</text:p>
              </table:table-cell>
              <table:table-cell office:value-type="float" office:value="473.3">
                <text:p>473.3</text:p>
              </table:table-cell>
              <table:table-cell office:value-type="float" office:value="397.22">
                <text:p>397.22</text:p>
              </table:table-cell>
              <table:table-cell office:value-type="float" office:value="415.35">
                <text:p>415.35</text:p>
              </table:table-cell>
              <table:table-cell office:value-type="float" office:value="139.14">
                <text:p>139.14</text:p>
              </table:table-cell>
              <table:table-cell office:value-type="float" office:value="141.32">
                <text:p>141.32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99.19">
                <text:p>199.19</text:p>
              </table:table-cell>
              <table:table-cell office:value-type="float" office:value="179.09">
                <text:p>179.09</text:p>
              </table:table-cell>
              <table:table-cell office:value-type="float" office:value="210.63">
                <text:p>210.63</text:p>
              </table:table-cell>
              <table:table-cell office:value-type="float" office:value="213.5">
                <text:p>213.5</text:p>
              </table:table-cell>
              <table:table-cell office:value-type="float" office:value="217.19">
                <text:p>217.19</text:p>
              </table:table-cell>
              <table:table-cell office:value-type="float" office:value="186.53">
                <text:p>186.53</text:p>
              </table:table-cell>
              <table:table-cell office:value-type="float" office:value="546.09">
                <text:p>546.09</text:p>
              </table:table-cell>
              <table:table-cell office:value-type="float" office:value="525.22">
                <text:p>525.22</text:p>
              </table:table-cell>
              <table:table-cell office:value-type="float" office:value="431.79">
                <text:p>431.79</text:p>
              </table:table-cell>
              <table:table-cell office:value-type="float" office:value="432.7">
                <text:p>432.7</text:p>
              </table:table-cell>
              <table:table-cell office:value-type="float" office:value="152.86">
                <text:p>152.86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222.86">
                <text:p>222.86</text:p>
              </table:table-cell>
              <table:table-cell office:value-type="float" office:value="193.84">
                <text:p>193.84</text:p>
              </table:table-cell>
              <table:table-cell office:value-type="float" office:value="230.73">
                <text:p>230.73</text:p>
              </table:table-cell>
              <table:table-cell office:value-type="float" office:value="230.32">
                <text:p>230.32</text:p>
              </table:table-cell>
              <table:table-cell office:value-type="float" office:value="246.38">
                <text:p>246.38</text:p>
              </table:table-cell>
              <table:table-cell office:value-type="float" office:value="212.69">
                <text:p>212.69</text:p>
              </table:table-cell>
              <table:table-cell office:value-type="float" office:value="587.82">
                <text:p>587.82</text:p>
              </table:table-cell>
              <table:table-cell office:value-type="float" office:value="551.09">
                <text:p>551.09</text:p>
              </table:table-cell>
              <table:table-cell office:value-type="float" office:value="468.36">
                <text:p>468.36</text:p>
              </table:table-cell>
              <table:table-cell office:value-type="float" office:value="471.36">
                <text:p>471.36</text:p>
              </table:table-cell>
              <table:table-cell office:value-type="float" office:value="166.2">
                <text:p>166.2</text:p>
              </table:table-cell>
              <table:table-cell office:value-type="float" office:value="199.42">
                <text:p>199.42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226.23">
                <text:p>226.23</text:p>
              </table:table-cell>
              <table:table-cell office:value-type="float" office:value="209.1">
                <text:p>209.1</text:p>
              </table:table-cell>
              <table:table-cell office:value-type="float" office:value="249.42">
                <text:p>249.42</text:p>
              </table:table-cell>
              <table:table-cell office:value-type="float" office:value="250.93">
                <text:p>250.93</text:p>
              </table:table-cell>
              <table:table-cell office:value-type="float" office:value="268.39">
                <text:p>268.39</text:p>
              </table:table-cell>
              <table:table-cell office:value-type="float" office:value="218.45">
                <text:p>218.45</text:p>
              </table:table-cell>
              <table:table-cell office:value-type="float" office:value="591.34">
                <text:p>591.34</text:p>
              </table:table-cell>
              <table:table-cell office:value-type="float" office:value="599.32">
                <text:p>599.32</text:p>
              </table:table-cell>
              <table:table-cell office:value-type="float" office:value="500.13">
                <text:p>500.13</text:p>
              </table:table-cell>
              <table:table-cell office:value-type="float" office:value="499.75">
                <text:p>499.75</text:p>
              </table:table-cell>
              <table:table-cell office:value-type="float" office:value="179.28">
                <text:p>179.28</text:p>
              </table:table-cell>
              <table:table-cell office:value-type="float" office:value="281.9">
                <text:p>281.9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44.3">
                <text:p>244.3</text:p>
              </table:table-cell>
              <table:table-cell office:value-type="float" office:value="228.3">
                <text:p>228.3</text:p>
              </table:table-cell>
              <table:table-cell office:value-type="float" office:value="270.21">
                <text:p>270.21</text:p>
              </table:table-cell>
              <table:table-cell office:value-type="float" office:value="275.24">
                <text:p>275.24</text:p>
              </table:table-cell>
              <table:table-cell office:value-type="float" office:value="305.67">
                <text:p>305.67</text:p>
              </table:table-cell>
              <table:table-cell office:value-type="float" office:value="231.52">
                <text:p>231.52</text:p>
              </table:table-cell>
              <table:table-cell office:value-type="float" office:value="651.54">
                <text:p>651.54</text:p>
              </table:table-cell>
              <table:table-cell office:value-type="float" office:value="677.44">
                <text:p>677.44</text:p>
              </table:table-cell>
              <table:table-cell office:value-type="float" office:value="544.74">
                <text:p>544.74</text:p>
              </table:table-cell>
              <table:table-cell office:value-type="float" office:value="545.84">
                <text:p>545.84</text:p>
              </table:table-cell>
              <table:table-cell office:value-type="float" office:value="195.97">
                <text:p>195.97</text:p>
              </table:table-cell>
              <table:table-cell office:value-type="float" office:value="226.44">
                <text:p>226.44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48.4">
                <text:p>248.4</text:p>
              </table:table-cell>
              <table:table-cell office:value-type="float" office:value="240.18">
                <text:p>240.18</text:p>
              </table:table-cell>
              <table:table-cell office:value-type="float" office:value="283.66">
                <text:p>283.66</text:p>
              </table:table-cell>
              <table:table-cell office:value-type="float" office:value="296.11">
                <text:p>296.11</text:p>
              </table:table-cell>
              <table:table-cell office:value-type="float" office:value="279.03">
                <text:p>279.03</text:p>
              </table:table-cell>
              <table:table-cell office:value-type="float" office:value="310.36">
                <text:p>310.36</text:p>
              </table:table-cell>
              <table:table-cell office:value-type="float" office:value="700.94">
                <text:p>700.94</text:p>
              </table:table-cell>
              <table:table-cell office:value-type="float" office:value="700.71">
                <text:p>700.71</text:p>
              </table:table-cell>
              <table:table-cell office:value-type="float" office:value="576">
                <text:p>576</text:p>
              </table:table-cell>
              <table:table-cell office:value-type="float" office:value="573.16">
                <text:p>573.16</text:p>
              </table:table-cell>
              <table:table-cell office:value-type="float" office:value="209.65">
                <text:p>209.65</text:p>
              </table:table-cell>
              <table:table-cell office:value-type="float" office:value="213.57">
                <text:p>213.57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260.96">
                <text:p>260.96</text:p>
              </table:table-cell>
              <table:table-cell office:value-type="float" office:value="258.79">
                <text:p>258.79</text:p>
              </table:table-cell>
              <table:table-cell office:value-type="float" office:value="331.46">
                <text:p>331.46</text:p>
              </table:table-cell>
              <table:table-cell office:value-type="float" office:value="310.66">
                <text:p>310.66</text:p>
              </table:table-cell>
              <table:table-cell office:value-type="float" office:value="265.12">
                <text:p>265.12</text:p>
              </table:table-cell>
              <table:table-cell office:value-type="float" office:value="407.08">
                <text:p>407.08</text:p>
              </table:table-cell>
              <table:table-cell office:value-type="float" office:value="720.72">
                <text:p>720.72</text:p>
              </table:table-cell>
              <table:table-cell office:value-type="float" office:value="731.18">
                <text:p>731.18</text:p>
              </table:table-cell>
              <table:table-cell office:value-type="float" office:value="612.53">
                <text:p>612.53</text:p>
              </table:table-cell>
              <table:table-cell office:value-type="float" office:value="617.05">
                <text:p>617.05</text:p>
              </table:table-cell>
              <table:table-cell office:value-type="float" office:value="217.79">
                <text:p>217.79</text:p>
              </table:table-cell>
              <table:table-cell office:value-type="float" office:value="220.3">
                <text:p>220.3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278.81">
                <text:p>278.81</text:p>
              </table:table-cell>
              <table:table-cell office:value-type="float" office:value="272.13">
                <text:p>272.13</text:p>
              </table:table-cell>
              <table:table-cell office:value-type="float" office:value="351.02">
                <text:p>351.02</text:p>
              </table:table-cell>
              <table:table-cell office:value-type="float" office:value="324.05">
                <text:p>324.05</text:p>
              </table:table-cell>
              <table:table-cell office:value-type="float" office:value="278.21">
                <text:p>278.21</text:p>
              </table:table-cell>
              <table:table-cell office:value-type="float" office:value="355.43">
                <text:p>355.43</text:p>
              </table:table-cell>
              <table:table-cell office:value-type="float" office:value="798.72">
                <text:p>798.72</text:p>
              </table:table-cell>
              <table:table-cell office:value-type="float" office:value="778.88">
                <text:p>778.88</text:p>
              </table:table-cell>
              <table:table-cell office:value-type="float" office:value="645.06">
                <text:p>645.06</text:p>
              </table:table-cell>
              <table:table-cell office:value-type="float" office:value="666.83">
                <text:p>666.83</text:p>
              </table:table-cell>
              <table:table-cell office:value-type="float" office:value="241.82">
                <text:p>241.82</text:p>
              </table:table-cell>
              <table:table-cell office:value-type="float" office:value="231.16">
                <text:p>231.16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293.25">
                <text:p>293.25</text:p>
              </table:table-cell>
              <table:table-cell office:value-type="float" office:value="294.27">
                <text:p>294.27</text:p>
              </table:table-cell>
              <table:table-cell office:value-type="float" office:value="385.14">
                <text:p>385.14</text:p>
              </table:table-cell>
              <table:table-cell office:value-type="float" office:value="340.58">
                <text:p>340.58</text:p>
              </table:table-cell>
              <table:table-cell office:value-type="float" office:value="308.25">
                <text:p>308.25</text:p>
              </table:table-cell>
              <table:table-cell office:value-type="float" office:value="340.18">
                <text:p>340.18</text:p>
              </table:table-cell>
              <table:table-cell office:value-type="float" office:value="828.8">
                <text:p>828.8</text:p>
              </table:table-cell>
              <table:table-cell office:value-type="float" office:value="809.18">
                <text:p>809.18</text:p>
              </table:table-cell>
              <table:table-cell office:value-type="float" office:value="687.7">
                <text:p>687.7</text:p>
              </table:table-cell>
              <table:table-cell office:value-type="float" office:value="690.36">
                <text:p>690.36</text:p>
              </table:table-cell>
              <table:table-cell office:value-type="float" office:value="247.54">
                <text:p>247.54</text:p>
              </table:table-cell>
              <table:table-cell office:value-type="float" office:value="245.21">
                <text:p>245.2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13.18">
                <text:p>313.18</text:p>
              </table:table-cell>
              <table:table-cell office:value-type="float" office:value="327.52">
                <text:p>327.52</text:p>
              </table:table-cell>
              <table:table-cell office:value-type="float" office:value="428.63">
                <text:p>428.63</text:p>
              </table:table-cell>
              <table:table-cell office:value-type="float" office:value="362.78">
                <text:p>362.78</text:p>
              </table:table-cell>
              <table:table-cell office:value-type="float" office:value="327.49">
                <text:p>327.49</text:p>
              </table:table-cell>
              <table:table-cell office:value-type="float" office:value="444">
                <text:p>444</text:p>
              </table:table-cell>
              <table:table-cell office:value-type="float" office:value="846.53">
                <text:p>846.53</text:p>
              </table:table-cell>
              <table:table-cell office:value-type="float" office:value="890.39">
                <text:p>890.39</text:p>
              </table:table-cell>
              <table:table-cell office:value-type="float" office:value="719.6">
                <text:p>719.6</text:p>
              </table:table-cell>
              <table:table-cell office:value-type="float" office:value="725.86">
                <text:p>725.86</text:p>
              </table:table-cell>
              <table:table-cell office:value-type="float" office:value="259.21">
                <text:p>259.21</text:p>
              </table:table-cell>
              <table:table-cell office:value-type="float" office:value="259.98">
                <text:p>259.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color="#314004" draw:fill-color="#314004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color="#0066cc" draw:fill-color="#0066cc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083cm" svg:height="18.611cm" xlink:href=".." xlink:type="simple" chart:class="chart:line" chart:style-name="ch1">
        <chart:title svg:x="14.512cm" svg:y="0.508cm" chart:style-name="ch2">
          <text:p>Confronto algoritmi</text:p>
        </chart:title>
        <chart:subtitle svg:x="13.755cm" svg:y="1.669cm" chart:style-name="ch3">
          <text:p>Elementi vari o poco vari (Java)</text:p>
        </chart:subtitle>
        <chart:legend chart:legend-position="end" svg:x="24.741cm" svg:y="7.737cm" style:legend-expansion="high" chart:style-name="ch4"/>
        <chart:plot-area chart:style-name="ch5" table:cell-range-address="'Prestazioni algoritmi'.AH1:'Prestazioni algoritmi'.AN23" chart:data-source-has-labels="both" svg:x="1.111cm" svg:y="3.078cm" svg:width="22.308cm" svg:height="14.741cm">
          <chartooo:coordinate-region svg:x="2.443cm" svg:y="3.281cm" svg:width="20.192cm" svg:height="13.477cm"/>
          <chart:axis chart:dimension="x" chart:name="primary-x" chart:style-name="ch6" chartooo:axis-type="auto">
            <chartooo:date-scale/>
            <chart:categories table:cell-range-address="'Prestazioni algoritmi'.AH4:'Prestazioni algoritmi'.AH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restazioni algoritmi'.AI4:'Prestazioni algoritmi'.AI23" chart:label-cell-address="'Prestazioni algoritmi'.AI1:'Prestazioni algoritmi'.AI3" chart:class="chart:line">
            <chart:data-point chart:repeated="20"/>
          </chart:series>
          <chart:series chart:style-name="ch10" chart:values-cell-range-address="'Prestazioni algoritmi'.AJ4:'Prestazioni algoritmi'.AJ23" chart:label-cell-address="'Prestazioni algoritmi'.AJ1:'Prestazioni algoritmi'.AJ3" chart:class="chart:line">
            <chart:data-point chart:repeated="20"/>
          </chart:series>
          <chart:series chart:style-name="ch11" chart:values-cell-range-address="'Prestazioni algoritmi'.AK4:'Prestazioni algoritmi'.AK23" chart:label-cell-address="'Prestazioni algoritmi'.AK1:'Prestazioni algoritmi'.AK3" chart:class="chart:line">
            <chart:data-point chart:repeated="20"/>
          </chart:series>
          <chart:series chart:style-name="ch12" chart:values-cell-range-address="'Prestazioni algoritmi'.AL4:'Prestazioni algoritmi'.AL23" chart:label-cell-address="'Prestazioni algoritmi'.AL1:'Prestazioni algoritmi'.AL3" chart:class="chart:line">
            <chart:data-point chart:repeated="20"/>
          </chart:series>
          <chart:series chart:style-name="ch13" chart:values-cell-range-address="'Prestazioni algoritmi'.AM4:'Prestazioni algoritmi'.AM23" chart:label-cell-address="'Prestazioni algoritmi'.AM1:'Prestazioni algoritmi'.AM3" chart:class="chart:line">
            <chart:data-point chart:repeated="20"/>
          </chart:series>
          <chart:series chart:style-name="ch14" chart:values-cell-range-address="'Prestazioni algoritmi'.AN4:'Prestazioni algoritmi'.AN23" chart:label-cell-address="'Prestazioni algoritmi'.AN1:'Prestazioni algoritmi'.AN3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 alla Hoare Elementi molto diversi</text:p>
                <text:list>
                  <text:list-item>
                    <text:p/>
                  </text:list-item>
                  <text:list-item>
                    <text:p>QuickSort alla Hoare</text:p>
                  </text:list-item>
                  <text:list-item>
                    <text:p>Elementi molto diversi</text:p>
                  </text:list-item>
                </text:list>
                <draw:g>
                  <svg:desc>'Prestazioni algoritmi'.AI1:'Prestazioni algoritmi'.AI3</svg:desc>
                </draw:g>
              </table:table-cell>
              <table:table-cell office:value-type="string">
                <text:p>Elementi poco vari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Elementi poco vari</text:p>
                  </text:list-item>
                </text:list>
                <draw:g>
                  <svg:desc>'Prestazioni algoritmi'.AJ1:'Prestazioni algoritmi'.AJ3</svg:desc>
                </draw:g>
              </table:table-cell>
              <table:table-cell office:value-type="string">
                <text:p>QuickSort libro Elementi molto diversi</text:p>
                <text:list>
                  <text:list-item>
                    <text:p/>
                  </text:list-item>
                  <text:list-item>
                    <text:p>QuickSort libro</text:p>
                  </text:list-item>
                  <text:list-item>
                    <text:p>Elementi molto diversi</text:p>
                  </text:list-item>
                </text:list>
                <draw:g>
                  <svg:desc>'Prestazioni algoritmi'.AK1:'Prestazioni algoritmi'.AK3</svg:desc>
                </draw:g>
              </table:table-cell>
              <table:table-cell office:value-type="string">
                <text:p>Elementi poco vari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Elementi poco vari</text:p>
                  </text:list-item>
                </text:list>
                <draw:g>
                  <svg:desc>'Prestazioni algoritmi'.AL1:'Prestazioni algoritmi'.AL3</svg:desc>
                </draw:g>
              </table:table-cell>
              <table:table-cell office:value-type="string">
                <text:p>QuickSort ottimizzato Elementi molto diversi</text:p>
                <text:list>
                  <text:list-item>
                    <text:p/>
                  </text:list-item>
                  <text:list-item>
                    <text:p>QuickSort ottimizzato</text:p>
                  </text:list-item>
                  <text:list-item>
                    <text:p>Elementi molto diversi</text:p>
                  </text:list-item>
                </text:list>
                <draw:g>
                  <svg:desc>'Prestazioni algoritmi'.AM1:'Prestazioni algoritmi'.AM3</svg:desc>
                </draw:g>
              </table:table-cell>
              <table:table-cell office:value-type="string">
                <text:p>Elementi poco vari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Elementi poco vari</text:p>
                  </text:list-item>
                </text:list>
                <draw:g>
                  <svg:desc>'Prestazioni algoritmi'.AN1:'Prestazioni algoritmi'.AN3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'Prestazioni algoritmi'.AH4:'Prestazioni algoritmi'.AH23</svg:desc>
                </draw:g>
              </table:table-cell>
              <table:table-cell office:value-type="float" office:value="58">
                <text:p>58</text:p>
                <draw:g>
                  <svg:desc>'Prestazioni algoritmi'.AI4:'Prestazioni algoritmi'.AI23</svg:desc>
                </draw:g>
              </table:table-cell>
              <table:table-cell office:value-type="float" office:value="27">
                <text:p>27</text:p>
                <draw:g>
                  <svg:desc>'Prestazioni algoritmi'.AJ4:'Prestazioni algoritmi'.AJ23</svg:desc>
                </draw:g>
              </table:table-cell>
              <table:table-cell office:value-type="float" office:value="25">
                <text:p>25</text:p>
                <draw:g>
                  <svg:desc>'Prestazioni algoritmi'.AK4:'Prestazioni algoritmi'.AK23</svg:desc>
                </draw:g>
              </table:table-cell>
              <table:table-cell office:value-type="float" office:value="27">
                <text:p>27</text:p>
                <draw:g>
                  <svg:desc>'Prestazioni algoritmi'.AL4:'Prestazioni algoritmi'.AL23</svg:desc>
                </draw:g>
              </table:table-cell>
              <table:table-cell office:value-type="float" office:value="14">
                <text:p>14</text:p>
                <draw:g>
                  <svg:desc>'Prestazioni algoritmi'.AM4:'Prestazioni algoritmi'.AM23</svg:desc>
                </draw:g>
              </table:table-cell>
              <table:table-cell office:value-type="float" office:value="14">
                <text:p>14</text:p>
                <draw:g>
                  <svg:desc>'Prestazioni algoritmi'.AN4:'Prestazioni algoritmi'.AN23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12">
                <text:p>112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07">
                <text:p>107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81">
                <text:p>181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72">
                <text:p>172</text:p>
              </table:table-cell>
              <table:table-cell office:value-type="float" office:value="167">
                <text:p>167</text:p>
              </table:table-cell>
              <table:table-cell office:value-type="float" office:value="133">
                <text:p>133</text:p>
              </table:table-cell>
              <table:table-cell office:value-type="float" office:value="130">
                <text:p>130</text:p>
              </table:table-cell>
              <table:table-cell office:value-type="float" office:value="74">
                <text:p>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84">
                <text:p>184</text:p>
              </table:table-cell>
              <table:table-cell office:value-type="float" office:value="172">
                <text:p>172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7">
                <text:p>1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15">
                <text:p>215</text:p>
              </table:table-cell>
              <table:table-cell office:value-type="float" office:value="197">
                <text:p>197</text:p>
              </table:table-cell>
              <table:table-cell office:value-type="float" office:value="190">
                <text:p>190</text:p>
              </table:table-cell>
              <table:table-cell office:value-type="float" office:value="203">
                <text:p>203</text:p>
              </table:table-cell>
              <table:table-cell office:value-type="float" office:value="109">
                <text:p>1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26">
                <text:p>226</text:p>
              </table:table-cell>
              <table:table-cell office:value-type="float" office:value="282">
                <text:p>282</text:p>
              </table:table-cell>
              <table:table-cell office:value-type="float" office:value="276">
                <text:p>276</text:p>
              </table:table-cell>
              <table:table-cell office:value-type="float" office:value="213">
                <text:p>213</text:p>
              </table:table-cell>
              <table:table-cell office:value-type="float" office:value="129">
                <text:p>12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258">
                <text:p>258</text:p>
              </table:table-cell>
              <table:table-cell office:value-type="float" office:value="287">
                <text:p>287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45">
                <text:p>1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86">
                <text:p>286</text:p>
              </table:table-cell>
              <table:table-cell office:value-type="float" office:value="289">
                <text:p>289</text:p>
              </table:table-cell>
              <table:table-cell office:value-type="float" office:value="267">
                <text:p>267</text:p>
              </table:table-cell>
              <table:table-cell office:value-type="float" office:value="353">
                <text:p>3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311">
                <text:p>311</text:p>
              </table:table-cell>
              <table:table-cell office:value-type="float" office:value="317">
                <text:p>317</text:p>
              </table:table-cell>
              <table:table-cell office:value-type="float" office:value="302">
                <text:p>302</text:p>
              </table:table-cell>
              <table:table-cell office:value-type="float" office:value="296">
                <text:p>296</text:p>
              </table:table-cell>
              <table:table-cell office:value-type="float" office:value="182">
                <text:p>1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350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324">
                <text:p>324</text:p>
              </table:table-cell>
              <table:table-cell office:value-type="float" office:value="331">
                <text:p>331</text:p>
              </table:table-cell>
              <table:table-cell office:value-type="float" office:value="187">
                <text:p>18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69">
                <text:p>369</text:p>
              </table:table-cell>
              <table:table-cell office:value-type="float" office:value="371">
                <text:p>371</text:p>
              </table:table-cell>
              <table:table-cell office:value-type="float" office:value="358">
                <text:p>358</text:p>
              </table:table-cell>
              <table:table-cell office:value-type="float" office:value="371">
                <text:p>371</text:p>
              </table:table-cell>
              <table:table-cell office:value-type="float" office:value="194">
                <text:p>1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398">
                <text:p>398</text:p>
              </table:table-cell>
              <table:table-cell office:value-type="float" office:value="405">
                <text:p>405</text:p>
              </table:table-cell>
              <table:table-cell office:value-type="float" office:value="407">
                <text:p>407</text:p>
              </table:table-cell>
              <table:table-cell office:value-type="float" office:value="401">
                <text:p>401</text:p>
              </table:table-cell>
              <table:table-cell office:value-type="float" office:value="212">
                <text:p>21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433">
                <text:p>433</text:p>
              </table:table-cell>
              <table:table-cell office:value-type="float" office:value="478">
                <text:p>478</text:p>
              </table:table-cell>
              <table:table-cell office:value-type="float" office:value="407">
                <text:p>407</text:p>
              </table:table-cell>
              <table:table-cell office:value-type="float" office:value="416">
                <text:p>416</text:p>
              </table:table-cell>
              <table:table-cell office:value-type="float" office:value="248">
                <text:p>24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459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442">
                <text:p>442</text:p>
              </table:table-cell>
              <table:table-cell office:value-type="float" office:value="436">
                <text:p>436</text:p>
              </table:table-cell>
              <table:table-cell office:value-type="float" office:value="244">
                <text:p>24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496">
                <text:p>496</text:p>
              </table:table-cell>
              <table:table-cell office:value-type="float" office:value="486">
                <text:p>486</text:p>
              </table:table-cell>
              <table:table-cell office:value-type="float" office:value="469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76">
                <text:p>27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522">
                <text:p>522</text:p>
              </table:table-cell>
              <table:table-cell office:value-type="float" office:value="555">
                <text:p>555</text:p>
              </table:table-cell>
              <table:table-cell office:value-type="float" office:value="498">
                <text:p>498</text:p>
              </table:table-cell>
              <table:table-cell office:value-type="float" office:value="493">
                <text:p>493</text:p>
              </table:table-cell>
              <table:table-cell office:value-type="float" office:value="280">
                <text:p>2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550">
                <text:p>550</text:p>
              </table:table-cell>
              <table:table-cell office:value-type="float" office:value="548">
                <text:p>548</text:p>
              </table:table-cell>
              <table:table-cell office:value-type="float" office:value="517">
                <text:p>517</text:p>
              </table:table-cell>
              <table:table-cell office:value-type="float" office:value="525">
                <text:p>525</text:p>
              </table:table-cell>
              <table:table-cell office:value-type="float" office:value="310">
                <text:p>31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77">
                <text:p>577</text:p>
              </table:table-cell>
              <table:table-cell office:value-type="float" office:value="590">
                <text:p>590</text:p>
              </table:table-cell>
              <table:table-cell office:value-type="float" office:value="557">
                <text:p>557</text:p>
              </table:table-cell>
              <table:table-cell office:value-type="float" office:value="549">
                <text:p>549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color="#83caff" draw:fill-color="#83caff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color="#993366" draw:fill-color="#993366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5" style:family="chart" style:data-style-name="N2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6" style:family="chart" style:data-style-name="N2">
      <style:chart-properties chart:symbol-type="none"/>
      <style:graphic-properties svg:stroke-color="#4c1900" draw:fill-color="#4c1900"/>
      <style:text-properties fo:font-size="10pt" style:font-size-asian="10pt" style:font-size-complex="10pt"/>
    </style:style>
    <style:style style:name="ch17" style:family="chart" style:data-style-name="N2">
      <style:chart-properties chart:symbol-type="none"/>
      <style:graphic-properties svg:stroke-color="#996633" draw:fill-color="#996633"/>
      <style:text-properties fo:font-size="10pt" style:font-size-asian="10pt" style:font-size-complex="10pt"/>
    </style:style>
    <style:style style:name="ch18" style:family="chart" style:data-style-name="N2">
      <style:chart-properties chart:symbol-type="none"/>
      <style:graphic-properties svg:stroke-color="#2300dc" draw:fill-color="#2300dc"/>
      <style:text-properties fo:font-size="10pt" style:font-size-asian="10pt" style:font-size-complex="10pt"/>
    </style:style>
    <style:style style:name="ch19" style:family="chart" style:data-style-name="N2">
      <style:chart-properties chart:symbol-type="none"/>
      <style:graphic-properties svg:stroke-color="#000000" draw:fill-color="#0000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4.418cm" svg:height="18.367cm" xlink:href=".." xlink:type="simple" chart:class="chart:line" chart:style-name="ch1">
        <chart:title svg:x="14.815cm" svg:y="0.503cm" chart:style-name="ch2">
          <text:p>Confronto tra C e Java</text:p>
        </chart:title>
        <chart:legend chart:legend-position="end" svg:x="27.967cm" svg:y="6.097cm" style:legend-expansion="high" chart:style-name="ch3"/>
        <chart:plot-area chart:style-name="ch4" table:cell-range-address="'Prestazioni algoritmi'.AO1:'Prestazioni algoritmi'.BA23" chart:data-source-has-labels="both" svg:x="1.138cm" svg:y="2.393cm" svg:width="25.453cm" svg:height="15.187cm">
          <chartooo:coordinate-region svg:x="2.659cm" svg:y="2.597cm" svg:width="23.147cm" svg:height="13.922cm"/>
          <chart:axis chart:dimension="x" chart:name="primary-x" chart:style-name="ch5" chartooo:axis-type="auto">
            <chartooo:date-scale/>
            <chart:categories table:cell-range-address="'Prestazioni algoritmi'.AO4:'Prestazioni algoritmi'.AO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estazioni algoritmi'.AP4:'Prestazioni algoritmi'.AP23" chart:label-cell-address="'Prestazioni algoritmi'.AP1:'Prestazioni algoritmi'.AP3" chart:class="chart:line">
            <chart:data-point chart:repeated="20"/>
          </chart:series>
          <chart:series chart:style-name="ch9" chart:values-cell-range-address="'Prestazioni algoritmi'.AQ4:'Prestazioni algoritmi'.AQ23" chart:label-cell-address="'Prestazioni algoritmi'.AQ1:'Prestazioni algoritmi'.AQ3" chart:class="chart:line">
            <chart:data-point chart:repeated="20"/>
          </chart:series>
          <chart:series chart:style-name="ch10" chart:values-cell-range-address="'Prestazioni algoritmi'.AR4:'Prestazioni algoritmi'.AR23" chart:label-cell-address="'Prestazioni algoritmi'.AR1:'Prestazioni algoritmi'.AR3" chart:class="chart:line">
            <chart:data-point chart:repeated="20"/>
          </chart:series>
          <chart:series chart:style-name="ch11" chart:values-cell-range-address="'Prestazioni algoritmi'.AS4:'Prestazioni algoritmi'.AS23" chart:label-cell-address="'Prestazioni algoritmi'.AS1:'Prestazioni algoritmi'.AS3" chart:class="chart:line">
            <chart:data-point chart:repeated="20"/>
          </chart:series>
          <chart:series chart:style-name="ch12" chart:values-cell-range-address="'Prestazioni algoritmi'.AT4:'Prestazioni algoritmi'.AT23" chart:label-cell-address="'Prestazioni algoritmi'.AT1:'Prestazioni algoritmi'.AT3" chart:class="chart:line">
            <chart:data-point chart:repeated="20"/>
          </chart:series>
          <chart:series chart:style-name="ch13" chart:values-cell-range-address="'Prestazioni algoritmi'.AU4:'Prestazioni algoritmi'.AU23" chart:label-cell-address="'Prestazioni algoritmi'.AU1:'Prestazioni algoritmi'.AU3" chart:class="chart:line">
            <chart:data-point chart:repeated="20"/>
          </chart:series>
          <chart:series chart:style-name="ch14" chart:values-cell-range-address="'Prestazioni algoritmi'.AV4:'Prestazioni algoritmi'.AV23" chart:label-cell-address="'Prestazioni algoritmi'.AV1:'Prestazioni algoritmi'.AV3" chart:class="chart:line">
            <chart:data-point chart:repeated="20"/>
          </chart:series>
          <chart:series chart:style-name="ch15" chart:values-cell-range-address="'Prestazioni algoritmi'.AW4:'Prestazioni algoritmi'.AW23" chart:label-cell-address="'Prestazioni algoritmi'.AW1:'Prestazioni algoritmi'.AW3" chart:class="chart:line">
            <chart:data-point chart:repeated="20"/>
          </chart:series>
          <chart:series chart:style-name="ch16" chart:values-cell-range-address="'Prestazioni algoritmi'.AX4:'Prestazioni algoritmi'.AX23" chart:label-cell-address="'Prestazioni algoritmi'.AX1:'Prestazioni algoritmi'.AX3" chart:class="chart:line">
            <chart:data-point chart:repeated="20"/>
          </chart:series>
          <chart:series chart:style-name="ch17" chart:values-cell-range-address="'Prestazioni algoritmi'.AY4:'Prestazioni algoritmi'.AY23" chart:label-cell-address="'Prestazioni algoritmi'.AY1:'Prestazioni algoritmi'.AY3" chart:class="chart:line">
            <chart:data-point chart:repeated="20"/>
          </chart:series>
          <chart:series chart:style-name="ch18" chart:values-cell-range-address="'Prestazioni algoritmi'.AZ4:'Prestazioni algoritmi'.AZ23" chart:label-cell-address="'Prestazioni algoritmi'.AZ1:'Prestazioni algoritmi'.AZ3" chart:class="chart:line">
            <chart:data-point chart:repeated="20"/>
          </chart:series>
          <chart:series chart:style-name="ch19" chart:values-cell-range-address="'Prestazioni algoritmi'.BA4:'Prestazioni algoritmi'.BA23" chart:label-cell-address="'Prestazioni algoritmi'.BA1:'Prestazioni algoritmi'.BA3" chart:class="chart:line">
            <chart:data-point chart:repeated="2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 base Java</text:p>
                <text:list>
                  <text:list-item>
                    <text:p/>
                  </text:list-item>
                  <text:list-item>
                    <text:p>MergeSort base</text:p>
                  </text:list-item>
                  <text:list-item>
                    <text:p>Java</text:p>
                  </text:list-item>
                </text:list>
                <draw:g>
                  <svg:desc>'Prestazioni algoritmi'.AP1:'Prestazioni algoritmi'.AP3</svg:desc>
                </draw:g>
              </table:table-cell>
              <table:table-cell office:value-type="string">
                <text:p>C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</text:p>
                  </text:list-item>
                </text:list>
                <draw:g>
                  <svg:desc>'Prestazioni algoritmi'.AQ1:'Prestazioni algoritmi'.AQ3</svg:desc>
                </draw:g>
              </table:table-cell>
              <table:table-cell office:value-type="string">
                <text:p>MergeSort ottimizzato Java</text:p>
                <text:list>
                  <text:list-item>
                    <text:p/>
                  </text:list-item>
                  <text:list-item>
                    <text:p>MergeSort ottimizzato</text:p>
                  </text:list-item>
                  <text:list-item>
                    <text:p>Java</text:p>
                  </text:list-item>
                </text:list>
                <draw:g>
                  <svg:desc>'Prestazioni algoritmi'.AR1:'Prestazioni algoritmi'.AR3</svg:desc>
                </draw:g>
              </table:table-cell>
              <table:table-cell office:value-type="string">
                <text:p>C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</text:p>
                  </text:list-item>
                </text:list>
                <draw:g>
                  <svg:desc>'Prestazioni algoritmi'.AS1:'Prestazioni algoritmi'.AS3</svg:desc>
                </draw:g>
              </table:table-cell>
              <table:table-cell office:value-type="string">
                <text:p>MergeSort passo alternato Java</text:p>
                <text:list>
                  <text:list-item>
                    <text:p/>
                  </text:list-item>
                  <text:list-item>
                    <text:p>MergeSort passo alternato</text:p>
                  </text:list-item>
                  <text:list-item>
                    <text:p>Java</text:p>
                  </text:list-item>
                </text:list>
                <draw:g>
                  <svg:desc>'Prestazioni algoritmi'.AT1:'Prestazioni algoritmi'.AT3</svg:desc>
                </draw:g>
              </table:table-cell>
              <table:table-cell office:value-type="string">
                <text:p>C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</text:p>
                  </text:list-item>
                </text:list>
                <draw:g>
                  <svg:desc>'Prestazioni algoritmi'.AU1:'Prestazioni algoritmi'.AU3</svg:desc>
                </draw:g>
              </table:table-cell>
              <table:table-cell office:value-type="string">
                <text:p>QuickSort alla Hoare Java</text:p>
                <text:list>
                  <text:list-item>
                    <text:p/>
                  </text:list-item>
                  <text:list-item>
                    <text:p>QuickSort alla Hoare</text:p>
                  </text:list-item>
                  <text:list-item>
                    <text:p>Java</text:p>
                  </text:list-item>
                </text:list>
                <draw:g>
                  <svg:desc>'Prestazioni algoritmi'.AV1:'Prestazioni algoritmi'.AV3</svg:desc>
                </draw:g>
              </table:table-cell>
              <table:table-cell office:value-type="string">
                <text:p>C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</text:p>
                  </text:list-item>
                </text:list>
                <draw:g>
                  <svg:desc>'Prestazioni algoritmi'.AW1:'Prestazioni algoritmi'.AW3</svg:desc>
                </draw:g>
              </table:table-cell>
              <table:table-cell office:value-type="string">
                <text:p>QuickSort libro Java</text:p>
                <text:list>
                  <text:list-item>
                    <text:p/>
                  </text:list-item>
                  <text:list-item>
                    <text:p>QuickSort libro</text:p>
                  </text:list-item>
                  <text:list-item>
                    <text:p>Java</text:p>
                  </text:list-item>
                </text:list>
                <draw:g>
                  <svg:desc>'Prestazioni algoritmi'.AX1:'Prestazioni algoritmi'.AX3</svg:desc>
                </draw:g>
              </table:table-cell>
              <table:table-cell office:value-type="string">
                <text:p>C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</text:p>
                  </text:list-item>
                </text:list>
                <draw:g>
                  <svg:desc>'Prestazioni algoritmi'.AY1:'Prestazioni algoritmi'.AY3</svg:desc>
                </draw:g>
              </table:table-cell>
              <table:table-cell office:value-type="string">
                <text:p>QuickSort ottimizzato Java</text:p>
                <text:list>
                  <text:list-item>
                    <text:p/>
                  </text:list-item>
                  <text:list-item>
                    <text:p>QuickSort ottimizzato</text:p>
                  </text:list-item>
                  <text:list-item>
                    <text:p>Java</text:p>
                  </text:list-item>
                </text:list>
                <draw:g>
                  <svg:desc>'Prestazioni algoritmi'.AZ1:'Prestazioni algoritmi'.AZ3</svg:desc>
                </draw:g>
              </table:table-cell>
              <table:table-cell office:value-type="string">
                <text:p>C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</text:p>
                  </text:list-item>
                </text:list>
                <draw:g>
                  <svg:desc>'Prestazioni algoritmi'.BA1:'Prestazioni algoritmi'.BA3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'Prestazioni algoritmi'.AO4:'Prestazioni algoritmi'.AO23</svg:desc>
                </draw:g>
              </table:table-cell>
              <table:table-cell office:value-type="float" office:value="30">
                <text:p>30</text:p>
                <draw:g>
                  <svg:desc>'Prestazioni algoritmi'.AP4:'Prestazioni algoritmi'.AP23</svg:desc>
                </draw:g>
              </table:table-cell>
              <table:table-cell office:value-type="float" office:value="11.35">
                <text:p>11.35</text:p>
                <draw:g>
                  <svg:desc>'Prestazioni algoritmi'.AQ4:'Prestazioni algoritmi'.AQ23</svg:desc>
                </draw:g>
              </table:table-cell>
              <table:table-cell office:value-type="float" office:value="16">
                <text:p>16</text:p>
                <draw:g>
                  <svg:desc>'Prestazioni algoritmi'.AR4:'Prestazioni algoritmi'.AR23</svg:desc>
                </draw:g>
              </table:table-cell>
              <table:table-cell office:value-type="float" office:value="14.93">
                <text:p>14.93</text:p>
                <draw:g>
                  <svg:desc>'Prestazioni algoritmi'.AS4:'Prestazioni algoritmi'.AS23</svg:desc>
                </draw:g>
              </table:table-cell>
              <table:table-cell office:value-type="float" office:value="75">
                <text:p>75</text:p>
                <draw:g>
                  <svg:desc>'Prestazioni algoritmi'.AT4:'Prestazioni algoritmi'.AT23</svg:desc>
                </draw:g>
              </table:table-cell>
              <table:table-cell office:value-type="float" office:value="12.8">
                <text:p>12.8</text:p>
                <draw:g>
                  <svg:desc>'Prestazioni algoritmi'.AU4:'Prestazioni algoritmi'.AU23</svg:desc>
                </draw:g>
              </table:table-cell>
              <table:table-cell office:value-type="float" office:value="73">
                <text:p>73</text:p>
                <draw:g>
                  <svg:desc>'Prestazioni algoritmi'.AV4:'Prestazioni algoritmi'.AV23</svg:desc>
                </draw:g>
              </table:table-cell>
              <table:table-cell office:value-type="float" office:value="45.19">
                <text:p>45.19</text:p>
                <draw:g>
                  <svg:desc>'Prestazioni algoritmi'.AW4:'Prestazioni algoritmi'.AW23</svg:desc>
                </draw:g>
              </table:table-cell>
              <table:table-cell office:value-type="float" office:value="34">
                <text:p>34</text:p>
                <draw:g>
                  <svg:desc>'Prestazioni algoritmi'.AX4:'Prestazioni algoritmi'.AX23</svg:desc>
                </draw:g>
              </table:table-cell>
              <table:table-cell office:value-type="float" office:value="73.73">
                <text:p>73.73</text:p>
                <draw:g>
                  <svg:desc>'Prestazioni algoritmi'.AY4:'Prestazioni algoritmi'.AY23</svg:desc>
                </draw:g>
              </table:table-cell>
              <table:table-cell office:value-type="float" office:value="20">
                <text:p>20</text:p>
                <draw:g>
                  <svg:desc>'Prestazioni algoritmi'.AZ4:'Prestazioni algoritmi'.AZ23</svg:desc>
                </draw:g>
              </table:table-cell>
              <table:table-cell office:value-type="float" office:value="11.08">
                <text:p>11.08</text:p>
                <draw:g>
                  <svg:desc>'Prestazioni algoritmi'.BA4:'Prestazioni algoritmi'.BA23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9">
                <text:p>29</text:p>
              </table:table-cell>
              <table:table-cell office:value-type="float" office:value="29.46">
                <text:p>29.46</text:p>
              </table:table-cell>
              <table:table-cell office:value-type="float" office:value="36">
                <text:p>36</text:p>
              </table:table-cell>
              <table:table-cell office:value-type="float" office:value="32.26">
                <text:p>32.26</text:p>
              </table:table-cell>
              <table:table-cell office:value-type="float" office:value="42">
                <text:p>42</text:p>
              </table:table-cell>
              <table:table-cell office:value-type="float" office:value="29.96">
                <text:p>29.96</text:p>
              </table:table-cell>
              <table:table-cell office:value-type="float" office:value="53">
                <text:p>53</text:p>
              </table:table-cell>
              <table:table-cell office:value-type="float" office:value="82.25">
                <text:p>82.25</text:p>
              </table:table-cell>
              <table:table-cell office:value-type="float" office:value="55">
                <text:p>55</text:p>
              </table:table-cell>
              <table:table-cell office:value-type="float" office:value="83.54">
                <text:p>83.54</text:p>
              </table:table-cell>
              <table:table-cell office:value-type="float" office:value="34">
                <text:p>34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3">
                <text:p>43</text:p>
              </table:table-cell>
              <table:table-cell office:value-type="float" office:value="41.19">
                <text:p>41.19</text:p>
              </table:table-cell>
              <table:table-cell office:value-type="float" office:value="57">
                <text:p>57</text:p>
              </table:table-cell>
              <table:table-cell office:value-type="float" office:value="49.8">
                <text:p>49.8</text:p>
              </table:table-cell>
              <table:table-cell office:value-type="float" office:value="59">
                <text:p>59</text:p>
              </table:table-cell>
              <table:table-cell office:value-type="float" office:value="47.18">
                <text:p>47.18</text:p>
              </table:table-cell>
              <table:table-cell office:value-type="float" office:value="85">
                <text:p>85</text:p>
              </table:table-cell>
              <table:table-cell office:value-type="float" office:value="124.38">
                <text:p>124.38</text:p>
              </table:table-cell>
              <table:table-cell office:value-type="float" office:value="77">
                <text:p>77</text:p>
              </table:table-cell>
              <table:table-cell office:value-type="float" office:value="138.96">
                <text:p>138.96</text:p>
              </table:table-cell>
              <table:table-cell office:value-type="float" office:value="45">
                <text:p>45</text:p>
              </table:table-cell>
              <table:table-cell office:value-type="float" office:value="36.08">
                <text:p>36.0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2">
                <text:p>62</text:p>
              </table:table-cell>
              <table:table-cell office:value-type="float" office:value="55.37">
                <text:p>55.37</text:p>
              </table:table-cell>
              <table:table-cell office:value-type="float" office:value="85">
                <text:p>85</text:p>
              </table:table-cell>
              <table:table-cell office:value-type="float" office:value="66.63">
                <text:p>66.63</text:p>
              </table:table-cell>
              <table:table-cell office:value-type="float" office:value="92">
                <text:p>92</text:p>
              </table:table-cell>
              <table:table-cell office:value-type="float" office:value="67.36">
                <text:p>67.36</text:p>
              </table:table-cell>
              <table:table-cell office:value-type="float" office:value="111">
                <text:p>111</text:p>
              </table:table-cell>
              <table:table-cell office:value-type="float" office:value="174.74">
                <text:p>174.74</text:p>
              </table:table-cell>
              <table:table-cell office:value-type="float" office:value="119">
                <text:p>119</text:p>
              </table:table-cell>
              <table:table-cell office:value-type="float" office:value="171.43">
                <text:p>171.43</text:p>
              </table:table-cell>
              <table:table-cell office:value-type="float" office:value="59">
                <text:p>59</text:p>
              </table:table-cell>
              <table:table-cell office:value-type="float" office:value="59.09">
                <text:p>59.0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79">
                <text:p>79</text:p>
              </table:table-cell>
              <table:table-cell office:value-type="float" office:value="69.26">
                <text:p>69.26</text:p>
              </table:table-cell>
              <table:table-cell office:value-type="float" office:value="109">
                <text:p>109</text:p>
              </table:table-cell>
              <table:table-cell office:value-type="float" office:value="81.99">
                <text:p>81.99</text:p>
              </table:table-cell>
              <table:table-cell office:value-type="float" office:value="97">
                <text:p>97</text:p>
              </table:table-cell>
              <table:table-cell office:value-type="float" office:value="90.69">
                <text:p>90.69</text:p>
              </table:table-cell>
              <table:table-cell office:value-type="float" office:value="232">
                <text:p>232</text:p>
              </table:table-cell>
              <table:table-cell office:value-type="float" office:value="232.57">
                <text:p>232.57</text:p>
              </table:table-cell>
              <table:table-cell office:value-type="float" office:value="131">
                <text:p>131</text:p>
              </table:table-cell>
              <table:table-cell office:value-type="float" office:value="181.4">
                <text:p>181.4</text:p>
              </table:table-cell>
              <table:table-cell office:value-type="float" office:value="73">
                <text:p>73</text:p>
              </table:table-cell>
              <table:table-cell office:value-type="float" office:value="62.73">
                <text:p>62.7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90">
                <text:p>90</text:p>
              </table:table-cell>
              <table:table-cell office:value-type="float" office:value="90.64">
                <text:p>90.64</text:p>
              </table:table-cell>
              <table:table-cell office:value-type="float" office:value="120">
                <text:p>120</text:p>
              </table:table-cell>
              <table:table-cell office:value-type="float" office:value="100.23">
                <text:p>100.23</text:p>
              </table:table-cell>
              <table:table-cell office:value-type="float" office:value="169">
                <text:p>169</text:p>
              </table:table-cell>
              <table:table-cell office:value-type="float" office:value="88.6">
                <text:p>88.6</text:p>
              </table:table-cell>
              <table:table-cell office:value-type="float" office:value="169">
                <text:p>169</text:p>
              </table:table-cell>
              <table:table-cell office:value-type="float" office:value="282.43">
                <text:p>282.43</text:p>
              </table:table-cell>
              <table:table-cell office:value-type="float" office:value="159">
                <text:p>159</text:p>
              </table:table-cell>
              <table:table-cell office:value-type="float" office:value="215.58">
                <text:p>215.58</text:p>
              </table:table-cell>
              <table:table-cell office:value-type="float" office:value="130">
                <text:p>130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41">
                <text:p>141</text:p>
              </table:table-cell>
              <table:table-cell office:value-type="float" office:value="101.61">
                <text:p>101.61</text:p>
              </table:table-cell>
              <table:table-cell office:value-type="float" office:value="158">
                <text:p>158</text:p>
              </table:table-cell>
              <table:table-cell office:value-type="float" office:value="159.69">
                <text:p>159.69</text:p>
              </table:table-cell>
              <table:table-cell office:value-type="float" office:value="139">
                <text:p>139</text:p>
              </table:table-cell>
              <table:table-cell office:value-type="float" office:value="105.26">
                <text:p>105.26</text:p>
              </table:table-cell>
              <table:table-cell office:value-type="float" office:value="200">
                <text:p>200</text:p>
              </table:table-cell>
              <table:table-cell office:value-type="float" office:value="307.71">
                <text:p>307.71</text:p>
              </table:table-cell>
              <table:table-cell office:value-type="float" office:value="192">
                <text:p>192</text:p>
              </table:table-cell>
              <table:table-cell office:value-type="float" office:value="271.68">
                <text:p>271.68</text:p>
              </table:table-cell>
              <table:table-cell office:value-type="float" office:value="111">
                <text:p>111</text:p>
              </table:table-cell>
              <table:table-cell office:value-type="float" office:value="90.75">
                <text:p>90.7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17">
                <text:p>117</text:p>
              </table:table-cell>
              <table:table-cell office:value-type="float" office:value="115.81">
                <text:p>115.81</text:p>
              </table:table-cell>
              <table:table-cell office:value-type="float" office:value="198">
                <text:p>198</text:p>
              </table:table-cell>
              <table:table-cell office:value-type="float" office:value="138.56">
                <text:p>138.56</text:p>
              </table:table-cell>
              <table:table-cell office:value-type="float" office:value="164">
                <text:p>164</text:p>
              </table:table-cell>
              <table:table-cell office:value-type="float" office:value="144.97">
                <text:p>144.97</text:p>
              </table:table-cell>
              <table:table-cell office:value-type="float" office:value="249">
                <text:p>249</text:p>
              </table:table-cell>
              <table:table-cell office:value-type="float" office:value="347.75">
                <text:p>347.75</text:p>
              </table:table-cell>
              <table:table-cell office:value-type="float" office:value="212">
                <text:p>212</text:p>
              </table:table-cell>
              <table:table-cell office:value-type="float" office:value="285.92">
                <text:p>285.92</text:p>
              </table:table-cell>
              <table:table-cell office:value-type="float" office:value="126">
                <text:p>1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37">
                <text:p>137</text:p>
              </table:table-cell>
              <table:table-cell office:value-type="float" office:value="135.84">
                <text:p>135.84</text:p>
              </table:table-cell>
              <table:table-cell office:value-type="float" office:value="186">
                <text:p>186</text:p>
              </table:table-cell>
              <table:table-cell office:value-type="float" office:value="156.58">
                <text:p>156.58</text:p>
              </table:table-cell>
              <table:table-cell office:value-type="float" office:value="170">
                <text:p>170</text:p>
              </table:table-cell>
              <table:table-cell office:value-type="float" office:value="138.84">
                <text:p>138.84</text:p>
              </table:table-cell>
              <table:table-cell office:value-type="float" office:value="279">
                <text:p>279</text:p>
              </table:table-cell>
              <table:table-cell office:value-type="float" office:value="378.03">
                <text:p>378.03</text:p>
              </table:table-cell>
              <table:table-cell office:value-type="float" office:value="247">
                <text:p>247</text:p>
              </table:table-cell>
              <table:table-cell office:value-type="float" office:value="330.86">
                <text:p>330.86</text:p>
              </table:table-cell>
              <table:table-cell office:value-type="float" office:value="148">
                <text:p>148</text:p>
              </table:table-cell>
              <table:table-cell office:value-type="float" office:value="113.79">
                <text:p>113.7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4">
                <text:p>164</text:p>
              </table:table-cell>
              <table:table-cell office:value-type="float" office:value="151.59">
                <text:p>151.59</text:p>
              </table:table-cell>
              <table:table-cell office:value-type="float" office:value="204">
                <text:p>204</text:p>
              </table:table-cell>
              <table:table-cell office:value-type="float" office:value="180.25">
                <text:p>180.25</text:p>
              </table:table-cell>
              <table:table-cell office:value-type="float" office:value="200">
                <text:p>200</text:p>
              </table:table-cell>
              <table:table-cell office:value-type="float" office:value="147.78">
                <text:p>147.78</text:p>
              </table:table-cell>
              <table:table-cell office:value-type="float" office:value="291">
                <text:p>291</text:p>
              </table:table-cell>
              <table:table-cell office:value-type="float" office:value="415.85">
                <text:p>415.85</text:p>
              </table:table-cell>
              <table:table-cell office:value-type="float" office:value="300">
                <text:p>300</text:p>
              </table:table-cell>
              <table:table-cell office:value-type="float" office:value="355.84">
                <text:p>355.84</text:p>
              </table:table-cell>
              <table:table-cell office:value-type="float" office:value="159">
                <text:p>159</text:p>
              </table:table-cell>
              <table:table-cell office:value-type="float" office:value="127.63">
                <text:p>127.63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172">
                <text:p>172</text:p>
              </table:table-cell>
              <table:table-cell office:value-type="float" office:value="164.34">
                <text:p>164.34</text:p>
              </table:table-cell>
              <table:table-cell office:value-type="float" office:value="227">
                <text:p>227</text:p>
              </table:table-cell>
              <table:table-cell office:value-type="float" office:value="197.69">
                <text:p>197.69</text:p>
              </table:table-cell>
              <table:table-cell office:value-type="float" office:value="210">
                <text:p>210</text:p>
              </table:table-cell>
              <table:table-cell office:value-type="float" office:value="167.27">
                <text:p>167.27</text:p>
              </table:table-cell>
              <table:table-cell office:value-type="float" office:value="371">
                <text:p>371</text:p>
              </table:table-cell>
              <table:table-cell office:value-type="float" office:value="473.3">
                <text:p>473.3</text:p>
              </table:table-cell>
              <table:table-cell office:value-type="float" office:value="302">
                <text:p>302</text:p>
              </table:table-cell>
              <table:table-cell office:value-type="float" office:value="415.35">
                <text:p>415.35</text:p>
              </table:table-cell>
              <table:table-cell office:value-type="float" office:value="184">
                <text:p>184</text:p>
              </table:table-cell>
              <table:table-cell office:value-type="float" office:value="141.32">
                <text:p>141.32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208">
                <text:p>208</text:p>
              </table:table-cell>
              <table:table-cell office:value-type="float" office:value="179.09">
                <text:p>179.09</text:p>
              </table:table-cell>
              <table:table-cell office:value-type="float" office:value="248">
                <text:p>248</text:p>
              </table:table-cell>
              <table:table-cell office:value-type="float" office:value="213.5">
                <text:p>213.5</text:p>
              </table:table-cell>
              <table:table-cell office:value-type="float" office:value="272">
                <text:p>272</text:p>
              </table:table-cell>
              <table:table-cell office:value-type="float" office:value="186.53">
                <text:p>186.53</text:p>
              </table:table-cell>
              <table:table-cell office:value-type="float" office:value="427">
                <text:p>427</text:p>
              </table:table-cell>
              <table:table-cell office:value-type="float" office:value="525.22">
                <text:p>525.22</text:p>
              </table:table-cell>
              <table:table-cell office:value-type="float" office:value="326">
                <text:p>326</text:p>
              </table:table-cell>
              <table:table-cell office:value-type="float" office:value="432.7">
                <text:p>432.7</text:p>
              </table:table-cell>
              <table:table-cell office:value-type="float" office:value="184">
                <text:p>184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206">
                <text:p>206</text:p>
              </table:table-cell>
              <table:table-cell office:value-type="float" office:value="193.84">
                <text:p>193.84</text:p>
              </table:table-cell>
              <table:table-cell office:value-type="float" office:value="271">
                <text:p>271</text:p>
              </table:table-cell>
              <table:table-cell office:value-type="float" office:value="230.32">
                <text:p>230.32</text:p>
              </table:table-cell>
              <table:table-cell office:value-type="float" office:value="267">
                <text:p>267</text:p>
              </table:table-cell>
              <table:table-cell office:value-type="float" office:value="212.69">
                <text:p>212.69</text:p>
              </table:table-cell>
              <table:table-cell office:value-type="float" office:value="452">
                <text:p>452</text:p>
              </table:table-cell>
              <table:table-cell office:value-type="float" office:value="551.09">
                <text:p>551.09</text:p>
              </table:table-cell>
              <table:table-cell office:value-type="float" office:value="348">
                <text:p>348</text:p>
              </table:table-cell>
              <table:table-cell office:value-type="float" office:value="471.36">
                <text:p>471.36</text:p>
              </table:table-cell>
              <table:table-cell office:value-type="float" office:value="195">
                <text:p>195</text:p>
              </table:table-cell>
              <table:table-cell office:value-type="float" office:value="199.42">
                <text:p>199.42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221">
                <text:p>221</text:p>
              </table:table-cell>
              <table:table-cell office:value-type="float" office:value="209.1">
                <text:p>209.1</text:p>
              </table:table-cell>
              <table:table-cell office:value-type="float" office:value="293">
                <text:p>293</text:p>
              </table:table-cell>
              <table:table-cell office:value-type="float" office:value="250.93">
                <text:p>250.93</text:p>
              </table:table-cell>
              <table:table-cell office:value-type="float" office:value="267">
                <text:p>267</text:p>
              </table:table-cell>
              <table:table-cell office:value-type="float" office:value="218.45">
                <text:p>218.45</text:p>
              </table:table-cell>
              <table:table-cell office:value-type="float" office:value="415">
                <text:p>415</text:p>
              </table:table-cell>
              <table:table-cell office:value-type="float" office:value="599.32">
                <text:p>599.32</text:p>
              </table:table-cell>
              <table:table-cell office:value-type="float" office:value="384">
                <text:p>384</text:p>
              </table:table-cell>
              <table:table-cell office:value-type="float" office:value="499.75">
                <text:p>499.75</text:p>
              </table:table-cell>
              <table:table-cell office:value-type="float" office:value="230">
                <text:p>230</text:p>
              </table:table-cell>
              <table:table-cell office:value-type="float" office:value="281.9">
                <text:p>281.9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55">
                <text:p>255</text:p>
              </table:table-cell>
              <table:table-cell office:value-type="float" office:value="228.3">
                <text:p>228.3</text:p>
              </table:table-cell>
              <table:table-cell office:value-type="float" office:value="315">
                <text:p>315</text:p>
              </table:table-cell>
              <table:table-cell office:value-type="float" office:value="275.24">
                <text:p>275.24</text:p>
              </table:table-cell>
              <table:table-cell office:value-type="float" office:value="283">
                <text:p>283</text:p>
              </table:table-cell>
              <table:table-cell office:value-type="float" office:value="231.52">
                <text:p>231.52</text:p>
              </table:table-cell>
              <table:table-cell office:value-type="float" office:value="482">
                <text:p>482</text:p>
              </table:table-cell>
              <table:table-cell office:value-type="float" office:value="677.44">
                <text:p>677.44</text:p>
              </table:table-cell>
              <table:table-cell office:value-type="float" office:value="420">
                <text:p>420</text:p>
              </table:table-cell>
              <table:table-cell office:value-type="float" office:value="545.84">
                <text:p>545.84</text:p>
              </table:table-cell>
              <table:table-cell office:value-type="float" office:value="229">
                <text:p>229</text:p>
              </table:table-cell>
              <table:table-cell office:value-type="float" office:value="226.44">
                <text:p>226.44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76">
                <text:p>276</text:p>
              </table:table-cell>
              <table:table-cell office:value-type="float" office:value="240.18">
                <text:p>240.18</text:p>
              </table:table-cell>
              <table:table-cell office:value-type="float" office:value="330">
                <text:p>330</text:p>
              </table:table-cell>
              <table:table-cell office:value-type="float" office:value="296.11">
                <text:p>296.11</text:p>
              </table:table-cell>
              <table:table-cell office:value-type="float" office:value="297">
                <text:p>297</text:p>
              </table:table-cell>
              <table:table-cell office:value-type="float" office:value="310.36">
                <text:p>310.36</text:p>
              </table:table-cell>
              <table:table-cell office:value-type="float" office:value="489">
                <text:p>489</text:p>
              </table:table-cell>
              <table:table-cell office:value-type="float" office:value="700.71">
                <text:p>700.71</text:p>
              </table:table-cell>
              <table:table-cell office:value-type="float" office:value="479">
                <text:p>479</text:p>
              </table:table-cell>
              <table:table-cell office:value-type="float" office:value="573.16">
                <text:p>573.16</text:p>
              </table:table-cell>
              <table:table-cell office:value-type="float" office:value="259">
                <text:p>259</text:p>
              </table:table-cell>
              <table:table-cell office:value-type="float" office:value="213.57">
                <text:p>213.57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275">
                <text:p>275</text:p>
              </table:table-cell>
              <table:table-cell office:value-type="float" office:value="258.79">
                <text:p>258.79</text:p>
              </table:table-cell>
              <table:table-cell office:value-type="float" office:value="389">
                <text:p>389</text:p>
              </table:table-cell>
              <table:table-cell office:value-type="float" office:value="310.66">
                <text:p>310.66</text:p>
              </table:table-cell>
              <table:table-cell office:value-type="float" office:value="322">
                <text:p>322</text:p>
              </table:table-cell>
              <table:table-cell office:value-type="float" office:value="407.08">
                <text:p>407.08</text:p>
              </table:table-cell>
              <table:table-cell office:value-type="float" office:value="487">
                <text:p>487</text:p>
              </table:table-cell>
              <table:table-cell office:value-type="float" office:value="731.18">
                <text:p>731.18</text:p>
              </table:table-cell>
              <table:table-cell office:value-type="float" office:value="471">
                <text:p>471</text:p>
              </table:table-cell>
              <table:table-cell office:value-type="float" office:value="617.05">
                <text:p>617.05</text:p>
              </table:table-cell>
              <table:table-cell office:value-type="float" office:value="254">
                <text:p>254</text:p>
              </table:table-cell>
              <table:table-cell office:value-type="float" office:value="220.3">
                <text:p>220.3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297">
                <text:p>297</text:p>
              </table:table-cell>
              <table:table-cell office:value-type="float" office:value="272.13">
                <text:p>272.13</text:p>
              </table:table-cell>
              <table:table-cell office:value-type="float" office:value="380">
                <text:p>380</text:p>
              </table:table-cell>
              <table:table-cell office:value-type="float" office:value="324.05">
                <text:p>324.05</text:p>
              </table:table-cell>
              <table:table-cell office:value-type="float" office:value="417">
                <text:p>417</text:p>
              </table:table-cell>
              <table:table-cell office:value-type="float" office:value="355.43">
                <text:p>355.43</text:p>
              </table:table-cell>
              <table:table-cell office:value-type="float" office:value="528">
                <text:p>528</text:p>
              </table:table-cell>
              <table:table-cell office:value-type="float" office:value="778.88">
                <text:p>778.88</text:p>
              </table:table-cell>
              <table:table-cell office:value-type="float" office:value="524">
                <text:p>524</text:p>
              </table:table-cell>
              <table:table-cell office:value-type="float" office:value="666.83">
                <text:p>666.83</text:p>
              </table:table-cell>
              <table:table-cell office:value-type="float" office:value="278">
                <text:p>278</text:p>
              </table:table-cell>
              <table:table-cell office:value-type="float" office:value="231.16">
                <text:p>231.16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324">
                <text:p>324</text:p>
              </table:table-cell>
              <table:table-cell office:value-type="float" office:value="294.27">
                <text:p>294.27</text:p>
              </table:table-cell>
              <table:table-cell office:value-type="float" office:value="399">
                <text:p>399</text:p>
              </table:table-cell>
              <table:table-cell office:value-type="float" office:value="340.58">
                <text:p>340.58</text:p>
              </table:table-cell>
              <table:table-cell office:value-type="float" office:value="378">
                <text:p>378</text:p>
              </table:table-cell>
              <table:table-cell office:value-type="float" office:value="340.18">
                <text:p>340.18</text:p>
              </table:table-cell>
              <table:table-cell office:value-type="float" office:value="551">
                <text:p>551</text:p>
              </table:table-cell>
              <table:table-cell office:value-type="float" office:value="809.18">
                <text:p>809.18</text:p>
              </table:table-cell>
              <table:table-cell office:value-type="float" office:value="566">
                <text:p>566</text:p>
              </table:table-cell>
              <table:table-cell office:value-type="float" office:value="690.36">
                <text:p>690.36</text:p>
              </table:table-cell>
              <table:table-cell office:value-type="float" office:value="299">
                <text:p>299</text:p>
              </table:table-cell>
              <table:table-cell office:value-type="float" office:value="245.21">
                <text:p>245.2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34">
                <text:p>334</text:p>
              </table:table-cell>
              <table:table-cell office:value-type="float" office:value="327.52">
                <text:p>327.52</text:p>
              </table:table-cell>
              <table:table-cell office:value-type="float" office:value="425">
                <text:p>425</text:p>
              </table:table-cell>
              <table:table-cell office:value-type="float" office:value="362.78">
                <text:p>362.78</text:p>
              </table:table-cell>
              <table:table-cell office:value-type="float" office:value="376">
                <text:p>376</text:p>
              </table:table-cell>
              <table:table-cell office:value-type="float" office:value="444">
                <text:p>444</text:p>
              </table:table-cell>
              <table:table-cell office:value-type="float" office:value="641">
                <text:p>641</text:p>
              </table:table-cell>
              <table:table-cell office:value-type="float" office:value="890.39">
                <text:p>890.39</text:p>
              </table:table-cell>
              <table:table-cell office:value-type="float" office:value="554">
                <text:p>554</text:p>
              </table:table-cell>
              <table:table-cell office:value-type="float" office:value="725.86">
                <text:p>725.86</text:p>
              </table:table-cell>
              <table:table-cell office:value-type="float" office:value="326">
                <text:p>326</text:p>
              </table:table-cell>
              <table:table-cell office:value-type="float" office:value="259.98">
                <text:p>259.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4.1$Unix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